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Narrow1" svg:font-family="'Arial Narrow'"/>
    <style:font-face style:name="Calibri1" svg:font-family="Calibri"/>
    <style:font-face style:name="Courier New1" svg:font-family="'Courier New'"/>
    <style:font-face style:name="DejaVu Sans1" svg:font-family="'DejaVu Sans'"/>
    <style:font-face style:name="Menlo-Bold1" svg:font-family="Menlo-Bold"/>
    <style:font-face style:name="Menlo-Regular1" svg:font-family="Menlo-Regular"/>
    <style:font-face style:name="Times New Roman1" svg:font-family="'Times New Roman'"/>
    <style:font-face style:name="msgothic1" svg:font-family="msgothic"/>
    <style:font-face style:name="ＭＳ Ｐゴシック1" svg:font-family="'ＭＳ Ｐゴシック'"/>
    <style:font-face style:name="Courier New3" svg:font-family="'Courier New'" style:font-family-generic="modern" style:font-pitch="fixed"/>
    <style:font-face style:name="Arial" svg:font-family="Arial" style:font-pitch="variable"/>
    <style:font-face style:name="Arial Narrow" svg:font-family="'Arial Narrow'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enlo-Bold" svg:font-family="Menlo-Bold" style:font-pitch="variable"/>
    <style:font-face style:name="Menlo-Regular" svg:font-family="Menlo-Regular" style:font-pitch="variable"/>
    <style:font-face style:name="Times New Roman" svg:font-family="'Times New Roman'" style:font-pitch="variable"/>
    <style:font-face style:name="msgothic" svg:font-family="msgothic" style:font-pitch="variable"/>
    <style:font-face style:name="ＭＳ Ｐゴシック" svg:font-family="'ＭＳ Ｐゴシック'" style:font-pitch="variable"/>
    <style:font-face style:name="Calibri4" svg:font-family="Calibri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 Narrow2" svg:font-family="'Arial Narrow'" style:font-family-generic="roma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Arial Narrow3" svg:font-family="'Arial Narrow'" style:font-family-generic="swiss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1f49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53cm" draw:fill="none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no-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71cm" svg:stroke-color="#000000" draw:stroke-linejoin="round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dash" draw:stroke-dash="Dashed_20__28_var_29__20_5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dash" draw:stroke-dash="Dashed_20__28_var_29__20_4" svg:stroke-width="0.071cm" svg:stroke-color="#000000" draw:stroke-linejoin="round" draw:fill="solid" draw:fill-color="#fdea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71cm" svg:stroke-color="#000000" draw:stroke-linejoin="round" draw:fill="solid" draw:fill-color="#cc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shrink-to-fit" style:shrink-to-fit="true" fo:min-height="0cm" fo:min-width="0cm" fo:padding-top="0.125cm" fo:padding-bottom="0.125cm" fo:padding-left="0.127cm" fo:padding-right="0.127cm" fo:wrap-option="wrap"/>
    </style:style>
    <style:style style:name="gr1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17" style:family="graphic" style:parent-style-name="standard">
      <style:graphic-properties draw:stroke="none" svg:stroke-width="0.009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solid" svg:stroke-width="0.035cm" svg:stroke-color="#3465a4" draw:stroke-linejoin="miter" draw:fill="solid" draw:fill-color="#f6f5bd" draw:textarea-vertical-align="top" draw:auto-grow-height="false" draw:fit-to-size="shrink-to-fit" style:shrink-to-fit="true" fo:min-height="0cm" fo:min-width="0cm" fo:padding-top="0.125cm" fo:padding-bottom="0.125cm" fo:padding-left="0.127cm" fo:padding-right="0.127cm" fo:wrap-option="wrap"/>
    </style:style>
    <style:style style:name="gr19" style:family="graphic" style:parent-style-name="standard">
      <style:graphic-properties draw:stroke="none" svg:stroke-width="0.009cm" draw:stroke-linejoin="miter" draw:fill="solid" draw:fill-color="#ddddd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none" svg:stroke-width="0.009cm" draw:stroke-linejoin="miter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solid" svg:stroke-width="0.106cm" svg:stroke-color="#ff0000" draw:marker-end="msArrowOpenEnd_20_5_20_106" draw:marker-end-width="0.371cm" draw:marker-end-center="false" draw:stroke-linejoin="round" draw:fill="none" draw:textarea-vertical-align="top" draw:auto-grow-height="false" fo:min-height="0.172cm" fo:min-width="2.25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106cm" svg:stroke-color="#ff0000" draw:marker-end="msArrowOpenEnd_20_5_20_106" draw:marker-end-width="0.371cm" draw:marker-end-center="false" draw:stroke-linejoin="round" draw:fill="none" draw:textarea-vertical-align="top" draw:auto-grow-height="false" fo:min-height="0.596cm" fo:min-width="9.659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106cm" svg:stroke-color="#ff0000" draw:marker-end="msArrowOpenEnd_20_5_20_106" draw:marker-end-width="0.371cm" draw:marker-end-center="false" draw:stroke-linejoin="round" draw:fill="none" draw:textarea-vertical-align="top" draw:auto-grow-height="false" fo:min-height="2.289cm" fo:min-width="1.228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106cm" svg:stroke-color="#ff0000" draw:marker-end="msArrowOpenEnd_20_5_20_106" draw:marker-end-width="0.371cm" draw:marker-end-center="false" draw:stroke-linejoin="round" draw:fill="none" draw:textarea-vertical-align="top" draw:auto-grow-height="false" fo:min-height="1.019cm" fo:min-width="5.249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30" style:family="graphic" style:parent-style-name="standard">
      <style:graphic-properties draw:stroke="none" svg:stroke-width="0.071cm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35cm" svg:stroke-color="#000000" draw:stroke-linejoin="round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.009cm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79cm" svg:stroke-color="#c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.071cm" draw:fill="solid" draw:fill-color="#f1c7c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.009cm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.009cm" draw:fill="solid" draw:fill-color="#ffffff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wrap"/>
    </style:style>
    <style:style style:name="gr40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.079cm" draw:fill="solid" draw:fill-color="#f1c7c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svg:stroke-width="0.079cm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7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svg:stroke-width="0.079cm" draw:fill="solid" draw:fill-color="#a6a6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dash" draw:stroke-dash="Dashed_20__28_var_29__20_7" svg:stroke-width="0.00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none" svg:stroke-width="0.079cm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106cm" svg:stroke-color="#1f497d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none" svg:stroke-width="0.071cm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svg:stroke-width="0.026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cm" draw:fill="solid" draw:fill-color="#e0e0e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none" svg:stroke-width="0.026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none" svg:stroke-width="0.071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71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5" style:family="graphic" style:parent-style-name="standard">
      <style:graphic-properties draw:stroke="dash" draw:stroke-dash="Dashed_20__28_var_29__20_4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71cm" svg:stroke-color="#000000" draw:stroke-linejoin="miter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solid" svg:stroke-width="0.071cm" svg:stroke-color="#c00000" draw:marker-start="msArrowEnd_20_5" draw:marker-start-width="0.213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c__20_Conten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notes" style:list-style-name="L18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4" style:family="presentation" style:parent-style-name="Blank_20_Slide-notes">
      <style:graphic-properties draw:fill-color="#ffffff" fo:min-height="11.982cm"/>
    </style:style>
    <style:style style:name="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 style:list-style-name="L1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8" style:family="presentation" style:parent-style-name="Title_20_and_20_Content-notes" style:list-style-name="L1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9" style:family="presentation" style:parent-style-name="Title_20_and_20_Content-notes" style:list-style-name="L1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10" style:family="presentation" style:parent-style-name="Blank_20_Slide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1" style:family="presentation" style:parent-style-name="Blank_20_Slide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2" style:family="presentation" style:parent-style-name="Blank_20_Slide-notes" style:list-style-name="L18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13" style:family="presentation" style:parent-style-name="Blank_20_Slide-notes" style:list-style-name="L18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co1" style:family="table-column">
      <style:table-column-properties style:column-width="1.887cm" style:use-optimal-column-width="false"/>
    </style:style>
    <style:style style:name="co2" style:family="table-column">
      <style:table-column-properties style:column-width="3.192cm" style:use-optimal-column-width="false"/>
    </style:style>
    <style:style style:name="co3" style:family="table-column">
      <style:table-column-properties style:column-width="5.7cm" style:use-optimal-column-width="false"/>
    </style:style>
    <style:style style:name="co4" style:family="table-column">
      <style:table-column-properties style:column-width="11.445cm" style:use-optimal-column-width="false"/>
    </style:style>
    <style:style style:name="ro1" style:family="table-row">
      <style:table-row-properties style:row-height="0.955cm"/>
    </style:style>
    <style:style style:name="ro2" style:family="table-row">
      <style:table-row-properties style:row-height="1.655cm"/>
    </style:style>
    <style:style style:name="ce1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-left="none" fo:border-right="none" fo:border-top="0.99pt solid #000000" fo:border-bottom="0.99pt solid #000000"/>
    </style:style>
    <style:style style:name="ce2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none" fo:border-right="none" fo:border-top="0.99pt solid #000000" fo:border-bottom="0.99pt solid #000000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style:paragraph-properties fo:margin-left="0.331cm" fo:margin-right="0cm" fo:margin-top="0cm" fo:margin-bottom="0cm" fo:line-height="100%" fo:text-align="start" fo:text-indent="-0.328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169cm" fo:margin-bottom="0cm" fo:line-height="100%" fo:text-align="start" fo:text-indent="0cm"/>
    </style:style>
    <style:style style:name="P8" style:family="paragraph">
      <style:paragraph-properties fo:margin-left="0cm" fo:margin-right="0cm" fo:margin-top="0.141cm" fo:margin-bottom="0cm" fo:line-height="100%" fo:text-align="start" fo:text-indent="0cm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style:paragraph-properties fo:margin-top="0cm" fo:margin-bottom="0cm" fo:line-height="100%" fo:text-align="center"/>
    </style:style>
    <style:style style:name="P12" style:family="paragraph">
      <loext:graphic-properties draw:fill="solid" draw:fill-color="#f6f5bd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fdeada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ccffcc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.127cm" fo:margin-bottom="0cm" fo:line-height="100%" fo:text-align="start" fo:text-indent="0cm"/>
    </style:style>
    <style:style style:name="P17" style:family="paragraph">
      <style:paragraph-properties fo:margin-top="0.353cm" fo:margin-bottom="0cm" fo:line-height="95%" fo:text-align="start"/>
    </style:style>
    <style:style style:name="P18" style:family="paragraph">
      <style:paragraph-properties fo:margin-top="0cm" fo:margin-bottom="0cm" fo:line-height="94%" fo:text-align="start"/>
    </style:style>
    <style:style style:name="P19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4" style:family="paragraph">
      <style:paragraph-properties fo:margin-top="0cm" fo:margin-bottom="0cm" fo:line-height="100%" fo:text-align="start" style:punctuation-wrap="simple" style:writing-mode="lr-tb"/>
    </style:style>
    <style:style style:name="P25" style:family="paragraph">
      <loext:graphic-properties draw:fill="solid" draw:fill-color="#dddddd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solid" draw:fill-color="#f6f5bd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8" style:family="paragraph">
      <style:paragraph-properties fo:margin-top="0cm" fo:margin-bottom="0cm" fo:line-height="94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loext:graphic-properties draw:fill="none"/>
      <style:paragraph-properties fo:margin-top="0cm" fo:margin-bottom="0cm" fo:line-height="94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0" style:family="paragraph">
      <loext:graphic-properties draw:fill="solid" draw:fill-color="#ffffff"/>
      <style:paragraph-properties fo:text-align="start"/>
      <style:text-properties fo:font-size="18pt"/>
    </style:style>
    <style:style style:name="P31" style:family="paragraph">
      <style:paragraph-properties fo:margin-top="0.318cm" fo:margin-bottom="0cm" fo:line-height="95%" fo:text-align="end"/>
    </style:style>
    <style:style style:name="P32" style:family="paragraph">
      <style:paragraph-properties fo:margin-top="0.318cm" fo:margin-bottom="0cm" fo:line-height="95%" fo:text-align="start"/>
    </style:style>
    <style:style style:name="P33" style:family="paragraph">
      <style:paragraph-properties fo:margin-left="0cm" fo:margin-right="0cm" fo:margin-top="0cm" fo:margin-bottom="0cm" fo:line-height="100%" fo:text-align="start" fo:text-indent="0cm"/>
    </style:style>
    <style:style style:name="P34" style:family="paragraph">
      <loext:graphic-properties draw:fill="solid" draw:fill-color="#fcfbf9"/>
      <style:paragraph-properties fo:text-align="start"/>
      <style:text-properties fo:font-size="18pt"/>
    </style:style>
    <style:style style:name="P35" style:family="paragraph">
      <loext:graphic-properties draw:fill="solid" draw:fill-color="#f2dcdb"/>
      <style:paragraph-properties fo:text-align="start" style:font-independent-line-spacing="true"/>
      <style:text-properties fo:font-size="18pt"/>
    </style:style>
    <style:style style:name="P36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37" style:family="paragraph">
      <style:paragraph-properties fo:margin-left="0cm" fo:margin-right="0cm" fo:margin-top="0.141cm" fo:margin-bottom="0cm" fo:line-height="85%" fo:text-align="start" fo:text-indent="0cm"/>
    </style:style>
    <style:style style:name="P38" style:family="paragraph">
      <style:paragraph-properties fo:margin-left="0cm" fo:margin-right="0cm" fo:margin-top="0.127cm" fo:margin-bottom="0cm" fo:line-height="90%" fo:text-align="start" fo:text-indent="0cm"/>
    </style:style>
    <style:style style:name="P39" style:family="paragraph">
      <loext:graphic-properties draw:fill="solid" draw:fill-color="#f1c7c7"/>
      <style:paragraph-properties fo:text-align="start"/>
      <style:text-properties fo:font-size="18pt"/>
    </style:style>
    <style:style style:name="P40" style:family="paragraph">
      <loext:graphic-properties draw:fill="solid" draw:fill-color="#f2f2f2"/>
      <style:paragraph-properties fo:text-align="start"/>
      <style:text-properties fo:font-size="18pt"/>
    </style:style>
    <style:style style:name="P41" style:family="paragraph">
      <loext:graphic-properties draw:fill="solid" draw:fill-color="#a6a6a6"/>
      <style:paragraph-properties fo:text-align="start"/>
      <style:text-properties fo:font-size="18pt"/>
    </style:style>
    <style:style style:name="P42" style:family="paragraph">
      <loext:graphic-properties draw:fill="solid" draw:fill-color="#f2dcdb"/>
      <style:paragraph-properties fo:text-align="start"/>
      <style:text-properties fo:font-size="18pt"/>
    </style:style>
    <style:style style:name="P43" style:family="paragraph">
      <loext:graphic-properties draw:fill="solid" draw:fill-color="#000000"/>
      <style:paragraph-properties fo:text-align="start"/>
      <style:text-properties fo:font-size="18pt"/>
    </style:style>
    <style:style style:name="P44" style:family="paragraph">
      <style:paragraph-properties fo:margin-left="0cm" fo:margin-right="0cm" fo:margin-top="0.155cm" fo:margin-bottom="0cm" fo:line-height="100%" fo:text-align="start" fo:text-indent="0cm"/>
    </style:style>
    <style:style style:name="P45" style:family="paragraph">
      <loext:graphic-properties draw:fill="solid" draw:fill-color="#e0e0e0"/>
      <style:paragraph-properties fo:text-align="start" style:font-independent-line-spacing="true"/>
      <style:text-properties fo:font-size="18pt"/>
    </style:style>
    <style:style style:name="P46" style:family="paragraph">
      <style:paragraph-properties fo:margin-left="0cm" fo:margin-right="0cm" fo:margin-top="0.169cm" fo:margin-bottom="0cm" fo:line-height="85%" fo:text-align="start" fo:text-indent="0cm"/>
    </style:style>
    <style:style style:name="P47" style:family="paragraph">
      <style:paragraph-properties fo:margin-left="0cm" fo:margin-right="0cm" fo:margin-top="0.141cm" fo:margin-bottom="0cm" fo:line-height="90%" fo:text-align="start" fo:text-indent="0cm"/>
    </style:style>
    <style:style style:name="P48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6" style:family="text">
      <style:text-properties fo:font-variant="normal" fo:text-transform="none" fo:color="#7f7f7f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 Narrow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2" style:family="text">
      <style:text-properties fo:font-variant="normal" fo:text-transform="none" fo:color="#c00000" style:text-line-through-style="none" style:text-line-through-type="none" style:text-position="0% 100%" style:font-name="Calibri1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5" style:family="text">
      <style:text-properties fo:font-variant="normal" fo:text-transform="none" fo:color="#2d961e" style:text-line-through-style="none" style:text-line-through-type="none" style:text-position="0% 100%" style:font-name="Menlo-Regular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Menlo-Regular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7" style:family="text">
      <style:text-properties fo:font-variant="normal" fo:text-transform="none" fo:color="#4a00ff" style:text-line-through-style="none" style:text-line-through-type="none" style:text-position="0% 100%" style:font-name="Menlo-Regular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8" style:family="text">
      <style:text-properties fo:font-variant="normal" fo:text-transform="none" fo:color="#c1651c" style:text-line-through-style="none" style:text-line-through-type="none" style:text-position="0% 100%" style:font-name="Menlo-Regular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9" style:family="text">
      <style:text-properties fo:font-variant="normal" fo:text-transform="none" fo:color="#cb2418" style:text-line-through-style="none" style:text-line-through-type="none" style:text-position="0% 100%" style:font-name="Menlo-Regular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21" style:family="text">
      <style:text-properties fo:font-variant="normal" fo:text-transform="none" fo:color="#c200ff" style:text-line-through-style="none" style:text-line-through-type="none" style:text-position="0% 100%" style:font-name="Menlo-Regular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2" style:family="text">
      <style:text-properties fo:font-variant="normal" fo:text-transform="none" fo:color="#9d206f" style:text-line-through-style="none" style:text-line-through-type="none" style:text-position="0% 100%" style:font-name="Menlo-Regular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3" style:family="text">
      <style:text-properties fo:font-variant="normal" fo:text-transform="none" fo:color="#808080" style:text-line-through-style="none" style:text-line-through-type="none" style:text-position="0% 100%" style:font-name="Calibri1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24" style:family="text">
      <style:text-properties fo:font-variant="normal" fo:text-transform="none" fo:color="#808080" style:text-line-through-style="none" style:text-line-through-type="none" style:text-position="0% 100%" style:font-name="Courier New1" fo:font-size="18pt" fo:letter-spacing="normal" fo:font-style="italic" style:text-underline-style="none" fo:font-weight="bold" style:font-name-asian="msgothic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urier New1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6" style:family="text">
      <style:text-properties fo:font-variant="normal" fo:text-transform="none" fo:color="#2c9290" style:text-line-through-style="none" style:text-line-through-type="none" style:text-position="0% 100%" style:font-name="Menlo-Regular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urier New3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font-variant="normal" fo:text-transform="none" fo:color="#2d961e" style:text-line-through-style="none" style:text-line-through-type="none" style:text-position="0% 100%" style:font-name="Menlo-Regular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Menlo-Regular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4a00ff" style:text-line-through-style="none" style:text-line-through-type="none" style:text-position="0% 100%" style:font-name="Menlo-Regular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fo:font-variant="normal" fo:text-transform="none" fo:color="#c200ff" style:text-line-through-style="none" style:text-line-through-type="none" style:text-position="0% 100%" style:font-name="Menlo-Regular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font-variant="normal" fo:text-transform="none" fo:color="#cb2418" style:text-line-through-style="none" style:text-line-through-type="none" style:text-position="0% 100%" style:font-name="Menlo-Regular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font-variant="normal" fo:text-transform="none" fo:color="#9d206f" style:text-line-through-style="none" style:text-line-through-type="none" style:text-position="0% 100%" style:font-name="Menlo-Regular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font-variant="normal" fo:text-transform="none" fo:color="#808080" style:text-line-through-style="none" style:text-line-through-type="none" style:text-position="0% 100%" style:font-name="Courier New3" fo:font-size="18pt" fo:letter-spacing="normal" fo:font-style="italic" style:text-underline-style="none" fo:font-weight="bold" style:font-name-asian="msgothic1" style:font-size-asian="18pt" style:font-style-asian="italic" style:font-weight-asian="bold" style:font-name-complex="msgothic1" style:font-size-complex="18pt" style:font-style-complex="italic" style:font-weight-complex="bold"/>
    </style:style>
    <style:style style:name="T44" style:family="text">
      <style:text-properties fo:font-variant="normal" fo:text-transform="none" fo:color="#2d961e" style:text-line-through-style="none" style:text-line-through-type="none" style:text-position="0% 100%" style:font-name="Menlo-Regular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Menlo-Regular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6" style:family="text">
      <style:text-properties fo:font-variant="normal" fo:text-transform="none" fo:color="#4a00ff" style:text-line-through-style="none" style:text-line-through-type="none" style:text-position="0% 100%" style:font-name="Menlo-Regular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7" style:family="text">
      <style:text-properties fo:font-variant="normal" fo:text-transform="none" fo:color="#c200ff" style:text-line-through-style="none" style:text-line-through-type="none" style:text-position="0% 100%" style:font-name="Menlo-Regular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8" style:family="text">
      <style:text-properties fo:font-variant="normal" fo:text-transform="none" fo:color="#cb2418" style:text-line-through-style="none" style:text-line-through-type="none" style:text-position="0% 100%" style:font-name="Menlo-Regular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9" style:family="text">
      <style:text-properties fo:font-variant="normal" fo:text-transform="none" fo:color="#9d206f" style:text-line-through-style="none" style:text-line-through-type="none" style:text-position="0% 100%" style:font-name="Menlo-Regular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51" style:family="text">
      <style:text-properties fo:font-variant="normal" fo:text-transform="none" fo:color="#c00000" style:text-line-through-style="none" style:text-line-through-type="none" style:text-position="0% 100%" style:font-name="Calibri1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52" style:family="text">
      <style:text-properties fo:font-variant="normal" fo:text-transform="none" fo:color="#80808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53" style:family="text">
      <style:text-properties fo:font-variant="normal" fo:text-transform="none" fo:color="#990000" style:text-line-through-style="none" style:text-line-through-type="none" style:text-position="0% 100%" style:font-name="Calibri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fo:font-variant="normal" fo:text-transform="none" fo:color="#c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58" style:family="text">
      <style:text-properties fo:font-variant="normal" fo:text-transform="none" fo:color="#ff3300" style:text-line-through-style="none" style:text-line-through-type="none" style:text-position="0% 100%" style:font-name="Calibri1" fo:font-size="20pt" fo:letter-spacing="normal" fo:font-style="italic" style:text-underline-style="none" fo:font-weight="normal" style:font-name-asian="DejaVu Sans1" style:font-size-asian="20pt" style:font-style-asian="italic" style:font-weight-asian="normal" style:font-name-complex="DejaVu Sans1" style:font-size-complex="20pt" style:font-style-complex="italic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-25% 58%" style:font-name="Arial1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name-asian="DejaVu Sans1" style:font-size-asian="20pt" style:font-style-asian="italic" style:font-weight-asian="normal" style:font-name-complex="DejaVu Sans1" style:font-size-complex="20pt" style:font-style-complex="italic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urier New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65" style:family="text">
      <style:text-properties fo:font-variant="normal" fo:text-transform="none" fo:color="#808080" style:text-line-through-style="none" style:text-line-through-type="none" style:text-position="0% 100%" style:font-name="Calibri1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67" style:family="text">
      <style:text-properties fo:font-variant="normal" fo:text-transform="none" fo:color="#c00000" style:text-line-through-style="none" style:text-line-through-type="none" style:text-position="0% 100%" style:font-name="Calibri1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68" style:family="text">
      <style:text-properties fo:font-variant="normal" fo:text-transform="none" fo:color="#c00000" style:text-line-through-style="none" style:text-line-through-type="none" style:text-position="0% 100%" style:font-name="Calibri1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69" style:family="text">
      <style:text-properties fo:font-variant="normal" fo:text-transform="none" fo:color="#2d961e" style:text-line-through-style="none" style:text-line-through-type="none" style:text-position="0% 100%" style:font-name="Menlo-Regular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Menlo-Regular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71" style:family="text">
      <style:text-properties fo:font-variant="normal" fo:text-transform="none" fo:color="#4a00ff" style:text-line-through-style="none" style:text-line-through-type="none" style:text-position="0% 100%" style:font-name="Menlo-Regular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72" style:family="text">
      <style:text-properties fo:font-variant="normal" fo:text-transform="none" fo:color="#c1651c" style:text-line-through-style="none" style:text-line-through-type="none" style:text-position="0% 100%" style:font-name="Menlo-Regular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74" style:family="text">
      <style:text-properties fo:font-variant="normal" fo:text-transform="none" fo:color="#c200ff" style:text-line-through-style="none" style:text-line-through-type="none" style:text-position="0% 100%" style:font-name="Menlo-Regular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75" style:family="text">
      <style:text-properties fo:font-variant="normal" fo:text-transform="none" fo:color="#cb2418" style:text-line-through-style="none" style:text-line-through-type="none" style:text-position="0% 100%" style:font-name="Menlo-Regular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76" style:family="text">
      <style:text-properties fo:font-variant="normal" fo:text-transform="none" fo:color="#9d206f" style:text-line-through-style="none" style:text-line-through-type="none" style:text-position="0% 100%" style:font-name="Menlo-Regular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80" style:family="text">
      <style:text-properties fo:font-variant="normal" fo:text-transform="none" fo:color="#ba8c1c" style:text-line-through-style="none" style:text-line-through-type="none" style:text-position="0% 100%" style:font-name="Menlo-Regular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81" style:family="text">
      <style:text-properties fo:font-variant="normal" fo:text-transform="none" fo:color="#b7898a" style:text-line-through-style="none" style:text-line-through-type="none" style:text-position="0% 100%" style:font-name="Menlo-Regular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82" style:family="text">
      <style:text-properties fo:font-variant="normal" fo:text-transform="none" fo:color="#7f7f7f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Calibri1" fo:font-size="34pt" fo:letter-spacing="normal" fo:font-style="normal" style:text-underline-style="none" fo:font-weight="bold" style:font-name-asian="DejaVu Sans1" style:font-size-asian="34pt" style:font-style-asian="normal" style:font-weight-asian="bold" style:font-name-complex="DejaVu Sans1" style:font-size-complex="34pt" style:font-style-complex="normal" style:font-weight-complex="bold"/>
    </style:style>
    <style:style style:name="T84" style:family="text">
      <style:text-properties fo:font-variant="normal" fo:text-transform="none" fo:color="#000000" style:text-line-through-style="none" style:text-line-through-type="none" style:text-position="-25% 58%" style:font-name="Calibri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85" style:family="text">
      <style:text-properties fo:font-variant="normal" fo:text-transform="none" fo:color="#7878de" style:text-line-through-style="none" style:text-line-through-type="none" style:text-position="0% 100%" style:font-name="Menlo-Regular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86" style:family="text">
      <style:text-properties fo:font-variant="normal" fo:text-transform="none" fo:color="#990000" style:text-line-through-style="none" style:text-line-through-type="none" style:text-position="0% 100%" style:font-name="Calibri1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87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88" style:family="text">
      <style:text-properties fo:font-variant="normal" fo:text-transform="none" fo:color="#2d961e" style:text-line-through-style="none" style:text-line-through-type="none" style:text-position="0% 100%" style:font-name="Menlo-Regular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Menlo-Regular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90" style:family="text">
      <style:text-properties fo:font-variant="normal" fo:text-transform="none" fo:color="#4a00ff" style:text-line-through-style="none" style:text-line-through-type="none" style:text-position="0% 100%" style:font-name="Menlo-Regular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91" style:family="text">
      <style:text-properties fo:font-variant="normal" fo:text-transform="none" fo:color="#c1651c" style:text-line-through-style="none" style:text-line-through-type="none" style:text-position="0% 100%" style:font-name="Menlo-Regular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92" style:family="text">
      <style:text-properties fo:font-variant="normal" fo:text-transform="none" fo:color="#cb2418" style:text-line-through-style="none" style:text-line-through-type="none" style:text-position="0% 100%" style:font-name="Menlo-Regular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93" style:family="text">
      <style:text-properties fo:font-variant="normal" fo:text-transform="none" fo:color="#9d206f" style:text-line-through-style="none" style:text-line-through-type="none" style:text-position="0% 100%" style:font-name="Menlo-Regular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95" style:family="text">
      <style:text-properties fo:font-variant="normal" fo:text-transform="none" fo:color="#2c9290" style:text-line-through-style="none" style:text-line-through-type="none" style:text-position="0% 100%" style:font-name="Menlo-Regular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96" style:family="text">
      <style:text-properties fo:font-variant="normal" fo:text-transform="none" fo:color="#3913a8" style:text-line-through-style="none" style:text-line-through-type="none" style:text-position="0% 100%" style:font-name="Menlo-Regular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97" style:family="text">
      <style:text-properties fo:font-variant="normal" fo:text-transform="none" fo:color="#000000" style:text-line-through-style="none" style:text-line-through-type="none" style:text-position="0% 100%" style:font-name="Menlo-Bold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98" style:family="text">
      <style:text-properties fo:font-variant="normal" fo:text-transform="none" fo:color="#000000" style:text-line-through-style="none" style:text-line-through-type="none" style:text-position="0% 100%" style:font-name="Menlo-Regular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99" style:family="text">
      <style:text-properties fo:font-variant="normal" fo:text-transform="none" fo:color="#c200ff" style:text-line-through-style="none" style:text-line-through-type="none" style:text-position="0% 100%" style:font-name="Menlo-Regular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00" style:family="text">
      <style:text-properties fo:font-variant="normal" fo:text-transform="none" fo:color="#2c9290" style:text-line-through-style="none" style:text-line-through-type="none" style:text-position="0% 100%" style:font-name="Menlo-Regular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01" style:family="text">
      <style:text-properties fo:font-variant="normal" fo:text-transform="none" fo:color="#3913a8" style:text-line-through-style="none" style:text-line-through-type="none" style:text-position="0% 100%" style:font-name="Menlo-Regular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02" style:family="text">
      <style:text-properties fo:font-variant="normal" fo:text-transform="none" fo:color="#2d961e" style:text-line-through-style="none" style:text-line-through-type="none" style:text-position="0% 100%" style:font-name="Menlo-Regular1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03" style:family="text">
      <style:text-properties fo:font-variant="normal" fo:text-transform="none" fo:color="#000000" style:text-line-through-style="none" style:text-line-through-type="none" style:text-position="0% 100%" style:font-name="Menlo-Regular1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04" style:family="text">
      <style:text-properties fo:font-variant="normal" fo:text-transform="none" fo:color="#4a00ff" style:text-line-through-style="none" style:text-line-through-type="none" style:text-position="0% 100%" style:font-name="Menlo-Regular1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05" style:family="text">
      <style:text-properties fo:font-variant="normal" fo:text-transform="none" fo:color="#c1651c" style:text-line-through-style="none" style:text-line-through-type="none" style:text-position="0% 100%" style:font-name="Menlo-Regular1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06" style:family="text">
      <style:text-properties fo:font-variant="normal" fo:text-transform="none" fo:color="#c200ff" style:text-line-through-style="none" style:text-line-through-type="none" style:text-position="0% 100%" style:font-name="Menlo-Regular1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108" style:family="text">
      <style:text-properties fo:font-variant="normal" fo:text-transform="none" fo:color="#cb2418" style:text-line-through-style="none" style:text-line-through-type="none" style:text-position="0% 100%" style:font-name="Menlo-Regular1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09" style:family="text">
      <style:text-properties fo:font-variant="normal" fo:text-transform="none" fo:color="#9d206f" style:text-line-through-style="none" style:text-line-through-type="none" style:text-position="0% 100%" style:font-name="Menlo-Regular1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10" style:family="text">
      <style:text-properties fo:font-variant="normal" fo:text-transform="none" fo:color="#2c9290" style:text-line-through-style="none" style:text-line-through-type="none" style:text-position="0% 100%" style:font-name="Menlo-Regular1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11" style:family="text">
      <style:text-properties fo:font-variant="normal" fo:text-transform="none" fo:color="#ff0000" style:text-line-through-style="none" style:text-line-through-type="none" style:text-position="0% 100%" style:font-name="Menlo-Regular1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12" style:family="text">
      <style:text-properties fo:font-variant="normal" fo:text-transform="none" fo:color="#c200ff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13" style:family="text">
      <style:text-properties fo:font-variant="normal" fo:text-transform="none" fo:color="#cb2418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14" style:family="text">
      <style:text-properties fo:font-variant="normal" fo:text-transform="none" fo:color="#2c9290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15" style:family="text">
      <style:text-properties fo:font-variant="normal" fo:text-transform="none" fo:color="#2d961e" style:text-line-through-style="none" style:text-line-through-type="none" style:text-position="0% 100%" style:font-name="Courier New1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Courier New1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17" style:family="text">
      <style:text-properties fo:font-variant="normal" fo:text-transform="none" fo:color="#4a00ff" style:text-line-through-style="none" style:text-line-through-type="none" style:text-position="0% 100%" style:font-name="Courier New1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18" style:family="text">
      <style:text-properties fo:font-variant="normal" fo:text-transform="none" fo:color="#c1651c" style:text-line-through-style="none" style:text-line-through-type="none" style:text-position="0% 100%" style:font-name="Courier New1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19" style:family="text">
      <style:text-properties fo:font-variant="normal" fo:text-transform="none" fo:color="#c200ff" style:text-line-through-style="none" style:text-line-through-type="none" style:text-position="0% 100%" style:font-name="Courier New1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20" style:family="text">
      <style:text-properties fo:font-variant="normal" fo:text-transform="none" fo:color="#cb2418" style:text-line-through-style="none" style:text-line-through-type="none" style:text-position="0% 100%" style:font-name="Courier New1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21" style:family="text">
      <style:text-properties fo:font-variant="normal" fo:text-transform="none" fo:color="#2c9290" style:text-line-through-style="none" style:text-line-through-type="none" style:text-position="0% 100%" style:font-name="Courier New1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22" style:family="text">
      <style:text-properties fo:font-variant="normal" fo:text-transform="none" fo:color="#9d206f" style:text-line-through-style="none" style:text-line-through-type="none" style:text-position="0% 100%" style:font-name="Courier New1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23" style:family="text">
      <style:text-properties fo:font-variant="normal" fo:text-transform="none" fo:color="#990000" style:text-line-through-style="none" style:text-line-through-type="none" style:text-position="0% 100%" style:font-name="Calibri1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124" style:family="text">
      <style:text-properties fo:font-variant="normal" fo:text-transform="none" fo:color="#990000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25" style:family="text">
      <style:text-properties fo:font-variant="normal" fo:text-transform="none" fo:color="#926492" style:text-line-through-style="none" style:text-line-through-type="none" style:text-position="0% 100%" style:font-name="Menlo-Regular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26" style:family="text">
      <style:text-properties fo:font-variant="normal" fo:text-transform="none" fo:color="#c000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3cm" text:min-label-width="0.95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3cm" text:min-label-width="0.95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3cm" text:min-label-width="0.791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-0.094cm" text:min-label-width="0.883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-0.094cm" text:min-label-width="0.883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017cm" text:min-label-width="0.738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3cm" text:min-label-width="0.95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3cm" text:min-label-width="0.791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3cm" text:min-label-width="0.632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3cm" text:min-label-width="0.95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3cm" text:min-label-width="0.791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3cm" text:min-label-width="0.632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space-before="0.003cm" text:min-label-width="0.782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">
        <style:list-level-properties text:space-before="0.003cm" text:min-label-width="0.782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3cm" text:min-label-width="0.791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">
        <style:list-level-properties text:space-before="0.003cm" text:min-label-width="0.782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3cm" text:min-label-width="0.791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">
        <style:list-level-properties text:space-before="0.003cm" text:min-label-width="0.636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">
        <style:list-level-properties text:space-before="0.003cm" text:min-label-width="0.636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643cm" text:min-label-width="0.47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">
        <style:list-level-properties text:space-before="-0.469cm" text:min-label-width="0.473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643cm" text:min-label-width="0.47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21.587cm" svg:height="5.924cm" svg:x="1.905cm" svg:y="3.598cm">
          <text:p text:style-name="P1"><text:span text:style-name="T1">Exceptional Control Flow: </text:span><text:span text:style-name="T2"><text:line-break/></text:span><text:span text:style-name="T1">Signals and Nonlocal Jumps</text:span><text:span text:style-name="T2"><text:line-break/></text:span><text:span text:style-name="T2"><text:line-break/></text:span><text:span text:style-name="T3">Computer Systems</text:span><text:span text:style-name="T2"><text:line-break/></text:span><text:span text:style-name="T4">Oct. 28,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327cm" svg:height="4.865cm" svg:x="1.905cm" svg:y="10.795cm">
          <text:p text:style-name="P3"><text:span text:style-name="T4">Troels Henrik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1.327cm" svg:height="4.865cm" svg:x="1.905cm" svg:y="12.954cm">
          <text:p text:style-name="P3"><text:span text:style-name="T3">Based on slides by:</text:span><text:span text:style-name="T4"> </text:span></text:p>
          <text:p text:style-name="P3"><text:span text:style-name="T4">Randal E. Bryant and David R. 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4cm" svg:height="11.85cm" svg:x="2.752cm" svg:y="12.7cm" presentation:class="notes" presentation:placeholder="true" presentation:user-transformed="true">
            <draw:text-box/>
          </draw:frame>
          <draw:custom-shape draw:name="CustomShape 2" draw:style-name="gr3" draw:text-style-name="P2" draw:layer="layout" svg:width="8.887cm" svg:height="1.267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ECF Exists at All Levels of a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102cm" svg:y="3.572cm">
          <text:list text:style-name="L2">
            <text:list-item>
              <text:p text:style-name="P7"><text:span text:style-name="T5">Exception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Hardware and operating system kernel software</text:span></text:p>
                </text:list-item>
              </text:list>
            </text:list-item>
            <text:list-item>
              <text:p text:style-name="P7"><text:span text:style-name="T5">Process Context Switch</text:span></text:p>
              <text:list>
                <text:list-item>
                  <text:p text:style-name="P8"><text:span text:style-name="T4">Hardware timer and kernel software</text:span></text:p>
                </text:list-item>
              </text:list>
            </text:list-item>
            <text:list-item>
              <text:p text:style-name="P7"><text:span text:style-name="T5">Signals</text:span></text:p>
              <text:list>
                <text:list-item>
                  <text:p text:style-name="P8"><text:span text:style-name="T4">Kernel software and application software</text:span></text:p>
                </text:list-item>
              </text:list>
            </text:list-item>
            <text:list-item>
              <text:p text:style-name="P7"><text:span text:style-name="T5">Nonlocal jumps</text:span></text:p>
              <text:list>
                <text:list-item>
                  <text:p text:style-name="P8"><text:span text:style-name="T4">Application cod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9" draw:layer="layout" svg:width="0.632cm" svg:height="3.595cm" svg:x="17.333cm" svg:y="4.115cm">
          <text:p/>
          <draw:enhanced-geometry draw:mirror-horizontal="false" draw:mirror-vertical="false" svg:viewBox="0 0 0 0" draw:text-areas="0 ?f15 ?f14 ?f16" draw:type="ooxml-rightBrace" draw:modifiers="1041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4" draw:style-name="gr5" draw:text-style-name="P2" draw:layer="layout" svg:width="6.076cm" svg:height="1.265cm" svg:x="18.026cm" svg:y="5.279cm">
          <text:p text:style-name="P1"><text:span text:style-name="T5">Previous L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9" draw:layer="layout" svg:width="0.608cm" svg:height="1.479cm" svg:x="17.357cm" svg:y="8.678cm">
          <text:p/>
          <draw:enhanced-geometry draw:mirror-horizontal="false" draw:mirror-vertical="false" svg:viewBox="0 0 0 0" draw:text-areas="0 ?f15 ?f14 ?f16" draw:type="ooxml-rightBrace" draw:modifiers="1041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6" draw:style-name="gr5" draw:text-style-name="P2" draw:layer="layout" svg:width="4.471cm" svg:height="1.265cm" svg:x="18.011cm" svg:y="8.666cm">
          <text:p text:style-name="P1"><text:span text:style-name="T5">This L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2" draw:layer="layout" svg:width="3.663cm" svg:height="1.265cm" svg:x="18.161cm" svg:y="10.414cm">
          <text:p text:style-name="P1"><text:span text:style-name="T5">Textboo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" draw:text-style-name="P9" draw:layer="layout" svg:width="0.608cm" svg:height="1.479cm" svg:x="17.357cm" svg:y="10.478cm">
          <text:p/>
          <draw:enhanced-geometry draw:mirror-horizontal="false" draw:mirror-vertical="false" svg:viewBox="0 0 0 0" draw:text-areas="0 ?f15 ?f14 ?f16" draw:type="ooxml-rightBrace" draw:modifiers="1041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102cm" svg:y="3.784cm">
          <text:list text:style-name="L2">
            <text:list-item>
              <text:p text:style-name="P7"><text:span text:style-name="T5">Shells</text:span></text:p>
            </text:list-item>
            <text:list-item>
              <text:p text:style-name="P7"><text:span text:style-name="T6">Signals</text:span></text:p>
            </text:list-item>
            <text:list-item>
              <text:p text:style-name="P7"><text:span text:style-name="T6">Nonlocal jump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" draw:text-style-name="P4" draw:layer="layout" svg:width="14.814cm" svg:height="11.85cm" svg:x="2.752cm" svg:y="12.7cm" presentation:class="notes" presentation:placeholder="true" presentation:user-transformed="true">
            <draw:text-box/>
          </draw:frame>
          <draw:custom-shape draw:name="CustomShape 2" draw:style-name="gr3" draw:text-style-name="P2" draw:layer="layout" svg:width="8.887cm" svg:height="1.267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Linux Process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2" draw:layer="layout" svg:width="4.654cm" svg:height="1.479cm" svg:x="8.043cm" svg:y="9.948cm">
          <text:p text:style-name="P11"><text:span text:style-name="T7">Login shel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7" draw:text-style-name="P12" draw:layer="layout" svg:width="4.654cm" svg:height="1.479cm" svg:x="8.043cm" svg:y="12.7cm">
          <text:p text:style-name="P11"><text:span text:style-name="T7">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7" draw:text-style-name="P12" draw:layer="layout" svg:width="4.654cm" svg:height="1.479cm" svg:x="2.328cm" svg:y="12.7cm">
          <text:p text:style-name="P11"><text:span text:style-name="T7">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7" draw:text-style-name="P12" draw:layer="layout" svg:width="4.654cm" svg:height="1.479cm" svg:x="11.007cm" svg:y="15.875cm">
          <text:p text:style-name="P11"><text:span text:style-name="T7">Grand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7" draw:text-style-name="P12" draw:layer="layout" svg:width="4.654cm" svg:height="1.479cm" svg:x="4.868cm" svg:y="15.875cm">
          <text:p text:style-name="P11"><text:span text:style-name="T7">Grand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7" draw:style-name="gr8" draw:text-style-name="P9" draw:layer="layout" svg:x1="8.89cm" svg:y1="11.218cm" svg:x2="6.138cm" svg:y2="12.911cm">
          <text:p/>
        </draw:line>
        <draw:custom-shape draw:name="CustomShape 8" draw:style-name="gr9" draw:text-style-name="P13" draw:layer="layout" svg:width="4.654cm" svg:height="1.479cm" svg:x="10.16cm" svg:y="4.022cm">
          <text:p text:style-name="P11"><text:span text:style-name="T8">[0]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9" draw:style-name="gr10" draw:text-style-name="P9" draw:layer="layout" svg:x1="12.488cm" svg:y1="5.503cm" svg:x2="12.489cm" svg:y2="6.773cm">
          <text:p/>
        </draw:line>
        <draw:line draw:name="Line 10" draw:style-name="gr8" draw:text-style-name="P9" draw:layer="layout" svg:x1="12.276cm" svg:y1="8.255cm" svg:x2="11.218cm" svg:y2="9.101cm">
          <text:p/>
        </draw:line>
        <draw:line draw:name="Line 11" draw:style-name="gr8" draw:text-style-name="P9" draw:layer="layout" svg:x1="10.371cm" svg:y1="11.43cm" svg:x2="10.372cm" svg:y2="12.7cm">
          <text:p/>
        </draw:line>
        <draw:line draw:name="Line 12" draw:style-name="gr8" draw:text-style-name="P9" draw:layer="layout" svg:x1="10.795cm" svg:y1="14.181cm" svg:x2="13.335cm" svg:y2="15.875cm">
          <text:p/>
        </draw:line>
        <draw:line draw:name="Line 13" draw:style-name="gr8" draw:text-style-name="P9" draw:layer="layout" svg:x1="9.736cm" svg:y1="14.181cm" svg:x2="7.408cm" svg:y2="15.875cm">
          <text:p/>
        </draw:line>
        <draw:line draw:name="Line 14" draw:style-name="gr8" draw:text-style-name="P9" draw:layer="layout" svg:x1="10.371cm" svg:y1="7.831cm" svg:x2="5.503cm" svg:y2="9.736cm">
          <text:p/>
        </draw:line>
        <draw:custom-shape draw:name="CustomShape 15" draw:style-name="gr11" draw:text-style-name="P14" draw:layer="layout" svg:width="5.924cm" svg:height="2.114cm" svg:x="0.212cm" svg:y="9.313cm">
          <text:p text:style-name="P11"><text:span text:style-name="T7">Daemon</text:span></text:p>
          <text:p text:style-name="P11"><text:span text:style-name="T7">e.g. </text:span><text:span text:style-name="T8">http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12" draw:text-style-name="P15" draw:layer="layout" svg:width="4.654cm" svg:height="1.479cm" svg:x="10.16cm" svg:y="6.773cm">
          <text:p text:style-name="P11"><text:span text:style-name="T8">init [1]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7" draw:text-style-name="P12" draw:layer="layout" svg:width="4.654cm" svg:height="1.479cm" svg:x="15.663cm" svg:y="9.948cm">
          <text:p text:style-name="P11"><text:span text:style-name="T7">Login shel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8" draw:style-name="gr8" draw:text-style-name="P9" draw:layer="layout" svg:x1="13.652cm" svg:y1="8.219cm" svg:x2="14.769cm" svg:y2="9.101cm">
          <text:p/>
        </draw:line>
        <draw:custom-shape draw:name="CustomShape 19" draw:style-name="gr7" draw:text-style-name="P12" draw:layer="layout" svg:width="4.654cm" svg:height="1.479cm" svg:x="15.734cm" svg:y="12.7cm">
          <text:p text:style-name="P11"><text:span text:style-name="T7">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20" draw:style-name="gr8" draw:text-style-name="P9" draw:layer="layout" svg:x1="18.062cm" svg:y1="11.43cm" svg:x2="18.063cm" svg:y2="12.7cm">
          <text:p/>
        </draw:line>
        <draw:custom-shape draw:name="CustomShape 21" draw:style-name="gr13" draw:text-style-name="P2" draw:layer="layout" svg:width="1.204cm" svg:height="1.434cm" svg:x="13.555cm" svg:y="9.102cm">
          <text:p text:style-name="P1"><text:span text:style-name="T9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3" draw:text-style-name="P2" draw:layer="layout" svg:width="0.952cm" svg:height="1.01cm" draw:transform="rotate (2.39110107523223) translate (14.978cm 10.162cm)">
          <text:p text:style-name="P1"><text:span text:style-name="T1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8" draw:text-style-name="P9" draw:layer="layout" svg:x1="10.583cm" svg:y1="9.489cm" svg:x2="9.948cm" svg:y2="9.948cm">
          <text:p/>
        </draw:line>
        <draw:custom-shape draw:name="CustomShape 24" draw:style-name="gr13" draw:text-style-name="P2" draw:layer="layout" svg:width="0.954cm" svg:height="1.01cm" draw:transform="rotate (2.53072741539178) translate (11.153cm 10.155cm)">
          <text:p text:style-name="P1"><text:span text:style-name="T10">…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8" draw:text-style-name="P9" draw:layer="layout" svg:x1="15.451cm" svg:y1="9.584cm" svg:x2="16.298cm" svg:y2="10.167cm">
          <text:p/>
        </draw:line>
        <draw:custom-shape draw:name="CustomShape 26" draw:style-name="gr14" draw:text-style-name="P2" draw:layer="layout" svg:width="7.758cm" svg:height="2.535cm" svg:x="17.357cm" svg:y="15.875cm">
          <text:p text:style-name="P1"><text:span text:style-name="T10">Note: you can view the hierarchy using the Linux </text:span><text:span text:style-name="T11">pstree</text:span><text:span text:style-name="T10"> comm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Shell Progr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541cm" svg:height="5.077cm" svg:x="1.009cm" svg:y="3.175cm">
          <text:list text:style-name="L2">
            <text:list-item>
              <text:p text:style-name="P7"><text:span text:style-name="T5">A </text:span><text:span text:style-name="T12">shell</text:span><text:span text:style-name="T5"> is an application program that runs programs on behalf of the user.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13">sh</text:span><text:span text:style-name="T14"> </text:span><text:span text:style-name="T14"><text:tab/></text:span><text:span text:style-name="T14"><text:tab/></text:span><text:span text:style-name="T14"><text:tab/></text:span><text:span text:style-name="T14">Original Unix shell (Stephen Bourne, AT&amp;T Bell Labs, 1977)</text:span></text:p>
                </text:list-item>
                <text:list-item>
                  <text:p text:style-name="P16"><text:span text:style-name="T13">csh/tcsh</text:span><text:span text:style-name="T13"><text:tab/></text:span><text:span text:style-name="T14">BSD Unix C shell</text:span></text:p>
                </text:list-item>
                <text:list-item>
                  <text:p text:style-name="P16"><text:span text:style-name="T13">bash</text:span><text:span text:style-name="T11"> </text:span><text:span text:style-name="T11"><text:tab/></text:span><text:span text:style-name="T11"><text:tab/></text:span><text:span text:style-name="T11">“</text:span><text:span text:style-name="T14">Bourne-Again” Shell</text:span><text:span text:style-name="T11"> </text:span><text:span text:style-name="T14">(default Linux shell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2" draw:layer="layout" svg:width="15.905cm" svg:height="9.099cm" svg:x="1.016cm" svg:y="8.933cm">
          <text:p text:style-name="P1"><text:span text:style-name="T15">int</text:span><text:span text:style-name="T16"> </text:span><text:span text:style-name="T17">main</text:span><text:span text:style-name="T16">()</text:span></text:p>
          <text:p text:style-name="P1"><text:span text:style-name="T16">{</text:span></text:p>
          <text:p text:style-name="P1"><text:span text:style-name="T16"><text:s text:c="4"/></text:span><text:span text:style-name="T15">char</text:span><text:span text:style-name="T16"> </text:span><text:span text:style-name="T18">cmdline</text:span><text:span text:style-name="T16">[MAXLINE]; </text:span><text:span text:style-name="T19">/* command line */</text:span></text:p>
          <text:p text:style-name="P1"><text:span text:style-name="T20"/></text:p>
          <text:p text:style-name="P1"><text:span text:style-name="T16"><text:s text:c="4"/></text:span><text:span text:style-name="T21">while</text:span><text:span text:style-name="T16"> (1) {</text:span></text:p>
          <text:p text:style-name="P1"><text:span text:style-name="T16"><text:s text:c="8"/></text:span><text:span text:style-name="T19">/* read */</text:span></text:p>
          <text:p text:style-name="P1"><text:span text:style-name="T16"><text:s text:c="8"/></text:span><text:span text:style-name="T16">printf(</text:span><text:span text:style-name="T22">"&gt; "</text:span><text:span text:style-name="T16">);</text:span></text:p>
          <text:p text:style-name="P1"><text:span text:style-name="T16"><text:s text:c="8"/></text:span><text:span text:style-name="T16">Fgets(cmdline, MAXLINE, stdin);</text:span></text:p>
          <text:p text:style-name="P1"><text:span text:style-name="T16"><text:s text:c="8"/></text:span><text:span text:style-name="T21">if</text:span><text:span text:style-name="T16"> (feof(stdin))</text:span></text:p>
          <text:p text:style-name="P1"><text:span text:style-name="T16"><text:s text:c="12"/></text:span><text:span text:style-name="T16">exit(0);</text:span></text:p>
          <text:p text:style-name="P1"><text:span text:style-name="T20"/></text:p>
          <text:p text:style-name="P1"><text:span text:style-name="T16"><text:s text:c="8"/></text:span><text:span text:style-name="T19">/* evaluate */</text:span></text:p>
          <text:p text:style-name="P1"><text:span text:style-name="T16"><text:s text:c="8"/></text:span><text:span text:style-name="T16">eval(cmdline);</text:span></text:p>
          <text:p text:style-name="P1"><text:span text:style-name="T16"><text:s text:c="4"/></text:span><text:span text:style-name="T16">}</text:span></text:p>
          <text:p text:style-name="P1"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2" draw:layer="layout" svg:width="6.234cm" svg:height="2.96cm" svg:x="17.568cm" svg:y="8.89cm">
          <text:p text:style-name="P17"><text:span text:style-name="T23">Execution is a sequence of read/evaluate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7" draw:text-style-name="P2" draw:layer="layout" svg:width="3.93cm" svg:height="1.019cm" svg:x="13.119cm" svg:y="16.998cm">
          <text:p text:style-name="P18"><text:span text:style-name="T24">shellex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5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18.769cm" svg:height="2.167cm" svg:x="0.847cm" svg:y="0.44cm">
          <text:p text:style-name="P6"><text:span text:style-name="T1">Simple Shell </text:span><text:span text:style-name="T25">eval</text:span><text:span text:style-name="T1">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12" draw:layer="layout" svg:width="23.166cm" svg:height="15.746cm" svg:x="0.776cm" svg:y="2.54cm">
          <text:p text:style-name="P1"><text:span text:style-name="T15">void</text:span><text:span text:style-name="T16"> </text:span><text:span text:style-name="T17">eval</text:span><text:span text:style-name="T16">(</text:span><text:span text:style-name="T15">char</text:span><text:span text:style-name="T16"> *</text:span><text:span text:style-name="T18">cmdline</text:span><text:span text:style-name="T16">)</text:span></text:p>
          <text:p text:style-name="P1"><text:span text:style-name="T16">{</text:span></text:p>
          <text:p text:style-name="P1"><text:span text:style-name="T16"><text:s text:c="4"/></text:span><text:span text:style-name="T15">char</text:span><text:span text:style-name="T16"> *</text:span><text:span text:style-name="T18">argv</text:span><text:span text:style-name="T16">[MAXARGS]; </text:span><text:span text:style-name="T19">/* Argument list execve() */</text:span></text:p>
          <text:p text:style-name="P1"><text:span text:style-name="T16"><text:s text:c="4"/></text:span><text:span text:style-name="T15">char</text:span><text:span text:style-name="T16"> </text:span><text:span text:style-name="T18">buf</text:span><text:span text:style-name="T16">[MAXLINE]; <text:s text:c="2"/></text:span><text:span text:style-name="T19">/* Holds modified command line */</text:span></text:p>
          <text:p text:style-name="P1"><text:span text:style-name="T16"><text:s text:c="4"/></text:span><text:span text:style-name="T15">int</text:span><text:span text:style-name="T16"> </text:span><text:span text:style-name="T18">bg</text:span><text:span text:style-name="T16">; <text:s text:c="13"/></text:span><text:span text:style-name="T19">/* Should the job run in bg or fg? */</text:span></text:p>
          <text:p text:style-name="P1"><text:span text:style-name="T16"><text:s text:c="4"/></text:span><text:span text:style-name="T15">pid_t</text:span><text:span text:style-name="T16"> </text:span><text:span text:style-name="T18">pid</text:span><text:span text:style-name="T16">; <text:s text:c="10"/></text:span><text:span text:style-name="T19">/* Process id */</text:span></text:p>
          <text:p text:style-name="P1"><text:span text:style-name="T20"/></text:p>
          <text:p text:style-name="P1"><text:span text:style-name="T16"><text:s text:c="4"/></text:span><text:span text:style-name="T16">strcpy(buf, cmdline);</text:span></text:p>
          <text:p text:style-name="P1"><text:span text:style-name="T16"><text:s text:c="4"/></text:span><text:span text:style-name="T16">bg = parseline(buf, argv);</text:span></text:p>
          <text:p text:style-name="P1"><text:span text:style-name="T16"><text:s text:c="4"/></text:span><text:span text:style-name="T21">if</text:span><text:span text:style-name="T16"> (argv[0] == </text:span><text:span text:style-name="T26">NULL</text:span><text:span text:style-name="T16">)</text:span></text:p>
          <text:p text:style-name="P1"><text:span text:style-name="T16"><text:s text:c="8"/></text:span><text:span text:style-name="T21">return</text:span><text:span text:style-name="T16">; <text:s text:c="2"/></text:span><text:span text:style-name="T19">/* Ignore empty lines */</text:span></text:p>
          <text:p text:style-name="P1"><text:span text:style-name="T20"/></text:p>
          <text:p text:style-name="P1"><text:span text:style-name="T16"><text:s text:c="4"/></text:span><text:span text:style-name="T21">if</text:span><text:span text:style-name="T16"> (!builtin_command(argv)) {</text:span></text:p>
          <text:p text:style-name="P1"><text:span text:style-name="T16"><text:s text:c="8"/></text:span><text:span text:style-name="T21">if</text:span><text:span text:style-name="T16"> ((pid = Fork()) == 0) { <text:s text:c="2"/></text:span><text:span text:style-name="T19">/* Child runs user job */</text:span></text:p>
          <text:p text:style-name="P1"><text:span text:style-name="T16"><text:s text:c="12"/></text:span><text:span text:style-name="T21">if</text:span><text:span text:style-name="T16"> (execve(argv[0], argv, environ) &lt; 0) {</text:span></text:p>
          <text:p text:style-name="P1"><text:span text:style-name="T16"><text:s text:c="16"/></text:span><text:span text:style-name="T16">printf(</text:span><text:span text:style-name="T22">"%s: Command not found.\n"</text:span><text:span text:style-name="T16">, argv[0]);</text:span></text:p>
          <text:p text:style-name="P1"><text:span text:style-name="T16"><text:s text:c="16"/></text:span><text:span text:style-name="T16">exit(0);</text:span></text:p>
          <text:p text:style-name="P1"><text:span text:style-name="T16"><text:s text:c="12"/></text:span><text:span text:style-name="T16">}</text:span></text:p>
          <text:p text:style-name="P1"><text:span text:style-name="T16"><text:s text:c="8"/></text:span><text:span text:style-name="T16">}</text:span></text:p>
          <text:p text:style-name="P1"><text:span text:style-name="T20"/></text:p>
          <text:p text:style-name="P1"><text:span text:style-name="T16"><text:s text:c="8"/></text:span><text:span text:style-name="T19">/* Parent waits for foreground job to terminate */</text:span></text:p>
          <text:p text:style-name="P1"><text:span text:style-name="T16"><text:tab/></text:span><text:span text:style-name="T21">if</text:span><text:span text:style-name="T16"> (!bg) {</text:span></text:p>
          <text:p text:style-name="P1"><text:span text:style-name="T16"><text:s text:c="12"/></text:span><text:span text:style-name="T15">int</text:span><text:span text:style-name="T16"> </text:span><text:span text:style-name="T18">status</text:span><text:span text:style-name="T16">;</text:span></text:p>
          <text:p text:style-name="P1"><text:span text:style-name="T16"><text:s text:c="12"/></text:span><text:span text:style-name="T21">if</text:span><text:span text:style-name="T16"> (waitpid(pid, &amp;status, 0) &lt; 0)</text:span></text:p>
          <text:p text:style-name="P1"><text:span text:style-name="T16"><text:s text:c="16"/></text:span><text:span text:style-name="T16">unix_error(</text:span><text:span text:style-name="T22">"waitfg: waitpid error"</text:span><text:span text:style-name="T16">);</text:span></text:p>
          <text:p text:style-name="P1"><text:span text:style-name="T16"><text:s text:c="8"/></text:span><text:span text:style-name="T16">}</text:span></text:p>
          <text:p text:style-name="P1"><text:span text:style-name="T16"><text:s text:c="8"/></text:span><text:span text:style-name="T21">else</text:span></text:p>
          <text:p text:style-name="P1"><text:span text:style-name="T16"><text:s text:c="12"/></text:span><text:span text:style-name="T16">printf(</text:span><text:span text:style-name="T22">"%d %s"</text:span><text:span text:style-name="T16">, pid, cmdline);</text:span></text:p>
          <text:p text:style-name="P1"><text:span text:style-name="T16"><text:s text:c="4"/></text:span><text:span text:style-name="T16">}</text:span></text:p>
          <text:p text:style-name="P1"><text:span text:style-name="T16"><text:s text:c="4"/></text:span><text:span text:style-name="T21">return</text:span><text:span text:style-name="T16">;</text:span></text:p>
          <text:p text:style-name="P1"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2" draw:layer="layout" svg:width="3.93cm" svg:height="1.019cm" svg:x="19.883cm" svg:y="17.986cm">
          <text:p text:style-name="P18"><text:span text:style-name="T24">shellex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6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Reaping Child Processes" draw:style-name="dp1" draw:master-page-name="Title_20_and_20_Content" presentation:presentation-page-layout-name="AL1T11">
        <office:forms form:automatic-focus="false" form:apply-design-mode="false"/>
        <draw:frame draw:name="Rectangle 2" presentation:style-name="pr5" draw:text-style-name="P20" draw:layer="layout" svg:width="19.437cm" svg:height="1.591cm" svg:x="1.058cm" svg:y="1.16cm" presentation:class="title" presentation:user-transformed="true">
          <draw:text-box>
            <text:p text:style-name="P19"><text:span text:style-name="T27">Reaping Child Processes</text:span></text:p>
          </draw:text-box>
        </draw:frame>
        <draw:frame draw:name="Rectangle 3" presentation:style-name="pr6" draw:text-style-name="P23" draw:layer="layout" svg:width="23.075cm" svg:height="15.151cm" svg:x="0.999cm" svg:y="3.052cm" presentation:class="outline" presentation:user-transformed="true">
          <draw:text-box>
            <text:list text:style-name="L4">
              <text:list-item>
                <text:p text:style-name="P21"><text:span text:style-name="T28">Idea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29">When process terminates, it still consumes system resourc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2"><text:span text:style-name="T29">Examples: Exit status, various OS tables</text:span></text:p>
                      </text:list-item>
                    </text:list>
                  </text:list-item>
                  <text:list-item>
                    <text:p text:style-name="P22"><text:span text:style-name="T29">Called a “zombie”</text:span></text:p>
                    <text:list>
                      <text:list-item>
                        <text:p text:style-name="P22"><text:span text:style-name="T29">Living corpse, half alive and half dead</text:span></text:p>
                      </text:list-item>
                    </text:list>
                  </text:list-item>
                </text:list>
              </text:list-item>
              <text:list-item>
                <text:p xml:id="id1" text:id="id1" text:style-name="P21"><text:span text:style-name="T28">Reaping</text:span></text:p>
                <text:list>
                  <text:list-item>
                    <text:p xml:id="id2" text:id="id2" text:style-name="P22"><text:span text:style-name="T29">Performed by parent on terminated child (using </text:span><text:span text:style-name="T30">wait</text:span><text:span text:style-name="T31"> or </text:span><text:span text:style-name="T30">waitpid</text:span><text:span text:style-name="T31">)</text:span></text:p>
                  </text:list-item>
                  <text:list-item>
                    <text:p xml:id="id3" text:id="id3" text:style-name="P22"><text:span text:style-name="T31">Parent is given exit status information</text:span></text:p>
                  </text:list-item>
                  <text:list-item>
                    <text:p xml:id="id4" text:id="id4" text:style-name="P22"><text:span text:style-name="T31">Kernel then deletes zombie child process</text:span></text:p>
                  </text:list-item>
                </text:list>
              </text:list-item>
              <text:list-item>
                <text:p xml:id="id5" text:id="id5" text:style-name="P21"><text:span text:style-name="T32">What if parent doesn’t reap?</text:span></text:p>
                <text:list>
                  <text:list-item>
                    <text:p xml:id="id6" text:id="id6" text:style-name="P22"><text:span text:style-name="T31">If any parent terminates without reaping a child, then the orphaned child will be reaped by </text:span><text:span text:style-name="T33">init</text:span><text:span text:style-name="T31"> process (pid == 1)</text:span></text:p>
                  </text:list-item>
                  <text:list-item>
                    <text:p xml:id="id7" text:id="id7" text:style-name="P22"><text:span text:style-name="T31">So, only need explicit reaping in long-running processes</text:span></text:p>
                    <text:list>
                      <text:list-item>
                        <text:p xml:id="id8" text:id="id8" text:style-name="P22"><text:span text:style-name="T31">e.g., shells and server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6" draw:layer="layout" svg:width="13.546cm" svg:height="10.159cm" svg:x="3.387cm" svg:y="1.905cm" draw:page-number="7" presentation:class="page"/>
          <draw:frame draw:name="Rectangle 3" presentation:style-name="pr7" draw:text-style-name="P4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Zombie&#10;Example" draw:style-name="dp1" draw:master-page-name="Title_20_and_20_Content" presentation:presentation-page-layout-name="AL1T11">
        <office:forms form:automatic-focus="false" form:apply-design-mode="false"/>
        <draw:custom-shape draw:name="Text Box 2" draw:style-name="gr19" draw:text-style-name="P25" xml:id="id9" draw:id="id9" draw:layer="layout" svg:width="13.711cm" svg:height="11.067cm" svg:x="0.444cm" svg:y="6.773cm">
          <text:p text:style-name="P24"><text:span text:style-name="T34">linux&gt; </text:span><text:span text:style-name="T35">./forks 7 &amp;</text:span></text:p>
          <text:p text:style-name="P24"><text:span text:style-name="T34">[1] 6639</text:span></text:p>
          <text:p text:style-name="P24"><text:span text:style-name="T34">Running Parent, PID = 6639</text:span></text:p>
          <text:p text:style-name="P24"><text:span text:style-name="T34">Terminating Child, PID = 6640</text:span></text:p>
          <text:p text:style-name="P24"><text:span text:style-name="T34">linux&gt; </text:span><text:span text:style-name="T35">ps</text:span></text:p>
          <text:p text:style-name="P24"><text:span text:style-name="T34"><text:s text:c="2"/></text:span><text:span text:style-name="T34">PID TTY <text:s text:c="9"/>TIME CMD</text:span></text:p>
          <text:p text:style-name="P24"><text:span text:style-name="T34"><text:s/></text:span><text:span text:style-name="T34">6585 ttyp9 <text:s text:c="3"/>00:00:00 tcsh</text:span></text:p>
          <text:p text:style-name="P24"><text:span text:style-name="T34"><text:s/></text:span><text:span text:style-name="T34">6639 ttyp9 <text:s text:c="3"/>00:00:03 forks</text:span></text:p>
          <text:p text:style-name="P24"><text:span text:style-name="T34"><text:s/></text:span><text:span text:style-name="T34">6640 ttyp9 <text:s text:c="3"/>00:00:00 forks &lt;defunct&gt;</text:span></text:p>
          <text:p text:style-name="P24"><text:span text:style-name="T34"><text:s/></text:span><text:span text:style-name="T34">6641 ttyp9 <text:s text:c="3"/>00:00:00 ps</text:span></text:p>
          <text:p text:style-name="P24"><text:span text:style-name="T34">linux&gt;</text:span><text:span text:style-name="T35"> kill 6639</text:span></text:p>
          <text:p text:style-name="P24"><text:span text:style-name="T34">[1] <text:s text:c="3"/>Terminated</text:span></text:p>
          <text:p text:style-name="P24"><text:span text:style-name="T34">linux&gt; </text:span><text:span text:style-name="T35">ps</text:span></text:p>
          <text:p text:style-name="P24"><text:span text:style-name="T34"><text:s text:c="2"/></text:span><text:span text:style-name="T34">PID TTY <text:s text:c="9"/>TIME CMD</text:span></text:p>
          <text:p text:style-name="P24"><text:span text:style-name="T34"><text:s/></text:span><text:span text:style-name="T34">6585 ttyp9 <text:s text:c="3"/>00:00:00 tcsh</text:span></text:p>
          <text:p text:style-name="P24"><text:span text:style-name="T34"><text:s/></text:span><text:span text:style-name="T34">6642 ttyp9 <text:s text:c="3"/>00:00:00 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5" draw:text-style-name="P20" draw:layer="layout" svg:width="5.573cm" svg:height="3.042cm" svg:x="1.058cm" svg:y="1.402cm" presentation:class="title" presentation:user-transformed="true">
          <draw:text-box>
            <text:p text:style-name="P26"><text:span text:style-name="T27">Zombie</text:span><text:span text:style-name="T27"><text:line-break/></text:span><text:span text:style-name="T27">Example</text:span></text:p>
          </draw:text-box>
        </draw:frame>
        <draw:frame draw:name="Rectangle 4" presentation:style-name="pr6" draw:text-style-name="P23" draw:layer="layout" svg:width="11.006cm" svg:height="7.319cm" svg:x="14.393cm" svg:y="11.095cm" presentation:class="outline" presentation:user-transformed="true">
          <draw:text-box>
            <text:list text:style-name="L4">
              <text:list-item>
                <text:p xml:id="id10" text:id="id10" text:style-name="P22"><text:span text:style-name="T36">ps</text:span><text:span text:style-name="T29"> shows child process as “defunct” (i.e., a zombie)</text:span></text:p>
              </text:list-item>
            </text:list>
            <text:p text:style-name="P22"><text:span text:style-name="T29"/></text:p>
            <text:list text:continue-numbering="true" text:style-name="L4">
              <text:list-item>
                <text:p xml:id="id12" text:id="id12" text:style-name="P22"><text:span text:style-name="T29">Killing parent allows child to be reaped by </text:span><text:span text:style-name="T36">init</text:span></text:p>
              </text:list-item>
            </text:list>
          </draw:text-box>
        </draw:frame>
        <draw:custom-shape draw:name="Text Box 5" draw:style-name="gr20" draw:text-style-name="P27" draw:layer="layout" svg:width="15.634cm" svg:height="6.763cm" svg:x="8.224cm" svg:y="1.339cm">
          <text:p text:style-name="P24"><text:span text:style-name="T37">void</text:span><text:span text:style-name="T38"> </text:span><text:span text:style-name="T39">fork7</text:span><text:span text:style-name="T38">() {</text:span></text:p>
          <text:p text:style-name="P24"><text:span text:style-name="T38"><text:s text:c="4"/></text:span><text:span text:style-name="T40">if</text:span><text:span text:style-name="T38"> (fork() == 0) {</text:span></text:p>
          <text:p text:style-name="P24"><text:span text:style-name="T38"><text:s text:c="8"/></text:span><text:span text:style-name="T41">/* Child */</text:span></text:p>
          <text:p text:style-name="P24"><text:span text:style-name="T38"><text:s text:c="8"/></text:span><text:span text:style-name="T38">printf(</text:span><text:span text:style-name="T42">"Terminating Child, PID = %d\n"</text:span><text:span text:style-name="T38">, getpid());</text:span></text:p>
          <text:p text:style-name="P24"><text:span text:style-name="T38"><text:s text:c="8"/></text:span><text:span text:style-name="T38">exit(0);</text:span></text:p>
          <text:p text:style-name="P24"><text:span text:style-name="T38"><text:s text:c="4"/></text:span><text:span text:style-name="T38">} </text:span><text:span text:style-name="T40">else</text:span><text:span text:style-name="T38"> {</text:span></text:p>
          <text:p text:style-name="P24"><text:span text:style-name="T38"><text:s text:c="8"/></text:span><text:span text:style-name="T38">printf(</text:span><text:span text:style-name="T42">"Running Parent, PID = %d\n"</text:span><text:span text:style-name="T38">, getpid());</text:span></text:p>
          <text:p text:style-name="P24"><text:span text:style-name="T38"><text:s text:c="8"/></text:span><text:span text:style-name="T40">while</text:span><text:span text:style-name="T38"> (1)</text:span></text:p>
          <text:p text:style-name="P24"><text:span text:style-name="T38"><text:s text:c="12"/></text:span><text:span text:style-name="T38">; </text:span><text:span text:style-name="T41">/* Infinite loop */</text:span></text:p>
          <text:p text:style-name="P24"><text:span text:style-name="T38"><text:s text:c="4"/></text:span><text:span text:style-name="T38">}</text:span></text:p>
          <text:p text:style-name="P24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1" draw:text-style-name="P29" draw:layer="layout" svg:width="3.17cm" svg:height="0.977cm" svg:x="21.745cm" svg:y="7.185cm">
          <text:p text:style-name="P28"><text:span text:style-name="T43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22" draw:text-style-name="P9" xml:id="id11" draw:id="id11" draw:layer="layout" svg:width="2.751cm" svg:height="0.422cm" svg:x="11.845cm" svg:y="11.85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" draw:style-name="gr23" draw:text-style-name="P9" xml:id="id13" draw:id="id13" draw:layer="layout" svg:width="10.159cm" svg:height="0.846cm" svg:x="4.437cm" svg:y="14.605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6" draw:layer="layout" svg:width="13.546cm" svg:height="10.159cm" svg:x="3.387cm" svg:y="1.905cm" draw:page-number="8" presentation:class="page"/>
          <draw:frame draw:name="Rectangle 3" presentation:style-name="pr8" draw:text-style-name="P4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Non-&#10;terminating&#10;Child Example" draw:style-name="dp1" draw:master-page-name="Title_20_and_20_Content" presentation:presentation-page-layout-name="AL1T11">
        <draw:custom-shape draw:name="Text Box 2" draw:style-name="gr19" draw:text-style-name="P25" xml:id="id14" draw:id="id14" draw:layer="layout" svg:width="10.663cm" svg:height="9.039cm" svg:x="0.652cm" svg:y="9.313cm">
          <text:p text:style-name="P24"><text:span text:style-name="T34">linux&gt; </text:span><text:span text:style-name="T35">./forks 8</text:span></text:p>
          <text:p text:style-name="P24"><text:span text:style-name="T34">Terminating Parent, PID = 6675</text:span></text:p>
          <text:p text:style-name="P24"><text:span text:style-name="T34">Running Child, PID = 6676</text:span></text:p>
          <text:p text:style-name="P24"><text:span text:style-name="T34">linux&gt; </text:span><text:span text:style-name="T35">ps</text:span></text:p>
          <text:p text:style-name="P24"><text:span text:style-name="T34"><text:s text:c="2"/></text:span><text:span text:style-name="T34">PID TTY <text:s text:c="9"/>TIME CMD</text:span></text:p>
          <text:p text:style-name="P24"><text:span text:style-name="T34"><text:s/></text:span><text:span text:style-name="T34">6585 ttyp9 <text:s text:c="3"/>00:00:00 tcsh</text:span></text:p>
          <text:p text:style-name="P24"><text:span text:style-name="T34"><text:s/></text:span><text:span text:style-name="T34">6676 ttyp9 <text:s text:c="3"/>00:00:06 forks</text:span></text:p>
          <text:p text:style-name="P24"><text:span text:style-name="T34"><text:s/></text:span><text:span text:style-name="T34">6677 ttyp9 <text:s text:c="3"/>00:00:00 ps</text:span></text:p>
          <text:p text:style-name="P24"><text:span text:style-name="T35">linux&gt;</text:span><text:span text:style-name="T34"> kill 6676</text:span></text:p>
          <text:p text:style-name="P24"><text:span text:style-name="T35">linux&gt;</text:span><text:span text:style-name="T34"> ps</text:span></text:p>
          <text:p text:style-name="P24"><text:span text:style-name="T34"><text:s text:c="2"/></text:span><text:span text:style-name="T34">PID TTY <text:s text:c="9"/>TIME CMD</text:span></text:p>
          <text:p text:style-name="P24"><text:span text:style-name="T34"><text:s/></text:span><text:span text:style-name="T34">6585 ttyp9 <text:s text:c="3"/>00:00:00 tcsh</text:span></text:p>
          <text:p text:style-name="P24"><text:span text:style-name="T34"><text:s/></text:span><text:span text:style-name="T34">6678 ttyp9 <text:s text:c="3"/>00:00:00 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5" draw:text-style-name="P20" draw:layer="layout" svg:width="10.159cm" svg:height="4.493cm" svg:x="0.423cm" svg:y="0.847cm" presentation:class="title" presentation:user-transformed="true">
          <draw:text-box>
            <text:p text:style-name="P26"><text:span text:style-name="T27">Non-</text:span><text:span text:style-name="T27"><text:line-break/></text:span><text:span text:style-name="T27">terminating</text:span><text:span text:style-name="T27"><text:line-break/></text:span><text:span text:style-name="T27">Child Example</text:span></text:p>
          </draw:text-box>
        </draw:frame>
        <draw:frame draw:name="Rectangle 4" presentation:style-name="pr6" draw:text-style-name="P23" draw:layer="layout" svg:width="12.029cm" svg:height="7.531cm" svg:x="12.1cm" svg:y="10.46cm" presentation:class="outline" presentation:user-transformed="true">
          <draw:text-box>
            <text:list text:style-name="L4">
              <text:list-item>
                <text:p xml:id="id15" text:id="id15" text:style-name="P22"><text:span text:style-name="T29">Child process still active even though parent has terminated</text:span></text:p>
              </text:list-item>
            </text:list>
            <text:p text:style-name="P22"><text:span text:style-name="T29"/></text:p>
            <text:list text:continue-numbering="true" text:style-name="L4">
              <text:list-item>
                <text:p xml:id="id17" text:id="id17" text:style-name="P22"><text:span text:style-name="T29">Must kill child explicitly, or else will keep running indefinitely</text:span></text:p>
              </text:list-item>
            </text:list>
          </draw:text-box>
        </draw:frame>
        <draw:custom-shape draw:name="Text Box 5" draw:style-name="gr20" draw:text-style-name="P27" draw:layer="layout" svg:width="14.109cm" svg:height="9.127cm" svg:x="10.023cm" svg:y="0.776cm">
          <text:p text:style-name="P24"><text:span text:style-name="T44">void</text:span><text:span text:style-name="T45"> </text:span><text:span text:style-name="T46">fork8</text:span><text:span text:style-name="T45">()</text:span></text:p>
          <text:p text:style-name="P24"><text:span text:style-name="T45">{</text:span></text:p>
          <text:p text:style-name="P24"><text:span text:style-name="T45"><text:s text:c="4"/></text:span><text:span text:style-name="T47">if</text:span><text:span text:style-name="T45"> (fork() == 0) {</text:span></text:p>
          <text:p text:style-name="P24"><text:span text:style-name="T45"><text:s text:c="8"/></text:span><text:span text:style-name="T48">/* Child */</text:span></text:p>
          <text:p text:style-name="P24"><text:span text:style-name="T45"><text:s text:c="8"/></text:span><text:span text:style-name="T45">printf(</text:span><text:span text:style-name="T49">"Running Child, PID = %d\n"</text:span><text:span text:style-name="T45">,</text:span></text:p>
          <text:p text:style-name="P24"><text:span text:style-name="T45"><text:s text:c="15"/></text:span><text:span text:style-name="T45">getpid());</text:span></text:p>
          <text:p text:style-name="P24"><text:span text:style-name="T45"><text:s text:c="8"/></text:span><text:span text:style-name="T47">while</text:span><text:span text:style-name="T45"> (1)</text:span></text:p>
          <text:p text:style-name="P24"><text:span text:style-name="T45"><text:s text:c="12"/></text:span><text:span text:style-name="T45">; </text:span><text:span text:style-name="T48">/* Infinite loop */</text:span></text:p>
          <text:p text:style-name="P24"><text:span text:style-name="T45"><text:s text:c="4"/></text:span><text:span text:style-name="T45">} </text:span><text:span text:style-name="T47">else</text:span><text:span text:style-name="T45"> {</text:span></text:p>
          <text:p text:style-name="P24"><text:span text:style-name="T45"><text:s text:c="8"/></text:span><text:span text:style-name="T45">printf(</text:span><text:span text:style-name="T49">"Terminating Parent, PID = %d\n"</text:span><text:span text:style-name="T45">,</text:span></text:p>
          <text:p text:style-name="P24"><text:span text:style-name="T45"><text:s text:c="15"/></text:span><text:span text:style-name="T45">getpid());</text:span></text:p>
          <text:p text:style-name="P24"><text:span text:style-name="T45"><text:s text:c="8"/></text:span><text:span text:style-name="T45">exit(0);</text:span></text:p>
          <text:p text:style-name="P24"><text:span text:style-name="T45"><text:s text:c="4"/></text:span><text:span text:style-name="T45">}</text:span></text:p>
          <text:p text:style-name="P24"><text:span text:style-name="T4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1" draw:text-style-name="P29" draw:layer="layout" svg:width="3.17cm" svg:height="0.977cm" svg:x="21.824cm" svg:y="9.052cm">
          <text:p text:style-name="P28"><text:span text:style-name="T43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24" draw:text-style-name="P9" xml:id="id16" draw:id="id16" draw:layer="layout" svg:width="1.728cm" svg:height="2.539cm" svg:x="10.583cm" svg:y="11.2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0" draw:style-name="gr25" draw:text-style-name="P9" xml:id="id18" draw:id="id18" draw:layer="layout" svg:width="5.749cm" svg:height="1.269cm" svg:x="6.554cm" svg:y="13.97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6" draw:layer="layout" svg:width="13.546cm" svg:height="10.159cm" svg:x="3.387cm" svg:y="1.905cm" draw:page-number="9" presentation:class="page"/>
          <draw:frame draw:name="Rectangle 3" presentation:style-name="pr9" draw:text-style-name="P4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1" draw:text-style-name="P2" draw:layer="layout" svg:width="24.215cm" svg:height="2.171cm" svg:x="1.182cm" svg:y="1.001cm">
          <text:p text:style-name="P6"><text:span text:style-name="T1">Problem with Simple Shell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2" draw:layer="layout" svg:width="23.743cm" svg:height="9.729cm" svg:x="1.181cm" svg:y="3.391cm">
          <text:list text:style-name="L8">
            <text:list-item>
              <text:p text:style-name="P7"><text:span text:style-name="T5">Our example shell correctly waits for and reaps foreground jobs</text:span></text:p>
            </text:list-item>
          </text:list>
          <text:p text:style-name="P7"><text:span text:style-name="T50"/></text:p>
          <text:list text:continue-numbering="true" text:style-name="L8">
            <text:list-item>
              <text:p text:style-name="P7"><text:span text:style-name="T5">But what about background jobs?</text:span></text:p>
            </text:list-item>
          </text:list>
          <text:list text:style-name="L9">
            <text:list-item>
              <text:list>
                <text:list-item>
                  <text:p text:style-name="P8"><text:span text:style-name="T4">Will become zombies when they terminate</text:span></text:p>
                </text:list-item>
                <text:list-item>
                  <text:p text:style-name="P8"><text:span text:style-name="T4">Will never be reaped because shell (typically) will not terminate</text:span></text:p>
                </text:list-item>
                <text:list-item>
                  <text:p text:style-name="P8"><text:span text:style-name="T4">Will create a memory leak that could run the kernel out of memor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26" draw:text-style-name="P30" draw:layer="layout" svg:width="13.256cm" svg:height="9.944cm" svg:x="3.517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0" draw:text-style-name="P4" draw:layer="layout" svg:width="14.814cm" svg:height="11.85cm" svg:x="2.752cm" svg:y="12.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1" draw:text-style-name="P2" draw:layer="layout" svg:width="24.211cm" svg:height="2.171cm" svg:x="0.975cm" svg:y="0.929cm">
          <text:p text:style-name="P6"><text:span text:style-name="T1">ECF to the Rescu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2" draw:layer="layout" svg:width="23.527cm" svg:height="14.509cm" svg:x="1.023cm" svg:y="3.404cm">
          <text:list text:style-name="L8">
            <text:list-item>
              <text:p text:style-name="P7"><text:span text:style-name="T5">Solution: Exceptional control flow</text:span></text:p>
            </text:list-item>
          </text:list>
          <text:list text:style-name="L9">
            <text:list-item>
              <text:list>
                <text:list-item>
                  <text:p text:style-name="P8"><text:span text:style-name="T4">The kernel will interrupt regular processing to alert us when a background process completes</text:span></text:p>
                </text:list-item>
                <text:list-item>
                  <text:p text:style-name="P8"><text:span text:style-name="T4">In Unix, the alert mechanism is called a </text:span><text:span text:style-name="T51">signa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26" draw:text-style-name="P30" draw:layer="layout" svg:width="13.256cm" svg:height="9.944cm" svg:x="3.517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1" draw:text-style-name="P4" draw:layer="layout" svg:width="14.814cm" svg:height="11.85cm" svg:x="2.752cm" svg:y="12.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102cm" svg:y="3.784cm">
          <text:list text:style-name="L2">
            <text:list-item>
              <text:p text:style-name="P7"><text:span text:style-name="T52">Shells</text:span></text:p>
            </text:list-item>
            <text:list-item>
              <text:p text:style-name="P7"><text:span text:style-name="T5">Signals</text:span></text:p>
            </text:list-item>
            <text:list-item>
              <text:p text:style-name="P7"><text:span text:style-name="T52">Nonlocal jump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2" draw:text-style-name="P4" draw:layer="layout" svg:width="14.814cm" svg:height="11.85cm" svg:x="2.752cm" svg:y="12.7cm" presentation:class="notes" presentation:placeholder="true" presentation:user-transformed="true">
            <draw:text-box/>
          </draw:frame>
          <draw:custom-shape draw:name="CustomShape 2" draw:style-name="gr3" draw:text-style-name="P2" draw:layer="layout" svg:width="8.887cm" svg:height="1.267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32cm" svg:height="7.613cm" svg:x="1.019cm" svg:y="3.391cm">
          <text:list text:style-name="L2">
            <text:list-item>
              <text:p text:style-name="P7"><text:span text:style-name="T5">A </text:span><text:span text:style-name="T12">signal</text:span><text:span text:style-name="T5"> is a small message that notifies a process that an event of some type has occurred in the system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Akin to exceptions and interrupts</text:span></text:p>
                </text:list-item>
                <text:list-item>
                  <text:p text:style-name="P8"><text:span text:style-name="T4">Sent from the kernel (sometimes at the request of another process) to a process</text:span></text:p>
                </text:list-item>
                <text:list-item>
                  <text:p text:style-name="P8"><text:span text:style-name="T4">Signal type is identified by small integer ID’s (1-30)</text:span></text:p>
                </text:list-item>
                <text:list-item>
                  <text:p text:style-name="P8"><text:span text:style-name="T4">Only information in a signal is its ID and the fact that it arrive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xml:id="id19" draw:id="id19" draw:layer="layout" svg:width="22.223cm" svg:height="8.529cm" svg:x="1.693cm" svg:y="11.21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1"><text:span text:style-name="T53">ID</text:span></text:p>
              </table:table-cell>
              <table:table-cell>
                <text:p text:style-name="P32"><text:span text:style-name="T53">Name</text:span></text:p>
              </table:table-cell>
              <table:table-cell>
                <text:p text:style-name="P32"><text:span text:style-name="T53">Default Action</text:span></text:p>
              </table:table-cell>
              <table:table-cell>
                <text:p text:style-name="P32"><text:span text:style-name="T53">Corresponding Event</text:span></text:p>
              </table:table-cell>
            </table:table-row>
            <table:table-row table:style-name="ro1" table:default-cell-style-name="ce2">
              <table:table-cell>
                <text:p text:style-name="P31"><text:span text:style-name="T54">2</text:span></text:p>
              </table:table-cell>
              <table:table-cell>
                <text:p text:style-name="P32"><text:span text:style-name="T54">SIGINT</text:span></text:p>
              </table:table-cell>
              <table:table-cell>
                <text:p text:style-name="P32"><text:span text:style-name="T54">Terminate</text:span></text:p>
              </table:table-cell>
              <table:table-cell>
                <text:p text:style-name="P32"><text:span text:style-name="T54">User typed ctrl-c </text:span></text:p>
              </table:table-cell>
            </table:table-row>
            <table:table-row table:style-name="ro2" table:default-cell-style-name="ce1">
              <table:table-cell>
                <text:p text:style-name="P31"><text:span text:style-name="T54">9</text:span></text:p>
              </table:table-cell>
              <table:table-cell>
                <text:p text:style-name="P32"><text:span text:style-name="T54">SIGKILL</text:span></text:p>
              </table:table-cell>
              <table:table-cell>
                <text:p text:style-name="P32"><text:span text:style-name="T54">Terminate</text:span></text:p>
              </table:table-cell>
              <table:table-cell>
                <text:p text:style-name="P32"><text:span text:style-name="T54">Kill program (cannot override or ignore)</text:span></text:p>
              </table:table-cell>
            </table:table-row>
            <table:table-row table:style-name="ro2" table:default-cell-style-name="ce2">
              <table:table-cell>
                <text:p text:style-name="P31"><text:span text:style-name="T54">11</text:span></text:p>
              </table:table-cell>
              <table:table-cell>
                <text:p text:style-name="P32"><text:span text:style-name="T54">SIGSEGV</text:span></text:p>
              </table:table-cell>
              <table:table-cell>
                <text:p text:style-name="P32"><text:span text:style-name="T54">Terminate </text:span></text:p>
              </table:table-cell>
              <table:table-cell>
                <text:p text:style-name="P32"><text:span text:style-name="T54">Segmentation violation</text:span></text:p>
              </table:table-cell>
            </table:table-row>
            <table:table-row table:style-name="ro2" table:default-cell-style-name="ce1">
              <table:table-cell>
                <text:p text:style-name="P31"><text:span text:style-name="T54">14</text:span></text:p>
              </table:table-cell>
              <table:table-cell>
                <text:p text:style-name="P32"><text:span text:style-name="T54">SIGALRM</text:span></text:p>
              </table:table-cell>
              <table:table-cell>
                <text:p text:style-name="P32"><text:span text:style-name="T54">Terminate</text:span></text:p>
              </table:table-cell>
              <table:table-cell>
                <text:p text:style-name="P32"><text:span text:style-name="T54">Timer signal</text:span></text:p>
              </table:table-cell>
            </table:table-row>
            <table:table-row table:style-name="ro2" table:default-cell-style-name="ce2">
              <table:table-cell>
                <text:p text:style-name="P31"><text:span text:style-name="T55">17</text:span></text:p>
              </table:table-cell>
              <table:table-cell>
                <text:p text:style-name="P32"><text:span text:style-name="T54">SIGCHLD</text:span></text:p>
              </table:table-cell>
              <table:table-cell>
                <text:p text:style-name="P32"><text:span text:style-name="T54">Ignore</text:span></text:p>
              </table:table-cell>
              <table:table-cell>
                <text:p text:style-name="P32"><text:span text:style-name="T55">Child stopped or terminated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13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Signal Concepts: Sending a Sig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743cm" svg:height="13.028cm" svg:x="1.019cm" svg:y="3.691cm">
          <text:list text:style-name="L2">
            <text:list-item>
              <text:p text:style-name="P7"><text:span text:style-name="T5">Kernel </text:span><text:span text:style-name="T12">sends</text:span><text:span text:style-name="T5"> (delivers) a signal to a </text:span><text:span text:style-name="T12">destination process</text:span><text:span text:style-name="T56"> </text:span><text:span text:style-name="T5">by updating some state in the context of the destination process</text:span></text:p>
            </text:list-item>
          </text:list>
          <text:p text:style-name="P7"><text:span text:style-name="T50"/></text:p>
          <text:list text:continue-numbering="true" text:style-name="L2">
            <text:list-item>
              <text:p text:style-name="P7"><text:span text:style-name="T5">Kernel sends a signal for one of the following reasons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Kernel has detected a system event such as divide-by-zero (SIGFPE) or the termination of a child process (SIGCHLD)</text:span></text:p>
                </text:list-item>
                <text:list-item>
                  <text:p text:style-name="P8"><text:span text:style-name="T4">Another process has invoked the </text:span><text:span text:style-name="T8">kill</text:span><text:span text:style-name="T4"> system call to explicitly request the kernel to send a signal to the destination process</text:span></text:p>
                </text:list-item>
              </text:list>
            </text:list-item>
          </text:list>
          <text:p text:style-name="P33"><text:span text:style-name="T5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14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Signal Concepts: Receiving a Sig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236cm" svg:height="13.808cm" svg:x="1.102cm" svg:y="3.175cm">
          <text:list text:style-name="L2">
            <text:list-item>
              <text:p text:style-name="P7"><text:span text:style-name="T5">A destination process </text:span><text:span text:style-name="T12">receives</text:span><text:span text:style-name="T5"> a signal when it is forced by the kernel to react in some way to the delivery of the signal</text:span></text:p>
            </text:list-item>
          </text:list>
          <text:p text:style-name="P7"><text:span text:style-name="T50"/></text:p>
          <text:list text:continue-numbering="true" text:style-name="L2">
            <text:list-item>
              <text:p text:style-name="P7"><text:span text:style-name="T5">Some possible ways to react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51">Ignore</text:span><text:span text:style-name="T4"> the signal (do nothing)</text:span></text:p>
                </text:list-item>
                <text:list-item>
                  <text:p text:style-name="P8"><text:span text:style-name="T51">Terminate</text:span><text:span text:style-name="T4"> the process (with optional core dump)</text:span></text:p>
                </text:list-item>
                <text:list-item>
                  <text:p text:style-name="P8"><text:span text:style-name="T51">Catch</text:span><text:span text:style-name="T58"> </text:span><text:span text:style-name="T4">the signal by executing a user-level function called </text:span><text:span text:style-name="T51">signal handler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8"><text:span text:style-name="T4">Akin to a hardware exception handler being called in response to an asynchronous interrupt:</text:span></text:p>
                    </text:list-item>
                  </text:list>
                </text:list-item>
              </text:list>
            </text:list-item>
          </text:list>
          <text:p text:style-name="P33"><text:span text:style-name="T5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" draw:style-name="gr27" draw:text-style-name="P9" xml:id="id20" draw:id="id20" draw:layer="layout" svg:width="0cm" svg:height="1.661cm" svg:x="9.511cm" svg:y="13.361cm" svg:viewBox="0 0 1 1662" draw:points="0,0 1,1662">
          <text:p/>
        </draw:polyline>
        <draw:polyline draw:name="Line 4" draw:style-name="gr27" draw:text-style-name="P9" xml:id="id21" draw:id="id21" draw:layer="layout" svg:width="6.666cm" svg:height="0cm" svg:x="9.529cm" svg:y="15.041cm" svg:viewBox="0 0 6667 1" draw:points="0,0 6667,1">
          <text:p/>
        </draw:polyline>
        <draw:polyline draw:name="Line 5" draw:style-name="gr27" draw:text-style-name="P9" xml:id="id22" draw:id="id22" draw:layer="layout" svg:width="0cm" svg:height="1.48cm" svg:x="16.192cm" svg:y="15.059cm" svg:viewBox="0 0 1 1481" draw:points="0,0 1,1481">
          <text:p/>
        </draw:polyline>
        <draw:polyline draw:name="Line 6" draw:style-name="gr27" draw:text-style-name="P9" xml:id="id23" draw:id="id23" draw:layer="layout" svg:width="6.534cm" svg:height="1.075cm" svg:x="9.52cm" svg:y="15.394cm" svg:viewBox="0 0 6535 1076" draw:points="6535,1076 0,0">
          <text:p/>
        </draw:polyline>
        <draw:polyline draw:name="Line 7" draw:style-name="gr27" draw:text-style-name="P9" xml:id="id24" draw:id="id24" draw:layer="layout" svg:width="0.008cm" svg:height="2.433cm" svg:x="9.516cm" svg:y="15.416cm" svg:viewBox="0 0 9 2434" draw:points="0,0 9,2434">
          <text:p/>
        </draw:polyline>
        <draw:custom-shape draw:name="CustomShape 8" draw:style-name="gr28" draw:text-style-name="P2" xml:id="id25" draw:id="id25" draw:layer="layout" svg:width="5.562cm" svg:height="1.597cm" svg:x="10.055cm" svg:y="13.37cm">
          <text:p text:style-name="P1"><text:span text:style-name="T59">(2) Control passes </text:span></text:p>
          <text:p text:style-name="P1"><text:span text:style-name="T59">to signal handl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2" xml:id="id26" draw:id="id26" draw:layer="layout" svg:width="4.142cm" svg:height="1.597cm" svg:x="16.387cm" svg:y="14.993cm">
          <text:p text:style-name="P1"><text:span text:style-name="T59">(3) Signal <text:s/>handler ru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8" draw:text-style-name="P2" xml:id="id27" draw:id="id27" draw:layer="layout" svg:width="5.223cm" svg:height="2.273cm" svg:x="10.292cm" svg:y="16.281cm">
          <text:p text:style-name="P1"><text:span text:style-name="T59">(4) Signal handler</text:span></text:p>
          <text:p text:style-name="P1"><text:span text:style-name="T59">returns to </text:span></text:p>
          <text:p text:style-name="P1"><text:span text:style-name="T59">next 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3" draw:text-style-name="P2" xml:id="id28" draw:id="id28" draw:layer="layout" svg:width="1.289cm" svg:height="1.016cm" svg:x="8.228cm" svg:y="14.257cm">
          <text:p text:style-name="P1"><text:span text:style-name="T59">I</text:span><text:span text:style-name="T60">cu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" draw:text-style-name="P2" xml:id="id29" draw:id="id29" draw:layer="layout" svg:width="1.323cm" svg:height="1.016cm" svg:x="8.23cm" svg:y="14.803cm">
          <text:p text:style-name="P1"><text:span text:style-name="T59">I</text:span><text:span text:style-name="T60">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9" draw:text-style-name="P2" xml:id="id30" draw:id="id30" draw:layer="layout" svg:width="5.496cm" svg:height="1.597cm" svg:x="2.681cm" svg:y="13.3cm">
          <text:p text:style-name="P5"><text:span text:style-name="T59">(1) Signal received by proces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15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CustomShape 1" draw:style-name="gr1" draw:text-style-name="P2" draw:layer="layout" svg:width="24.762cm" svg:height="2.114cm" svg:x="0.212cm" svg:y="1.21cm">
          <text:p text:style-name="P6"><text:span text:style-name="T1">Signal Concepts: Pending and Blocked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743cm" svg:height="12.816cm" svg:x="0.807cm" svg:y="4.538cm">
          <text:list text:style-name="L2">
            <text:list-item>
              <text:p text:style-name="P7"><text:span text:style-name="T5">A signal is </text:span><text:span text:style-name="T12">pending</text:span><text:span text:style-name="T5"> if sent but not yet received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There can be at most one pending signal of any particular type</text:span></text:p>
                </text:list-item>
                <text:list-item>
                  <text:p text:style-name="P8"><text:span text:style-name="T4">Important: Signals are not queued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8"><text:span text:style-name="T4">If a process has a pending signal of type k, then subsequent signals of type k that are sent to that process are discarded</text:span></text:p>
                    </text:list-item>
                  </text:list>
                </text:list-item>
              </text:list>
            </text:list-item>
          </text:list>
          <text:p text:style-name="P7"><text:span text:style-name="T57"/></text:p>
          <text:list text:continue-numbering="true" text:style-name="L10">
            <text:list-item>
              <text:p text:style-name="P7"><text:span text:style-name="T5">A process can </text:span><text:span text:style-name="T12">block</text:span><text:span text:style-name="T5"> the receipt of certain signals</text:span></text:p>
              <text:list>
                <text:list-item>
                  <text:p text:style-name="P8"><text:span text:style-name="T4">Blocked signals can be delivered, but will not be received until the signal is unblocked</text:span></text:p>
                </text:list-item>
              </text:list>
            </text:list-item>
          </text:list>
          <text:p text:style-name="P7"><text:span text:style-name="T57"/></text:p>
          <text:list text:continue-numbering="true" text:style-name="L10">
            <text:list-item>
              <text:p text:style-name="P7"><text:span text:style-name="T5">A pending signal is received at most once</text:span></text:p>
            </text:list-item>
          </text:list>
          <text:p text:style-name="P7"><text:span text:style-name="T5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16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Signal Concepts: Pending/Blocked Bit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386cm" svg:height="10.276cm" svg:x="0.953cm" svg:y="4.657cm">
          <text:list text:style-name="L2">
            <text:list-item>
              <text:p text:style-name="P7"><text:span text:style-name="T5">Kernel maintains </text:span><text:span text:style-name="T61">pending</text:span><text:span text:style-name="T5"> and </text:span><text:span text:style-name="T61">blocked</text:span><text:span text:style-name="T5"> bit vectors in the context of each proces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pending</text:span><text:span text:style-name="T4">: represents the set of pending signals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8"><text:span text:style-name="T4">Kernel sets bit k in </text:span><text:span text:style-name="T8">pending</text:span><text:span text:style-name="T4"> when a signal of type k is delivered</text:span></text:p>
                    </text:list-item>
                    <text:list-item>
                      <text:p text:style-name="P8"><text:span text:style-name="T4">Kernel clears bit k in </text:span><text:span text:style-name="T8">pending</text:span><text:span text:style-name="T4"> when a signal of type k is received </text:span></text:p>
                    </text:list-item>
                  </text:list>
                </text:list-item>
              </text:list>
            </text:list-item>
          </text:list>
          <text:p text:style-name="P33"><text:span text:style-name="T57"/></text:p>
          <text:list text:style-name="L11">
            <text:list-item>
              <text:list>
                <text:list-item>
                  <text:p text:style-name="P8"><text:span text:style-name="T8">blocked</text:span><text:span text:style-name="T4">: represents the set of blocked signals</text:span></text:p>
                  <text:list>
                    <text:list-item>
                      <text:p text:style-name="P8"><text:span text:style-name="T4">Can be set and cleared by using the </text:span><text:span text:style-name="T8">sigprocmask</text:span><text:span text:style-name="T4"> function</text:span></text:p>
                    </text:list-item>
                    <text:list-item>
                      <text:p text:style-name="P8"><text:span text:style-name="T4">Also referred to as the </text:span><text:span text:style-name="T62">signal mask</text:span><text:span text:style-name="T4">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17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CustomShape 1" draw:style-name="gr30" draw:text-style-name="P34" draw:layer="layout" svg:width="5.712cm" svg:height="4.564cm" svg:x="16.933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34" draw:layer="layout" svg:width="5.712cm" svg:height="4.564cm" svg:x="10.583cm" svg:y="8.7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0" draw:text-style-name="P34" draw:layer="layout" svg:width="6.982cm" svg:height="8.606cm" svg:x="3.012cm" svg:y="8.7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1.086cm" svg:height="2.114cm" svg:x="1.057cm" svg:y="1.058cm">
          <text:p text:style-name="P6"><text:span text:style-name="T1">Sending Signals: Process Grou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21.441cm" svg:height="1.69cm" svg:x="1.058cm" svg:y="3.387cm">
          <text:list text:style-name="L2">
            <text:list-item>
              <text:p text:style-name="P7"><text:span text:style-name="T5">Every process belongs to exactly one process grou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1" draw:text-style-name="P35" draw:layer="layout" svg:width="2.727cm" svg:height="2.458cm" svg:x="5.274cm" svg:y="8.969cm">
          <text:p text:style-name="P11"><text:span text:style-name="T63">Fore-</text:span></text:p>
          <text:p text:style-name="P11"><text:span text:style-name="T63">ground</text:span></text:p>
          <text:p text:style-name="P11"><text:span text:style-name="T63">jo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31" draw:text-style-name="P35" draw:layer="layout" svg:width="2.727cm" svg:height="2.396cm" svg:x="11.373cm" svg:y="8.969cm">
          <text:p text:style-name="P11"><text:span text:style-name="T63">Back-</text:span></text:p>
          <text:p text:style-name="P11"><text:span text:style-name="T63">ground</text:span></text:p>
          <text:p text:style-name="P11"><text:span text:style-name="T63">job #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31" draw:text-style-name="P35" draw:layer="layout" svg:width="2.731cm" svg:height="2.458cm" svg:x="17.357cm" svg:y="8.969cm">
          <text:p text:style-name="P11"><text:span text:style-name="T63">Back-</text:span></text:p>
          <text:p text:style-name="P11"><text:span text:style-name="T63">ground</text:span></text:p>
          <text:p text:style-name="P11"><text:span text:style-name="T63">job #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31" draw:text-style-name="P35" draw:layer="layout" svg:width="2.731cm" svg:height="2.153cm" svg:x="11.386cm" svg:y="5.292cm">
          <text:p text:style-name="P11"><text:span text:style-name="T63">Shel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31" draw:text-style-name="P35" draw:layer="layout" svg:width="2.731cm" svg:height="2.153cm" svg:x="3.722cm" svg:y="12.263cm">
          <text:p text:style-name="P11"><text:span text:style-name="T63">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31" draw:text-style-name="P35" draw:layer="layout" svg:width="2.731cm" svg:height="2.153cm" svg:x="6.848cm" svg:y="12.263cm">
          <text:p text:style-name="P11"><text:span text:style-name="T63">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2" draw:style-name="gr32" draw:text-style-name="P9" draw:layer="layout" svg:x1="5.803cm" svg:y1="11.253cm" svg:x2="5.296cm" svg:y2="12.281cm">
          <text:p/>
        </draw:line>
        <draw:line draw:name="Line 13" draw:style-name="gr32" draw:text-style-name="P9" draw:layer="layout" svg:x1="7.461cm" svg:y1="11.244cm" svg:x2="7.915cm" svg:y2="12.25cm">
          <text:p/>
        </draw:line>
        <draw:line draw:name="Line 14" draw:style-name="gr32" draw:text-style-name="P9" draw:layer="layout" svg:x1="12.761cm" svg:y1="7.408cm" svg:x2="12.762cm" svg:y2="8.956cm">
          <text:p/>
        </draw:line>
        <draw:line draw:name="Line 15" draw:style-name="gr32" draw:text-style-name="P9" draw:layer="layout" svg:x1="11.804cm" svg:y1="7.152cm" svg:x2="7.69cm" svg:y2="9.379cm">
          <text:p/>
        </draw:line>
        <draw:line draw:name="Line 16" draw:style-name="gr32" draw:text-style-name="P9" draw:layer="layout" svg:x1="13.802cm" svg:y1="7.042cm" svg:x2="17.727cm" svg:y2="9.357cm">
          <text:p/>
        </draw:line>
        <draw:custom-shape draw:name="CustomShape 17" draw:style-name="gr33" draw:text-style-name="P2" draw:layer="layout" svg:width="2.279cm" svg:height="1.264cm" svg:x="9.169cm" svg:y="5.751cm">
          <text:p text:style-name="P5"><text:span text:style-name="T64">pid=10</text:span></text:p>
          <text:p text:style-name="P5"><text:span text:style-name="T64">pgid=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4" draw:text-style-name="P2" draw:layer="layout" svg:width="4.9cm" svg:height="1.602cm" svg:x="3.012cm" svg:y="15.741cm">
          <text:p text:style-name="P1"><text:span text:style-name="T65">Foreground </text:span></text:p>
          <text:p text:style-name="P1"><text:span text:style-name="T65">process group 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3" draw:text-style-name="P2" draw:layer="layout" svg:width="4.442cm" svg:height="1.602cm" svg:x="10.623cm" svg:y="11.651cm">
          <text:p text:style-name="P1"><text:span text:style-name="T65">Background</text:span></text:p>
          <text:p text:style-name="P1"><text:span text:style-name="T65">process group 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3" draw:text-style-name="P2" draw:layer="layout" svg:width="4.442cm" svg:height="1.602cm" svg:x="16.973cm" svg:y="11.72cm">
          <text:p text:style-name="P1"><text:span text:style-name="T65">Background</text:span></text:p>
          <text:p text:style-name="P1"><text:span text:style-name="T65">process group 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3" draw:text-style-name="P2" draw:layer="layout" svg:width="2.279cm" svg:height="1.264cm" svg:x="3.062cm" svg:y="9.35cm">
          <text:p text:style-name="P5"><text:span text:style-name="T64">pid=20</text:span></text:p>
          <text:p text:style-name="P5"><text:span text:style-name="T64">pgid=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3" draw:text-style-name="P2" draw:layer="layout" svg:width="2.279cm" svg:height="1.264cm" svg:x="14.006cm" svg:y="9.491cm">
          <text:p text:style-name="P1"><text:span text:style-name="T64">pid=32</text:span></text:p>
          <text:p text:style-name="P1"><text:span text:style-name="T64">pgid=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3" draw:text-style-name="P2" draw:layer="layout" svg:width="2.279cm" svg:height="1.264cm" svg:x="20.079cm" svg:y="9.566cm">
          <text:p text:style-name="P1"><text:span text:style-name="T64">pid=40</text:span></text:p>
          <text:p text:style-name="P1"><text:span text:style-name="T64">pgid=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3" draw:text-style-name="P2" draw:layer="layout" svg:width="2.279cm" svg:height="1.264cm" svg:x="3.895cm" svg:y="14.394cm">
          <text:p text:style-name="P5"><text:span text:style-name="T64">pid=21</text:span></text:p>
          <text:p text:style-name="P5"><text:span text:style-name="T64">pgid=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3" draw:text-style-name="P2" draw:layer="layout" svg:width="2.279cm" svg:height="1.264cm" svg:x="7.07cm" svg:y="14.394cm">
          <text:p text:style-name="P5"><text:span text:style-name="T64">pid=22</text:span></text:p>
          <text:p text:style-name="P5"><text:span text:style-name="T64">pgid=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6" draw:text-style-name="P2" xml:id="id31" draw:id="id31" draw:layer="layout" svg:width="11.427cm" svg:height="4.327cm" svg:x="10.372cm" svg:y="14.085cm">
          <text:p text:style-name="P32"><text:span text:style-name="T13">getpgrp()</text:span><text:span text:style-name="T2"><text:line-break/></text:span><text:span text:style-name="T10">Return process group of current process</text:span></text:p>
          <text:p text:style-name="P32"><text:span text:style-name="T13">setpgid()</text:span><text:span text:style-name="T2"><text:line-break/></text:span><text:span text:style-name="T10">Change process group of a process (see text for detai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18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CustomShape 1" draw:style-name="gr1" draw:text-style-name="P2" draw:layer="layout" svg:width="24.405cm" svg:height="2.114cm" svg:x="0.992cm" svg:y="1.21cm">
          <text:p text:style-name="P6"><text:span text:style-name="T1">Sending Signals with </text:span><text:span text:style-name="T25">/bin/kill </text:span><text:span text:style-name="T1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0.832cm" svg:height="14.509cm" svg:x="0.807cm" svg:y="3.391cm">
          <text:list text:style-name="L12">
            <text:list-item>
              <text:p text:style-name="P7"><text:span text:style-name="T61">/bin/kill </text:span><text:span text:style-name="T5">program sends arbitrary signal to a process or process group</text:span></text:p>
            </text:list-item>
          </text:list>
          <text:p text:style-name="P33"><text:span text:style-name="T50"/></text:p>
          <text:list text:continue-numbering="true" text:style-name="L12">
            <text:list-item>
              <text:p text:style-name="P7"><text:span text:style-name="T5">Examples</text:span></text:p>
            </text:list-item>
          </text:list>
          <text:list text:style-name="L13">
            <text:list-item>
              <text:list>
                <text:list-item>
                  <text:p text:style-name="P8"><text:span text:style-name="T8">/bin/kill –9 24818</text:span><text:span text:style-name="T2"><text:line-break/></text:span><text:span text:style-name="T14">Send SIGKILL to process 24818</text:span></text:p>
                </text:list-item>
              </text:list>
            </text:list-item>
          </text:list>
          <text:p text:style-name="P33"><text:span text:style-name="T2"/></text:p>
          <text:list text:style-name="L14">
            <text:list-item>
              <text:list>
                <text:list-item>
                  <text:p text:style-name="P8"><text:span text:style-name="T8">/bin/kill –9 –24817</text:span><text:span text:style-name="T2"><text:line-break/></text:span><text:span text:style-name="T14">Send SIGKILL to every process in process group 24817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36" draw:layer="layout" svg:width="10.661cm" svg:height="11.065cm" svg:x="11.697cm" svg:y="4.674cm">
          <text:p text:style-name="P1"><text:span text:style-name="T66">linux&gt; ./forks 16 </text:span></text:p>
          <text:p text:style-name="P1"><text:span text:style-name="T66">Child1: pid=24818 pgrp=24817 </text:span></text:p>
          <text:p text:style-name="P1"><text:span text:style-name="T66">Child2: pid=24819 pgrp=24817 </text:span></text:p>
          <text:p text:style-name="P1"><text:span text:style-name="T66"><text:s/></text:span></text:p>
          <text:p text:style-name="P1"><text:span text:style-name="T66">linux&gt; ps </text:span></text:p>
          <text:p text:style-name="P1"><text:span text:style-name="T66"><text:s text:c="2"/></text:span><text:span text:style-name="T66">PID TTY <text:s text:c="9"/>TIME CMD </text:span></text:p>
          <text:p text:style-name="P1"><text:span text:style-name="T66">24788 pts/2 <text:s text:c="3"/>00:00:00 tcsh </text:span></text:p>
          <text:p text:style-name="P1"><text:span text:style-name="T66">24818 pts/2 <text:s text:c="3"/>00:00:02 forks </text:span></text:p>
          <text:p text:style-name="P1"><text:span text:style-name="T66">24819 pts/2 <text:s text:c="3"/>00:00:02 forks </text:span></text:p>
          <text:p text:style-name="P1"><text:span text:style-name="T66">24820 pts/2 <text:s text:c="3"/>00:00:00 ps </text:span></text:p>
          <text:p text:style-name="P1"><text:span text:style-name="T66">linux&gt; /bin/kill -9 -24817 </text:span></text:p>
          <text:p text:style-name="P1"><text:span text:style-name="T66">linux&gt; ps <text:s/></text:span></text:p>
          <text:p text:style-name="P1"><text:span text:style-name="T66"><text:s text:c="2"/></text:span><text:span text:style-name="T66">PID TTY <text:s text:c="9"/>TIME CMD </text:span></text:p>
          <text:p text:style-name="P1"><text:span text:style-name="T66">24788 pts/2 <text:s text:c="3"/>00:00:00 tcsh </text:span></text:p>
          <text:p text:style-name="P1"><text:span text:style-name="T66">24823 pts/2 <text:s text:c="3"/>00:00:00 ps </text:span></text:p>
          <text:p text:style-name="P1"><text:span text:style-name="T66">linux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9" xml:id="id32" draw:id="id32" draw:layer="layout" svg:width="10.369cm" svg:height="0.738cm" svg:x="11.642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6" draw:text-style-name="P9" xml:id="id33" draw:id="id33" draw:layer="layout" svg:width="10.369cm" svg:height="1.399cm" svg:x="11.642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19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Sending Signals from the Key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3cm" svg:height="3.591cm" svg:x="0.807cm" svg:y="3.391cm">
          <text:list text:style-name="L2">
            <text:list-item>
              <text:p text:style-name="P37"><text:span text:style-name="T3">Typing ctrl-c (ctrl-z) causes the kernel to send a SIGINT (SIGTSTP) to every job in the foreground process group.</text:span></text:p>
            </text:list-item>
          </text:list>
          <text:list text:style-name="L3">
            <text:list-item>
              <text:list>
                <text:list-item>
                  <text:p text:style-name="P38"><text:span text:style-name="T14">SIGINT – default action is to terminate each process </text:span></text:p>
                </text:list-item>
                <text:list-item>
                  <text:p text:style-name="P38"><text:span text:style-name="T14">SIGTSTP – default action is to stop (suspend) each proces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0" draw:text-style-name="P34" draw:layer="layout" svg:width="5.712cm" svg:height="4.564cm" svg:x="16.933cm" svg:y="10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0" draw:text-style-name="P34" draw:layer="layout" svg:width="5.712cm" svg:height="4.564cm" svg:x="10.583cm" svg:y="10.2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7" draw:text-style-name="P39" draw:layer="layout" svg:width="6.982cm" svg:height="8.606cm" svg:x="3.012cm" svg:y="10.2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1" draw:text-style-name="P35" draw:layer="layout" svg:width="2.727cm" svg:height="2.458cm" svg:x="5.274cm" svg:y="10.451cm">
          <text:p text:style-name="P11"><text:span text:style-name="T63">Fore-</text:span></text:p>
          <text:p text:style-name="P11"><text:span text:style-name="T63">ground</text:span></text:p>
          <text:p text:style-name="P11"><text:span text:style-name="T63">jo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31" draw:text-style-name="P35" draw:layer="layout" svg:width="2.727cm" svg:height="2.396cm" svg:x="11.373cm" svg:y="10.451cm">
          <text:p text:style-name="P11"><text:span text:style-name="T63">Back-</text:span></text:p>
          <text:p text:style-name="P11"><text:span text:style-name="T63">ground</text:span></text:p>
          <text:p text:style-name="P11"><text:span text:style-name="T63">job #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31" draw:text-style-name="P35" draw:layer="layout" svg:width="2.731cm" svg:height="2.458cm" svg:x="17.357cm" svg:y="10.451cm">
          <text:p text:style-name="P11"><text:span text:style-name="T63">Back-</text:span></text:p>
          <text:p text:style-name="P11"><text:span text:style-name="T63">ground</text:span></text:p>
          <text:p text:style-name="P11"><text:span text:style-name="T63">job #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31" draw:text-style-name="P35" draw:layer="layout" svg:width="2.731cm" svg:height="2.153cm" svg:x="11.386cm" svg:y="6.773cm">
          <text:p text:style-name="P11"><text:span text:style-name="T63">Shel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31" draw:text-style-name="P35" draw:layer="layout" svg:width="2.731cm" svg:height="2.153cm" svg:x="3.722cm" svg:y="13.745cm">
          <text:p text:style-name="P11"><text:span text:style-name="T63">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31" draw:text-style-name="P35" draw:layer="layout" svg:width="2.731cm" svg:height="2.153cm" svg:x="6.848cm" svg:y="13.745cm">
          <text:p text:style-name="P11"><text:span text:style-name="T63">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2" draw:style-name="gr32" draw:text-style-name="P9" draw:layer="layout" svg:x1="5.803cm" svg:y1="12.735cm" svg:x2="5.296cm" svg:y2="13.762cm">
          <text:p/>
        </draw:line>
        <draw:line draw:name="Line 13" draw:style-name="gr32" draw:text-style-name="P9" draw:layer="layout" svg:x1="7.461cm" svg:y1="12.726cm" svg:x2="7.915cm" svg:y2="13.731cm">
          <text:p/>
        </draw:line>
        <draw:line draw:name="Line 14" draw:style-name="gr32" draw:text-style-name="P9" draw:layer="layout" svg:x1="12.761cm" svg:y1="8.89cm" svg:x2="12.762cm" svg:y2="10.437cm">
          <text:p/>
        </draw:line>
        <draw:line draw:name="Line 15" draw:style-name="gr32" draw:text-style-name="P9" draw:layer="layout" svg:x1="11.804cm" svg:y1="8.634cm" svg:x2="7.69cm" svg:y2="10.861cm">
          <text:p/>
        </draw:line>
        <draw:line draw:name="Line 16" draw:style-name="gr32" draw:text-style-name="P9" draw:layer="layout" svg:x1="13.802cm" svg:y1="8.523cm" svg:x2="17.727cm" svg:y2="10.839cm">
          <text:p/>
        </draw:line>
        <draw:custom-shape draw:name="CustomShape 17" draw:style-name="gr33" draw:text-style-name="P2" draw:layer="layout" svg:width="2.279cm" svg:height="1.264cm" svg:x="9.169cm" svg:y="7.233cm">
          <text:p text:style-name="P5"><text:span text:style-name="T64">pid=10</text:span></text:p>
          <text:p text:style-name="P5"><text:span text:style-name="T64">pgid=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4" draw:text-style-name="P2" draw:layer="layout" svg:width="4.9cm" svg:height="1.602cm" svg:x="3.012cm" svg:y="17.223cm">
          <text:p text:style-name="P1"><text:span text:style-name="T67">Foreground </text:span></text:p>
          <text:p text:style-name="P1"><text:span text:style-name="T67">process group 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3" draw:text-style-name="P2" draw:layer="layout" svg:width="4.442cm" svg:height="1.602cm" svg:x="10.623cm" svg:y="13.132cm">
          <text:p text:style-name="P1"><text:span text:style-name="T65">Background</text:span></text:p>
          <text:p text:style-name="P1"><text:span text:style-name="T65">process group 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3" draw:text-style-name="P2" draw:layer="layout" svg:width="4.442cm" svg:height="1.602cm" svg:x="16.973cm" svg:y="13.201cm">
          <text:p text:style-name="P1"><text:span text:style-name="T65">Background</text:span></text:p>
          <text:p text:style-name="P1"><text:span text:style-name="T65">process group 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3" draw:text-style-name="P2" draw:layer="layout" svg:width="2.279cm" svg:height="1.264cm" svg:x="3.062cm" svg:y="10.831cm">
          <text:p text:style-name="P5"><text:span text:style-name="T64">pid=20</text:span></text:p>
          <text:p text:style-name="P5"><text:span text:style-name="T64">pgid=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3" draw:text-style-name="P2" draw:layer="layout" svg:width="2.279cm" svg:height="1.264cm" svg:x="14.006cm" svg:y="10.972cm">
          <text:p text:style-name="P1"><text:span text:style-name="T64">pid=32</text:span></text:p>
          <text:p text:style-name="P1"><text:span text:style-name="T64">pgid=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3" draw:text-style-name="P2" draw:layer="layout" svg:width="2.279cm" svg:height="1.264cm" svg:x="20.079cm" svg:y="11.047cm">
          <text:p text:style-name="P1"><text:span text:style-name="T64">pid=40</text:span></text:p>
          <text:p text:style-name="P1"><text:span text:style-name="T64">pgid=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3" draw:text-style-name="P2" draw:layer="layout" svg:width="2.279cm" svg:height="1.264cm" svg:x="3.895cm" svg:y="15.876cm">
          <text:p text:style-name="P5"><text:span text:style-name="T64">pid=21</text:span></text:p>
          <text:p text:style-name="P5"><text:span text:style-name="T64">pgid=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3" draw:text-style-name="P2" draw:layer="layout" svg:width="2.279cm" svg:height="1.264cm" svg:x="7.07cm" svg:y="15.876cm">
          <text:p text:style-name="P5"><text:span text:style-name="T64">pid=22</text:span></text:p>
          <text:p text:style-name="P5"><text:span text:style-name="T64">pgid=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20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1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Example of </text:span><text:span text:style-name="T25">ctrl-c</text:span><text:span text:style-name="T1"> and </text:span><text:span text:style-name="T25">ctrl-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8" draw:text-style-name="P36" draw:layer="layout" svg:width="14.814cm" svg:height="13.093cm" svg:x="0.423cm" svg:y="3.598cm">
          <text:p text:style-name="P1"><text:span text:style-name="T66">bluefish&gt; ./forks 17</text:span></text:p>
          <text:p text:style-name="P1"><text:span text:style-name="T66">Child: pid=28108 pgrp=28107</text:span></text:p>
          <text:p text:style-name="P1"><text:span text:style-name="T66">Parent: pid=28107 pgrp=28107</text:span></text:p>
          <text:p text:style-name="P1"><text:span text:style-name="T66">&lt;types ctrl-z&gt;</text:span></text:p>
          <text:p text:style-name="P1"><text:span text:style-name="T66">Suspended</text:span></text:p>
          <text:p text:style-name="P1"><text:span text:style-name="T66">bluefish&gt; ps w</text:span></text:p>
          <text:p text:style-name="P1"><text:span text:style-name="T66"><text:s text:c="2"/></text:span><text:span text:style-name="T66">PID TTY <text:s text:c="5"/>STAT <text:s text:c="2"/>TIME COMMAND</text:span></text:p>
          <text:p text:style-name="P1"><text:span text:style-name="T66">27699 pts/8 <text:s text:c="3"/>Ss <text:s text:c="4"/>0:00 -tcsh</text:span></text:p>
          <text:p text:style-name="P1"><text:span text:style-name="T66">28107 pts/8 <text:s text:c="3"/>T <text:s text:c="5"/>0:01 ./forks 17</text:span></text:p>
          <text:p text:style-name="P1"><text:span text:style-name="T66">28108 pts/8 <text:s text:c="3"/>T <text:s text:c="5"/>0:01 ./forks 17</text:span></text:p>
          <text:p text:style-name="P1"><text:span text:style-name="T66">28109 pts/8 <text:s text:c="3"/>R+ <text:s text:c="4"/>0:00 ps w</text:span></text:p>
          <text:p text:style-name="P1"><text:span text:style-name="T66">bluefish&gt; fg</text:span></text:p>
          <text:p text:style-name="P1"><text:span text:style-name="T66">./forks 17</text:span></text:p>
          <text:p text:style-name="P1"><text:span text:style-name="T66">&lt;types ctrl-c&gt;</text:span></text:p>
          <text:p text:style-name="P1"><text:span text:style-name="T66">bluefish&gt; ps w</text:span></text:p>
          <text:p text:style-name="P1"><text:span text:style-name="T66"><text:s text:c="2"/></text:span><text:span text:style-name="T66">PID TTY <text:s text:c="5"/>STAT <text:s text:c="2"/>TIME COMMAND</text:span></text:p>
          <text:p text:style-name="P1"><text:span text:style-name="T66">27699 pts/8 <text:s text:c="3"/>Ss <text:s text:c="4"/>0:00 -tcsh</text:span></text:p>
          <text:p text:style-name="P1"><text:span text:style-name="T66">28110 pts/8 <text:s text:c="3"/>R+ <text:s text:c="4"/>0:00 ps w</text:span></text:p>
          <text:p text:style-name="P1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9" draw:text-style-name="P13" draw:layer="layout" svg:width="8.675cm" svg:height="10.155cm" svg:x="15.663cm" svg:y="3.354cm">
          <text:p text:style-name="P1"><text:span text:style-name="T10">STAT (process state) Legend:</text:span></text:p>
          <text:p text:style-name="P1"><text:span text:style-name="T2"/></text:p>
          <text:p text:style-name="P1"><text:span text:style-name="T68">First letter:</text:span></text:p>
          <text:p text:style-name="P1"><text:span text:style-name="T10">S: sleeping</text:span></text:p>
          <text:p text:style-name="P1"><text:span text:style-name="T10">T: stopped</text:span></text:p>
          <text:p text:style-name="P1"><text:span text:style-name="T10">R: running</text:span></text:p>
          <text:p text:style-name="P1"><text:span text:style-name="T2"/></text:p>
          <text:p text:style-name="P1"><text:span text:style-name="T68">Second letter:</text:span></text:p>
          <text:p text:style-name="P1"><text:span text:style-name="T10">s: session leader</text:span></text:p>
          <text:p text:style-name="P1"><text:span text:style-name="T10">+: foreground proc group</text:span></text:p>
          <text:p text:style-name="P1"><text:span text:style-name="T2"/></text:p>
          <text:p text:style-name="P1"><text:span text:style-name="T10">See “man ps” for more </text:span></text:p>
          <text:p text:style-name="P1"><text:span text:style-name="T10">detai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21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Sending Signals with </text:span><text:span text:style-name="T25">kill</text:span><text:span text:style-name="T1">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0" draw:text-style-name="P12" draw:layer="layout" svg:width="21.375cm" svg:height="14.755cm" svg:x="1.27cm" svg:y="3.326cm">
          <text:p text:style-name="P1"><text:span text:style-name="T69">void</text:span><text:span text:style-name="T70"> </text:span><text:span text:style-name="T71">fork12</text:span><text:span text:style-name="T70">()</text:span></text:p>
          <text:p text:style-name="P1"><text:span text:style-name="T70">{</text:span></text:p>
          <text:p text:style-name="P1"><text:span text:style-name="T70"><text:s text:c="4"/></text:span><text:span text:style-name="T69">pid_t</text:span><text:span text:style-name="T70"> </text:span><text:span text:style-name="T72">pid</text:span><text:span text:style-name="T70">[N];</text:span></text:p>
          <text:p text:style-name="P1"><text:span text:style-name="T70"><text:s text:c="4"/></text:span><text:span text:style-name="T69">int</text:span><text:span text:style-name="T70"> </text:span><text:span text:style-name="T72">i</text:span><text:span text:style-name="T70">;</text:span></text:p>
          <text:p text:style-name="P1"><text:span text:style-name="T70"><text:s text:c="4"/></text:span><text:span text:style-name="T69">int</text:span><text:span text:style-name="T70"> </text:span><text:span text:style-name="T72">child_status</text:span><text:span text:style-name="T70">;</text:span></text:p>
          <text:p text:style-name="P1"><text:span text:style-name="T73"/></text:p>
          <text:p text:style-name="P1"><text:span text:style-name="T70"><text:s text:c="4"/></text:span><text:span text:style-name="T74">for</text:span><text:span text:style-name="T70"> (i = 0; i &lt; N; i++)</text:span></text:p>
          <text:p text:style-name="P1"><text:span text:style-name="T70"><text:s text:c="8"/></text:span><text:span text:style-name="T74">if</text:span><text:span text:style-name="T70"> ((pid[i] = fork()) == 0) {</text:span></text:p>
          <text:p text:style-name="P1"><text:span text:style-name="T70"><text:s text:c="12"/></text:span><text:span text:style-name="T75">/* Child: Infinite Loop */</text:span></text:p>
          <text:p text:style-name="P1"><text:span text:style-name="T70"><text:s text:c="12"/></text:span><text:span text:style-name="T74">while</text:span><text:span text:style-name="T70">(1)</text:span></text:p>
          <text:p text:style-name="P1"><text:span text:style-name="T70"><text:s text:c="16"/></text:span><text:span text:style-name="T70">;</text:span></text:p>
          <text:p text:style-name="P1"><text:span text:style-name="T70"><text:s text:c="8"/></text:span><text:span text:style-name="T70">}</text:span></text:p>
          <text:p text:style-name="P1"><text:span text:style-name="T70"><text:s text:c="4"/></text:span></text:p>
          <text:p text:style-name="P1"><text:span text:style-name="T70"><text:s text:c="4"/></text:span><text:span text:style-name="T74">for</text:span><text:span text:style-name="T70"> (i = 0; i &lt; N; i++) {</text:span></text:p>
          <text:p text:style-name="P1"><text:span text:style-name="T70"><text:s text:c="8"/></text:span><text:span text:style-name="T70">printf(</text:span><text:span text:style-name="T76">"Killing process %d\n"</text:span><text:span text:style-name="T70">, pid[i]);</text:span></text:p>
          <text:p text:style-name="P1"><text:span text:style-name="T70"><text:s text:c="8"/></text:span><text:span text:style-name="T70">kill(pid[i], SIGINT);</text:span></text:p>
          <text:p text:style-name="P1"><text:span text:style-name="T70"><text:s text:c="4"/></text:span><text:span text:style-name="T70">}</text:span></text:p>
          <text:p text:style-name="P1"><text:span text:style-name="T73"/></text:p>
          <text:p text:style-name="P1"><text:span text:style-name="T70"><text:s text:c="4"/></text:span><text:span text:style-name="T74">for</text:span><text:span text:style-name="T70"> (i = 0; i &lt; N; i++) {</text:span></text:p>
          <text:p text:style-name="P1"><text:span text:style-name="T70"><text:s text:c="8"/></text:span><text:span text:style-name="T69">pid_t</text:span><text:span text:style-name="T70"> </text:span><text:span text:style-name="T72">wpid</text:span><text:span text:style-name="T70"> = wait(&amp;child_status);</text:span></text:p>
          <text:p text:style-name="P1"><text:span text:style-name="T70"><text:s text:c="8"/></text:span><text:span text:style-name="T74">if</text:span><text:span text:style-name="T70"> (WIFEXITED(child_status))</text:span></text:p>
          <text:p text:style-name="P1"><text:span text:style-name="T70"><text:s text:c="12"/></text:span><text:span text:style-name="T70">printf(</text:span><text:span text:style-name="T76">"Child %d terminated with exit status %d\n"</text:span><text:span text:style-name="T70">,</text:span></text:p>
          <text:p text:style-name="P1"><text:span text:style-name="T70"><text:s text:c="19"/></text:span><text:span text:style-name="T70">wpid, WEXITSTATUS(child_status));</text:span></text:p>
          <text:p text:style-name="P1"><text:span text:style-name="T70"><text:s text:c="8"/></text:span><text:span text:style-name="T74">else</text:span></text:p>
          <text:p text:style-name="P1"><text:span text:style-name="T70"><text:s text:c="12"/></text:span><text:span text:style-name="T70">printf(</text:span><text:span text:style-name="T76">"Child %d terminated abnormally\n"</text:span><text:span text:style-name="T70">, wpid);</text:span></text:p>
          <text:p text:style-name="P1"><text:span text:style-name="T70"><text:s text:c="4"/></text:span><text:span text:style-name="T70">}</text:span></text:p>
          <text:p text:style-name="P1"><text:span text:style-name="T7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2" draw:layer="layout" svg:width="3.168cm" svg:height="1.019cm" svg:x="19.388cm" svg:y="17.145cm">
          <text:p text:style-name="P18"><text:span text:style-name="T24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22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Receiving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3.013cm" svg:x="1.102cm" svg:y="3.334cm">
          <text:list text:style-name="L2">
            <text:list-item>
              <text:p text:style-name="P7"><text:span text:style-name="T5">Suppose kernel is returning from an exception handler and is ready to pass control to process </text:span><text:span text:style-name="T77">p</text:span></text:p>
            </text:list-item>
          </text:list>
          <text:p text:style-name="P7"><text:span text:style-name="T5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1" draw:text-style-name="P39" draw:layer="layout" svg:width="12.485cm" svg:height="1.179cm" svg:x="5.043cm" svg:y="12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40" draw:layer="layout" svg:width="12.485cm" svg:height="1.179cm" svg:x="5.043cm" svg:y="11.3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2" draw:text-style-name="P40" draw:layer="layout" svg:width="12.485cm" svg:height="1.179cm" svg:x="5.043cm" svg:y="13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1" draw:text-style-name="P39" draw:layer="layout" svg:width="12.485cm" svg:height="1.179cm" svg:x="5.043cm" svg:y="10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2" draw:text-style-name="P40" draw:layer="layout" svg:width="12.485cm" svg:height="1.179cm" svg:x="5.043cm" svg:y="8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3" draw:text-style-name="P2" draw:layer="layout" svg:width="2.999cm" svg:height="1.011cm" svg:x="5.683cm" svg:y="7.197cm">
          <text:p text:style-name="P1"><text:span text:style-name="T68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3" draw:text-style-name="P2" draw:layer="layout" svg:width="2.969cm" svg:height="1.011cm" svg:x="9.915cm" svg:y="7.197cm">
          <text:p text:style-name="P1"><text:span text:style-name="T68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44" draw:text-style-name="P9" draw:layer="layout" svg:x1="7.214cm" svg:y1="8.932cm" svg:x2="7.196cm" svg:y2="10.1cm">
          <text:p/>
        </draw:line>
        <draw:line draw:name="Line 11" draw:style-name="gr45" draw:text-style-name="P9" draw:layer="layout" svg:x1="9.525cm" svg:y1="7.196cm" svg:x2="9.489cm" svg:y2="15.875cm">
          <text:p/>
        </draw:line>
        <draw:custom-shape draw:name="CustomShape 12" draw:style-name="gr43" draw:text-style-name="P2" draw:layer="layout" svg:width="2.757cm" svg:height="0.925cm" svg:x="14.238cm" svg:y="9.102cm">
          <text:p text:style-name="P1"><text:span text:style-name="T63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3" draw:text-style-name="P2" draw:layer="layout" svg:width="3.21cm" svg:height="0.925cm" svg:x="14.238cm" svg:y="10.253cm">
          <text:p text:style-name="P1"><text:span text:style-name="T63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3" draw:text-style-name="P2" draw:layer="layout" svg:width="2.757cm" svg:height="0.925cm" svg:x="14.238cm" svg:y="11.399cm">
          <text:p text:style-name="P1"><text:span text:style-name="T63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3" draw:text-style-name="P2" draw:layer="layout" svg:width="3.21cm" svg:height="0.925cm" svg:x="14.189cm" svg:y="12.612cm">
          <text:p text:style-name="P1"><text:span text:style-name="T63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3" draw:text-style-name="P2" draw:layer="layout" svg:width="2.757cm" svg:height="0.925cm" svg:x="14.238cm" svg:y="13.882cm">
          <text:p text:style-name="P1"><text:span text:style-name="T63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9" draw:layer="layout" svg:width="0.209cm" svg:height="1.055cm" svg:x="18.203cm" svg:y="10.102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8" draw:style-name="gr43" draw:text-style-name="P2" draw:layer="layout" svg:width="3.85cm" svg:height="0.925cm" svg:x="18.447cm" svg:y="10.161cm">
          <text:p text:style-name="P1"><text:span text:style-name="T78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9" draw:layer="layout" svg:width="0.209cm" svg:height="1.055cm" svg:x="18.203cm" svg:y="12.517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0" draw:style-name="gr43" draw:text-style-name="P2" draw:layer="layout" svg:width="3.85cm" svg:height="0.925cm" svg:x="18.447cm" svg:y="12.576cm">
          <text:p text:style-name="P1"><text:span text:style-name="T78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3" draw:text-style-name="P2" draw:layer="layout" svg:width="2.245cm" svg:height="1.265cm" svg:x="0.647cm" svg:y="11.007cm">
          <text:p text:style-name="P1"><text:span text:style-name="T5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41" draw:layer="layout" svg:width="1.267cm" svg:height="6.665cm" svg:x="2.752cm" svg:y="8.784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line draw:name="Line 23" draw:style-name="gr44" draw:text-style-name="P9" draw:layer="layout" svg:x1="7.196cm" svg:y1="13.648cm" svg:x2="7.179cm" svg:y2="14.816cm">
          <text:p/>
        </draw:line>
        <draw:line draw:name="Line 24" draw:style-name="gr44" draw:text-style-name="P9" draw:layer="layout" svg:x1="11.641cm" svg:y1="11.319cm" svg:x2="11.624cm" svg:y2="12.488cm">
          <text:p/>
        </draw:line>
        <draw:custom-shape draw:name="CustomShape 25" draw:style-name="gr48" draw:text-style-name="P9" draw:layer="layout" svg:width="1.216cm" svg:height="4.442cm" draw:transform="rotate (-1.5707963267949) translate (11.638cm 10.103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48" draw:text-style-name="P9" draw:layer="layout" svg:width="1.157cm" svg:height="4.424cm" draw:transform="rotate (1.5707963267949) translate (7.195cm 13.64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23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4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Receiving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102cm" svg:y="3.334cm">
          <text:list text:style-name="L2">
            <text:list-item>
              <text:p text:style-name="P7"><text:span text:style-name="T5">Suppose kernel is returning from an exception handler and is ready to pass control to process </text:span><text:span text:style-name="T77">p</text:span></text:p>
            </text:list-item>
          </text:list>
          <text:p text:style-name="P7"><text:span text:style-name="T50"/></text:p>
          <text:list text:continue-numbering="true" text:style-name="L2">
            <text:list-item>
              <text:p text:style-name="P7"><text:span text:style-name="T5">Kernel computes</text:span><text:span text:style-name="T61"> pnb = pending &amp; ~blocked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The set of pending nonblocked signals for process </text:span><text:span text:style-name="T62">p</text:span><text:span text:style-name="T79"> </text:span></text:p>
                </text:list-item>
              </text:list>
            </text:list-item>
          </text:list>
          <text:p text:style-name="P7"><text:span text:style-name="T57"/></text:p>
          <text:list text:continue-numbering="true" text:style-name="L3">
            <text:list-item>
              <text:p text:style-name="P7"><text:span text:style-name="T5">If <text:s/>(</text:span><text:span text:style-name="T61">pnb == 0</text:span><text:span text:style-name="T5">) </text:span></text:p>
              <text:list>
                <text:list-item>
                  <text:p text:style-name="P8"><text:span text:style-name="T4">Pass control to next instruction in the logical flow for </text:span><text:span text:style-name="T62">p</text:span></text:p>
                </text:list-item>
              </text:list>
            </text:list-item>
            <text:list-item>
              <text:p text:style-name="P7"><text:span text:style-name="T5">Else</text:span></text:p>
              <text:list>
                <text:list-item>
                  <text:p text:style-name="P8"><text:span text:style-name="T4">Choose least nonzero bit </text:span><text:span text:style-name="T62">k</text:span><text:span text:style-name="T4"> in </text:span><text:span text:style-name="T8">pnb</text:span><text:span text:style-name="T79"> </text:span><text:span text:style-name="T4">and force process </text:span><text:span text:style-name="T62">p</text:span><text:span text:style-name="T4"> to </text:span><text:span text:style-name="T51">receive</text:span><text:span text:style-name="T4"> signal </text:span><text:span text:style-name="T62">k</text:span></text:p>
                </text:list-item>
                <text:list-item>
                  <text:p text:style-name="P8"><text:span text:style-name="T4">The receipt of the signal triggers some </text:span><text:span text:style-name="T51">action</text:span><text:span text:style-name="T4"> by </text:span><text:span text:style-name="T62">p</text:span></text:p>
                </text:list-item>
                <text:list-item>
                  <text:p text:style-name="P8"><text:span text:style-name="T4">Repeat for all nonzero </text:span><text:span text:style-name="T62">k</text:span><text:span text:style-name="T4"> in </text:span><text:span text:style-name="T8">pnb</text:span></text:p>
                </text:list-item>
                <text:list-item>
                  <text:p text:style-name="P8"><text:span text:style-name="T4">Pass control to next instruction in logical flow for </text:span><text:span text:style-name="T62">p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24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5" draw:style-name="dp1" draw:master-page-name="Blank_20_Slide">
        <draw:custom-shape draw:name="CustomShape 1" draw:style-name="gr1" draw:text-style-name="P2" draw:layer="layout" svg:width="21.086cm" svg:height="2.114cm" svg:x="1.058cm" svg:y="1.21cm">
          <text:p text:style-name="P6"><text:span text:style-name="T1">Default A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102cm" svg:y="3.784cm">
          <text:list text:style-name="L2">
            <text:list-item>
              <text:p text:style-name="P7"><text:span text:style-name="T5">Each signal type has a predefined </text:span><text:span text:style-name="T12">default action</text:span><text:span text:style-name="T5">, which is one of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The process terminates</text:span></text:p>
                </text:list-item>
                <text:list-item>
                  <text:p text:style-name="P8"><text:span text:style-name="T4">The process stops until restarted by a SIGCONT signal</text:span></text:p>
                </text:list-item>
                <text:list-item>
                  <text:p text:style-name="P8"><text:span text:style-name="T4">The process ignores the signal</text:span></text:p>
                </text:list-item>
              </text:list>
            </text:list-item>
          </text:list>
          <text:p text:style-name="P7"><text:span text:style-name="T57"/></text:p>
          <text:p text:style-name="P7"><text:span text:style-name="T5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25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CustomShape 1" draw:style-name="gr1" draw:text-style-name="P2" draw:layer="layout" svg:width="21.086cm" svg:height="2.114cm" svg:x="0.775cm" svg:y="1.21cm">
          <text:p text:style-name="P6"><text:span text:style-name="T1">Installing Signal Handl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4.167cm" svg:height="14.509cm" svg:x="0.807cm" svg:y="3.391cm">
          <text:list text:style-name="L2">
            <text:list-item>
              <text:p text:style-name="P7"><text:span text:style-name="T5">The </text:span><text:span text:style-name="T61">signal</text:span><text:span text:style-name="T5"> function modifies the default action associated with the receipt of signal </text:span><text:span text:style-name="T61">signum</text:span><text:span text:style-name="T5">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handler_t *signal(int signum, handler_t *handler)</text:span></text:p>
                </text:list-item>
              </text:list>
            </text:list-item>
          </text:list>
          <text:p text:style-name="P7"><text:span text:style-name="T57"/></text:p>
          <text:list text:continue-numbering="true" text:style-name="L3">
            <text:list-item>
              <text:p text:style-name="P7"><text:span text:style-name="T5">Different values for </text:span><text:span text:style-name="T61">handler</text:span><text:span text:style-name="T5">:</text:span></text:p>
              <text:list>
                <text:list-item>
                  <text:p text:style-name="P8"><text:span text:style-name="T4">SIG_IGN: ignore signals of type </text:span><text:span text:style-name="T8">signum</text:span></text:p>
                </text:list-item>
                <text:list-item>
                  <text:p text:style-name="P8"><text:span text:style-name="T4">SIG_DFL: revert to the default action on receipt of signals of type </text:span><text:span text:style-name="T8">signum</text:span></text:p>
                </text:list-item>
                <text:list-item>
                  <text:p text:style-name="P8"><text:span text:style-name="T4">Otherwise, </text:span><text:span text:style-name="T8">handler</text:span><text:span text:style-name="T4"> is the address of a user-level </text:span><text:span text:style-name="T51">signal handler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8"><text:span text:style-name="T4">Called when process receives signal of type </text:span><text:span text:style-name="T8">signum</text:span></text:p>
                    </text:list-item>
                    <text:list-item>
                      <text:p text:style-name="P8"><text:span text:style-name="T4">Referred to as </text:span><text:span text:style-name="T51">“installing” </text:span><text:span text:style-name="T4">the handler</text:span></text:p>
                    </text:list-item>
                    <text:list-item>
                      <text:p text:style-name="P8"><text:span text:style-name="T4">Executing handler is called </text:span><text:span text:style-name="T51">“catching” </text:span><text:span text:style-name="T4">or </text:span><text:span text:style-name="T51">“handling” </text:span><text:span text:style-name="T4">the signal</text:span></text:p>
                    </text:list-item>
                    <text:list-item>
                      <text:p text:style-name="P8"><text:span text:style-name="T4">When the handler executes its return statement, control passes back to instruction in the control flow of the process that was interrupted by receipt of the signal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26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7" draw:style-name="dp1" draw:master-page-name="Blank_20_Slide">
        <draw:custom-shape draw:name="CustomShape 1" draw:style-name="gr1" draw:text-style-name="P2" draw:layer="layout" svg:width="14.39cm" svg:height="1.589cm" svg:x="0.635cm" svg:y="0.847cm">
          <text:p text:style-name="P6"><text:span text:style-name="T1">Signal Handling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12" draw:layer="layout" svg:width="24.974cm" svg:height="15.121cm" svg:x="0.212cm" svg:y="2.688cm">
          <text:p text:style-name="P1"><text:span text:style-name="T15">void</text:span><text:span text:style-name="T16"> </text:span><text:span text:style-name="T17">sigint_handler</text:span><text:span text:style-name="T16">(</text:span><text:span text:style-name="T15">int</text:span><text:span text:style-name="T16"> </text:span><text:span text:style-name="T80">sig</text:span><text:span text:style-name="T16">) </text:span><text:span text:style-name="T19">/* SIGINT handler */</text:span></text:p>
          <text:p text:style-name="P1"><text:span text:style-name="T16">{</text:span></text:p>
          <text:p text:style-name="P1"><text:span text:style-name="T16"><text:s text:c="4"/></text:span><text:span text:style-name="T16">printf(</text:span><text:span text:style-name="T81">"So you think you can stop the bomb with ctrl-c, do you?\n"</text:span><text:span text:style-name="T16">);</text:span></text:p>
          <text:p text:style-name="P1"><text:span text:style-name="T16"><text:s text:c="4"/></text:span><text:span text:style-name="T16">sleep(2);</text:span></text:p>
          <text:p text:style-name="P1"><text:span text:style-name="T16"><text:s text:c="4"/></text:span><text:span text:style-name="T16">printf(</text:span><text:span text:style-name="T81">"Well..."</text:span><text:span text:style-name="T16">);</text:span></text:p>
          <text:p text:style-name="P1"><text:span text:style-name="T16"><text:s text:c="4"/></text:span><text:span text:style-name="T16">fflush(stdout);</text:span></text:p>
          <text:p text:style-name="P1"><text:span text:style-name="T16"><text:s text:c="4"/></text:span><text:span text:style-name="T16">sleep(1);</text:span></text:p>
          <text:p text:style-name="P1"><text:span text:style-name="T16"><text:s text:c="4"/></text:span><text:span text:style-name="T16">printf(</text:span><text:span text:style-name="T81">"OK. :-)\n"</text:span><text:span text:style-name="T16">);</text:span></text:p>
          <text:p text:style-name="P1"><text:span text:style-name="T16"><text:s text:c="4"/></text:span><text:span text:style-name="T16">exit(0);</text:span></text:p>
          <text:p text:style-name="P1"><text:span text:style-name="T16">}</text:span></text:p>
          <text:p text:style-name="P1"><text:span text:style-name="T20"/></text:p>
          <text:p text:style-name="P1"><text:span text:style-name="T15">int</text:span><text:span text:style-name="T16"> </text:span><text:span text:style-name="T17">main</text:span><text:span text:style-name="T16">()</text:span></text:p>
          <text:p text:style-name="P1"><text:span text:style-name="T16">{</text:span></text:p>
          <text:p text:style-name="P1"><text:span text:style-name="T16"><text:s text:c="4"/></text:span><text:span text:style-name="T19">/* Install the SIGINT handler */</text:span></text:p>
          <text:p text:style-name="P1"><text:span text:style-name="T16"><text:s text:c="4"/></text:span><text:span text:style-name="T21">if</text:span><text:span text:style-name="T16"> (signal(SIGINT, sigint_handler) == SIG_ERR)</text:span></text:p>
          <text:p text:style-name="P1"><text:span text:style-name="T16"><text:s text:c="8"/></text:span><text:span text:style-name="T16">unix_error(</text:span><text:span text:style-name="T81">"signal error"</text:span><text:span text:style-name="T16">);</text:span></text:p>
          <text:p text:style-name="P1"><text:span text:style-name="T20"/></text:p>
          <text:p text:style-name="P1"><text:span text:style-name="T16"><text:s text:c="4"/></text:span><text:span text:style-name="T19">/* Wait for the receipt of a signal */</text:span></text:p>
          <text:p text:style-name="P1"><text:span text:style-name="T16"><text:s text:c="4"/></text:span><text:span text:style-name="T16">pause();</text:span></text:p>
          <text:p text:style-name="P1"><text:span text:style-name="T20"/></text:p>
          <text:p text:style-name="P1"><text:span text:style-name="T16"><text:s text:c="4"/></text:span><text:span text:style-name="T21">return</text:span><text:span text:style-name="T16"> 0;</text:span></text:p>
          <text:p text:style-name="P1"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2.359cm" svg:height="1.011cm" svg:x="22.811cm" svg:y="16.933cm">
          <text:p text:style-name="P1"><text:span text:style-name="T82">sigin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27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8" draw:style-name="dp1" draw:master-page-name="Blank_20_Slide">
        <draw:custom-shape draw:name="CustomShape 1" draw:style-name="gr1" draw:text-style-name="P2" draw:layer="layout" svg:width="21.086cm" svg:height="2.114cm" svg:x="1.058cm" svg:y="1.21cm">
          <text:p text:style-name="P6"><text:span text:style-name="T83">Signals Handlers as Concurrent Fl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3cm" svg:height="3.595cm" svg:x="1.058cm" svg:y="3.81cm">
          <text:list text:style-name="L2">
            <text:list-item>
              <text:p text:style-name="P7"><text:span text:style-name="T5">A signal handler is a separate logical flow (not process) that runs concurrently with the main progra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8" draw:text-style-name="P9" draw:layer="layout" svg:x1="8.299cm" svg:y1="12.065cm" svg:x2="8.3cm" svg:y2="12.911cm">
          <text:p/>
        </draw:line>
        <draw:custom-shape draw:name="CustomShape 4" draw:style-name="gr43" draw:text-style-name="P2" draw:layer="layout" svg:width="3.549cm" svg:height="2.953cm" svg:x="6.732cm" svg:y="8.678cm">
          <text:p text:style-name="P1"><text:span text:style-name="T67">Process A </text:span></text:p>
          <text:p text:style-name="P1"><text:span text:style-name="T20"/></text:p>
          <text:p text:style-name="P1"><text:span text:style-name="T66">while (1)</text:span></text:p>
          <text:p text:style-name="P1"><text:span text:style-name="T66"><text:s text:c="4"/></text:span><text:span text:style-name="T66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3" draw:text-style-name="P2" draw:layer="layout" svg:width="3.888cm" svg:height="3.629cm" svg:x="10.966cm" svg:y="8.678cm">
          <text:p text:style-name="P1"><text:span text:style-name="T67">Process A</text:span></text:p>
          <text:p text:style-name="P1"><text:span text:style-name="T20"/></text:p>
          <text:p text:style-name="P1"><text:span text:style-name="T66">handler(){</text:span></text:p>
          <text:p text:style-name="P1"><text:span text:style-name="T66"><text:s text:c="4"/>…</text:span></text:p>
          <text:p text:style-name="P1"><text:span text:style-name="T6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3" draw:text-style-name="P2" draw:layer="layout" svg:width="2.685cm" svg:height="0.925cm" svg:x="15.222cm" svg:y="8.678cm">
          <text:p text:style-name="P1"><text:span text:style-name="T67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8" draw:text-style-name="P9" draw:layer="layout" svg:x1="12.532cm" svg:y1="13.758cm" svg:x2="12.533cm" svg:y2="14.605cm">
          <text:p/>
        </draw:line>
        <draw:line draw:name="Line 8" draw:style-name="gr8" draw:text-style-name="P9" draw:layer="layout" svg:x1="16.765cm" svg:y1="12.911cm" svg:x2="16.766cm" svg:y2="13.758cm">
          <text:p/>
        </draw:line>
        <draw:line draw:name="Line 9" draw:style-name="gr8" draw:text-style-name="P9" draw:layer="layout" svg:x1="8.299cm" svg:y1="14.605cm" svg:x2="8.3cm" svg:y2="15.451cm">
          <text:p/>
        </draw:line>
        <draw:line draw:name="Line 10" draw:style-name="gr8" draw:text-style-name="P9" draw:layer="layout" svg:x1="16.765cm" svg:y1="15.451cm" svg:x2="16.766cm" svg:y2="16.298cm">
          <text:p/>
        </draw:line>
        <draw:line draw:name="Line 11" draw:style-name="gr50" draw:text-style-name="P9" draw:layer="layout" svg:x1="7.029cm" svg:y1="12.911cm" svg:x2="18.247cm" svg:y2="12.912cm">
          <text:p/>
        </draw:line>
        <draw:line draw:name="Line 12" draw:style-name="gr50" draw:text-style-name="P9" draw:layer="layout" svg:x1="7.029cm" svg:y1="13.758cm" svg:x2="18.247cm" svg:y2="13.759cm">
          <text:p/>
        </draw:line>
        <draw:line draw:name="Line 13" draw:style-name="gr50" draw:text-style-name="P9" draw:layer="layout" svg:x1="7.029cm" svg:y1="14.605cm" svg:x2="18.247cm" svg:y2="14.606cm">
          <text:p/>
        </draw:line>
        <draw:line draw:name="Line 14" draw:style-name="gr50" draw:text-style-name="P9" draw:layer="layout" svg:x1="7.029cm" svg:y1="15.451cm" svg:x2="18.247cm" svg:y2="15.452cm">
          <text:p/>
        </draw:line>
        <draw:line draw:name="Line 15" draw:style-name="gr50" draw:text-style-name="P9" draw:layer="layout" svg:x1="7.029cm" svg:y1="16.298cm" svg:x2="18.247cm" svg:y2="16.299cm">
          <text:p/>
        </draw:line>
        <draw:custom-shape draw:name="CustomShape 16" draw:style-name="gr51" draw:text-style-name="P2" draw:layer="layout" svg:width="2.269cm" svg:height="1.265cm" svg:x="2.752cm" svg:y="13.323cm">
          <text:p text:style-name="P1"><text:span text:style-name="T5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7" draw:text-style-name="P41" draw:layer="layout" svg:width="1.267cm" svg:height="4.442cm" svg:x="4.812cm" svg:y="12.277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28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9" draw:style-name="dp1" draw:master-page-name="Blank_20_Slide">
        <draw:custom-shape draw:name="CustomShape 1" draw:style-name="gr41" draw:text-style-name="P39" draw:layer="layout" svg:width="12.485cm" svg:height="1.179cm" svg:x="7.697cm" svg:y="13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2" draw:text-style-name="P42" draw:layer="layout" svg:width="12.485cm" svg:height="1.179cm" svg:x="7.697cm" svg:y="14.3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1.086cm" svg:height="2.114cm" svg:x="0.992cm" svg:y="1.693cm">
          <text:p text:style-name="P1"><text:span text:style-name="T83">Another View of Signal Handlers as Concurrent Fl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2" draw:layer="layout" svg:width="4.438cm" svg:height="1.773cm" svg:x="1.961cm" svg:y="7.408cm">
          <text:p text:style-name="P1"><text:span text:style-name="T10">Signal delivered</text:span></text:p>
          <text:p text:style-name="P1"><text:span text:style-name="T10">to 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3" draw:text-style-name="P9" draw:layer="layout" svg:x1="6.561cm" svg:y1="7.921cm" svg:x2="7.62cm" svg:y2="7.922cm">
          <text:p/>
        </draw:line>
        <draw:custom-shape draw:name="CustomShape 6" draw:style-name="gr5" draw:text-style-name="P2" draw:layer="layout" svg:width="4.209cm" svg:height="1.773cm" svg:x="2.191cm" svg:y="11.478cm">
          <text:p text:style-name="P1"><text:span text:style-name="T10">Signal received</text:span></text:p>
          <text:p text:style-name="P1"><text:span text:style-name="T10">by 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53" draw:text-style-name="P9" draw:layer="layout" svg:x1="6.561cm" svg:y1="11.99cm" svg:x2="7.62cm" svg:y2="11.991cm">
          <text:p/>
        </draw:line>
        <draw:custom-shape draw:name="CustomShape 8" draw:style-name="gr41" draw:text-style-name="P39" draw:layer="layout" svg:width="12.485cm" svg:height="1.179cm" svg:x="7.697cm" svg:y="10.7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2" draw:text-style-name="P40" draw:layer="layout" svg:width="12.485cm" svg:height="1.179cm" svg:x="7.697cm" svg:y="9.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2" draw:text-style-name="P42" draw:layer="layout" svg:width="12.485cm" svg:height="1.179cm" svg:x="7.697cm" svg:y="11.9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1" draw:text-style-name="P39" draw:layer="layout" svg:width="12.485cm" svg:height="1.179cm" svg:x="7.697cm" svg:y="8.4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2" draw:text-style-name="P42" draw:layer="layout" svg:width="12.485cm" svg:height="1.179cm" svg:x="7.697cm" svg:y="7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3" draw:text-style-name="P2" draw:layer="layout" svg:width="2.999cm" svg:height="1.011cm" svg:x="8.337cm" svg:y="5.503cm">
          <text:p text:style-name="P1"><text:span text:style-name="T68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3" draw:text-style-name="P2" draw:layer="layout" svg:width="2.969cm" svg:height="1.011cm" svg:x="12.569cm" svg:y="5.503cm">
          <text:p text:style-name="P1"><text:span text:style-name="T68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44" draw:text-style-name="P9" draw:layer="layout" svg:x1="9.85cm" svg:y1="7.238cm" svg:x2="9.851cm" svg:y2="8.407cm">
          <text:p/>
        </draw:line>
        <draw:line draw:name="Line 16" draw:style-name="gr45" draw:text-style-name="P9" draw:layer="layout" svg:x1="12.178cm" svg:y1="5.503cm" svg:x2="12.143cm" svg:y2="16.425cm">
          <text:p/>
        </draw:line>
        <draw:custom-shape draw:name="CustomShape 17" draw:style-name="gr43" draw:text-style-name="P2" draw:layer="layout" svg:width="4.408cm" svg:height="0.925cm" svg:x="15.234cm" svg:y="7.408cm">
          <text:p text:style-name="P1"><text:span text:style-name="T63">user code (mai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3" draw:text-style-name="P2" draw:layer="layout" svg:width="3.21cm" svg:height="0.925cm" svg:x="15.222cm" svg:y="8.559cm">
          <text:p text:style-name="P1"><text:span text:style-name="T63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3" draw:text-style-name="P2" draw:layer="layout" svg:width="4.408cm" svg:height="0.925cm" svg:x="15.234cm" svg:y="9.706cm">
          <text:p text:style-name="P1"><text:span text:style-name="T63">user code (mai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3" draw:text-style-name="P2" draw:layer="layout" svg:width="3.21cm" svg:height="0.925cm" svg:x="15.174cm" svg:y="10.918cm">
          <text:p text:style-name="P1"><text:span text:style-name="T63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3" draw:text-style-name="P2" draw:layer="layout" svg:width="5.035cm" svg:height="0.925cm" svg:x="15.241cm" svg:y="12.065cm">
          <text:p text:style-name="P1"><text:span text:style-name="T63">user code (handl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6" draw:text-style-name="P9" draw:layer="layout" svg:width="0.209cm" svg:height="1.055cm" svg:x="20.857cm" svg:y="8.409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3" draw:style-name="gr43" draw:text-style-name="P2" draw:layer="layout" svg:width="3.85cm" svg:height="0.925cm" svg:x="21.101cm" svg:y="8.468cm">
          <text:p text:style-name="P1"><text:span text:style-name="T78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6" draw:text-style-name="P9" draw:layer="layout" svg:width="0.209cm" svg:height="1.055cm" svg:x="20.857cm" svg:y="10.824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5" draw:style-name="gr43" draw:text-style-name="P2" draw:layer="layout" svg:width="3.85cm" svg:height="0.925cm" svg:x="21.101cm" svg:y="10.883cm">
          <text:p text:style-name="P1"><text:span text:style-name="T78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44" draw:text-style-name="P9" draw:layer="layout" svg:x1="9.832cm" svg:y1="11.954cm" svg:x2="9.833cm" svg:y2="13.123cm">
          <text:p/>
        </draw:line>
        <draw:line draw:name="Line 27" draw:style-name="gr44" draw:text-style-name="P9" draw:layer="layout" svg:x1="14.277cm" svg:y1="9.626cm" svg:x2="14.278cm" svg:y2="10.795cm">
          <text:p/>
        </draw:line>
        <draw:custom-shape draw:name="CustomShape 28" draw:style-name="gr48" draw:text-style-name="P9" draw:layer="layout" svg:width="1.216cm" svg:height="4.424cm" draw:transform="rotate (-1.5707963267949) translate (14.273cm 8.41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48" draw:text-style-name="P9" draw:layer="layout" svg:width="1.157cm" svg:height="4.442cm" draw:transform="rotate (1.5707963267949) translate (9.831cm 11.947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0" draw:style-name="gr44" draw:text-style-name="P9" draw:layer="layout" svg:x1="9.828cm" svg:y1="13.123cm" svg:x2="9.829cm" svg:y2="14.291cm">
          <text:p/>
        </draw:line>
        <draw:line draw:name="Line 31" draw:style-name="gr44" draw:text-style-name="P9" draw:layer="layout" svg:x1="9.828cm" svg:y1="14.283cm" svg:x2="9.829cm" svg:y2="15.451cm">
          <text:p/>
        </draw:line>
        <draw:custom-shape draw:name="CustomShape 32" draw:style-name="gr43" draw:text-style-name="P2" draw:layer="layout" svg:width="3.21cm" svg:height="0.925cm" svg:x="15.181cm" svg:y="13.241cm">
          <text:p text:style-name="P1"><text:span text:style-name="T63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3" draw:text-style-name="P2" draw:layer="layout" svg:width="4.408cm" svg:height="0.925cm" svg:x="15.24cm" svg:y="14.393cm">
          <text:p text:style-name="P1"><text:span text:style-name="T63">user code (mai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" draw:text-style-name="P2" draw:layer="layout" svg:width="0.941cm" svg:height="1.016cm" svg:x="8.744cm" svg:y="7.526cm">
          <text:p text:style-name="P1"><text:span text:style-name="T63">I</text:span><text:span text:style-name="T84">cu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" draw:text-style-name="P2" draw:layer="layout" svg:width="1cm" svg:height="1.016cm" svg:x="8.729cm" svg:y="14.088cm">
          <text:p text:style-name="P1"><text:span text:style-name="T63">I</text:span><text:span text:style-name="T84">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4" draw:text-style-name="P43" draw:layer="layout" svg:width="0.251cm" svg:height="0.251cm" svg:x="9.737cm" svg:y="8.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54" draw:text-style-name="P43" draw:layer="layout" svg:width="0.251cm" svg:height="0.251cm" svg:x="9.694cm" svg:y="14.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29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0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Nested Signal Handler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.717cm" svg:x="1.102cm" svg:y="3.784cm">
          <text:list text:style-name="L2">
            <text:list-item>
              <text:p text:style-name="P7"><text:span text:style-name="T5">Handlers can be interrupted by other handle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27" draw:text-style-name="P9" draw:layer="layout" svg:x1="7.9cm" svg:y1="7.84cm" svg:x2="7.901cm" svg:y2="9.502cm">
          <text:p/>
        </draw:line>
        <draw:line draw:name="Line 4" draw:style-name="gr27" draw:text-style-name="P9" draw:layer="layout" svg:x1="7.918cm" svg:y1="9.52cm" svg:x2="14.585cm" svg:y2="9.521cm">
          <text:p/>
        </draw:line>
        <draw:line draw:name="Line 5" draw:style-name="gr27" draw:text-style-name="P9" draw:layer="layout" svg:x1="20.982cm" svg:y1="12.913cm" svg:x2="14.44cm" svg:y2="11.435cm">
          <text:p/>
        </draw:line>
        <draw:line draw:name="Line 6" draw:style-name="gr27" draw:text-style-name="P9" draw:layer="layout" svg:x1="7.905cm" svg:y1="11.412cm" svg:x2="7.914cm" svg:y2="13.846cm">
          <text:p/>
        </draw:line>
        <draw:custom-shape draw:name="CustomShape 7" draw:style-name="gr29" draw:text-style-name="P2" draw:layer="layout" svg:width="5.694cm" svg:height="1.597cm" svg:x="8.426cm" svg:y="7.849cm">
          <text:p text:style-name="P1"><text:span text:style-name="T59">(2) Control passes to handl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9" draw:text-style-name="P2" draw:layer="layout" svg:width="4.565cm" svg:height="0.921cm" svg:x="5.603cm" svg:y="6.35cm">
          <text:p text:style-name="P1"><text:span text:style-name="T59"><text:s/></text:span><text:span text:style-name="T59">Main 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2" draw:layer="layout" svg:width="4.104cm" svg:height="2.273cm" svg:x="15.59cm" svg:y="12.7cm">
          <text:p text:style-name="P1"><text:span text:style-name="T59">(5) Handler T</text:span></text:p>
          <text:p text:style-name="P1"><text:span text:style-name="T59">returns to handl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2" draw:layer="layout" svg:width="1.289cm" svg:height="1.016cm" svg:x="6.617cm" svg:y="8.736cm">
          <text:p text:style-name="P1"><text:span text:style-name="T59">I</text:span><text:span text:style-name="T60">cu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3" draw:text-style-name="P2" draw:layer="layout" svg:width="1.323cm" svg:height="1.016cm" svg:x="6.619cm" svg:y="10.694cm">
          <text:p text:style-name="P1"><text:span text:style-name="T59">I</text:span><text:span text:style-name="T60">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9" draw:text-style-name="P2" draw:layer="layout" svg:width="5.324cm" svg:height="1.597cm" svg:x="1.211cm" svg:y="8.625cm">
          <text:p text:style-name="P1"><text:span text:style-name="T59">(1) Program catches signal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9" draw:text-style-name="P2" draw:layer="layout" svg:width="3.554cm" svg:height="0.921cm" svg:x="12.765cm" svg:y="6.35cm">
          <text:p text:style-name="P1"><text:span text:style-name="T59"><text:s/></text:span><text:span text:style-name="T59">Handl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9" draw:text-style-name="P2" draw:layer="layout" svg:width="3.554cm" svg:height="0.921cm" svg:x="19.303cm" svg:y="6.35cm">
          <text:p text:style-name="P1"><text:span text:style-name="T59"><text:s/></text:span><text:span text:style-name="T59">Handler 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9" draw:text-style-name="P2" draw:layer="layout" svg:width="5.148cm" svg:height="1.597cm" svg:x="9.36cm" svg:y="10.001cm">
          <text:p text:style-name="P1"><text:span text:style-name="T59">(3) Program catches signal 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7" draw:text-style-name="P9" draw:layer="layout" svg:x1="14.533cm" svg:y1="9.533cm" svg:x2="14.534cm" svg:y2="11.196cm">
          <text:p/>
        </draw:line>
        <draw:line draw:name="Line 17" draw:style-name="gr27" draw:text-style-name="P9" draw:layer="layout" svg:x1="14.515cm" svg:y1="11.178cm" svg:x2="21.182cm" svg:y2="11.179cm">
          <text:p/>
        </draw:line>
        <draw:custom-shape draw:name="CustomShape 18" draw:style-name="gr29" draw:text-style-name="P2" draw:layer="layout" svg:width="5.871cm" svg:height="1.597cm" svg:x="14.881cm" svg:y="9.472cm">
          <text:p text:style-name="P1"><text:span text:style-name="T59">(4) <text:s/>Control passes to handler 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7" draw:text-style-name="P9" draw:layer="layout" svg:x1="21.129cm" svg:y1="11.332cm" svg:x2="21.13cm" svg:y2="12.995cm">
          <text:p/>
        </draw:line>
        <draw:line draw:name="Line 20" draw:style-name="gr27" draw:text-style-name="P9" draw:layer="layout" svg:x1="14.533cm" svg:y1="11.685cm" svg:x2="14.534cm" svg:y2="13.348cm">
          <text:p/>
        </draw:line>
        <draw:line draw:name="Line 21" draw:style-name="gr27" draw:text-style-name="P9" draw:layer="layout" svg:x1="14.386cm" svg:y1="13.195cm" svg:x2="7.878cm" svg:y2="11.224cm">
          <text:p/>
        </draw:line>
        <draw:custom-shape draw:name="CustomShape 22" draw:style-name="gr29" draw:text-style-name="P2" draw:layer="layout" svg:width="4.104cm" svg:height="2.949cm" svg:x="9.804cm" svg:y="13.053cm">
          <text:p text:style-name="P1"><text:span text:style-name="T59">(6) Handler S</text:span></text:p>
          <text:p text:style-name="P1"><text:span text:style-name="T59">returns to main 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9" draw:text-style-name="P2" draw:layer="layout" svg:width="5.324cm" svg:height="1.597cm" svg:x="1.211cm" svg:y="10.918cm">
          <text:p text:style-name="P1"><text:span text:style-name="T59">(7) Main program resum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30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1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Blocking and Unblocking Signal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102cm" svg:y="3.784cm">
          <text:list text:style-name="L2">
            <text:list-item>
              <text:p text:style-name="P7"><text:span text:style-name="T5">Implicit blocking mechanism</text:span><text:span text:style-name="T5"><text:tab/>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Kernel blocks any pending signals of type currently being handled. </text:span></text:p>
                </text:list-item>
                <text:list-item>
                  <text:p text:style-name="P8"><text:span text:style-name="T4">E.g., A SIGINT handler can’t be interrupted by another SIGINT</text:span></text:p>
                </text:list-item>
              </text:list>
            </text:list-item>
          </text:list>
          <text:p text:style-name="P7"><text:span text:style-name="T57"/></text:p>
          <text:list text:continue-numbering="true" text:style-name="L3">
            <text:list-item>
              <text:p text:style-name="P7"><text:span text:style-name="T5">Explicit blocking and unblocking mechanism</text:span></text:p>
              <text:list>
                <text:list-item>
                  <text:p text:style-name="P8"><text:span text:style-name="T79">sigprocmask </text:span><text:span text:style-name="T4">function</text:span></text:p>
                </text:list-item>
              </text:list>
            </text:list-item>
          </text:list>
          <text:p text:style-name="P33"><text:span text:style-name="T57"/></text:p>
          <text:list text:continue-numbering="true" text:style-name="L3">
            <text:list-item>
              <text:p text:style-name="P7"><text:span text:style-name="T5">Supporting functions</text:span></text:p>
              <text:list>
                <text:list-item>
                  <text:p text:style-name="P8"><text:span text:style-name="T79">sigemptyset</text:span><text:span text:style-name="T4"> – Create empty set</text:span></text:p>
                </text:list-item>
                <text:list-item>
                  <text:p text:style-name="P8"><text:span text:style-name="T79">sigfillset </text:span><text:span text:style-name="T4">– Add every signal number to set</text:span></text:p>
                </text:list-item>
                <text:list-item>
                  <text:p text:style-name="P8"><text:span text:style-name="T79">sigaddset</text:span><text:span text:style-name="T4"> – Add signal number to set</text:span></text:p>
                </text:list-item>
                <text:list-item>
                  <text:p text:style-name="P8"><text:span text:style-name="T79">sigdelset</text:span><text:span text:style-name="T4"> – Delete signal number from set</text:span></text:p>
                </text:list-item>
              </text:list>
            </text:list-item>
          </text:list>
          <text:p text:style-name="P33"><text:span text:style-name="T5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31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2" draw:style-name="dp1" draw:master-page-name="Blank_20_Slide">
        <draw:custom-shape draw:name="CustomShape 1" draw:style-name="gr1" draw:text-style-name="P2" draw:layer="layout" svg:width="16.997cm" svg:height="2.114cm" svg:x="0.992cm" svg:y="1.21cm">
          <text:p text:style-name="P6"><text:span text:style-name="T1">Temporarily Blocking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12" draw:layer="layout" svg:width="22.645cm" svg:height="9.037cm" svg:x="1.27cm" svg:y="5.08cm">
          <text:p text:style-name="P1"><text:span text:style-name="T70"><text:s/></text:span><text:span text:style-name="T16"><text:s text:c="3"/></text:span><text:span text:style-name="T15">sigset_t</text:span><text:span text:style-name="T16"> </text:span><text:span text:style-name="T18">mask</text:span><text:span text:style-name="T16">, </text:span><text:span text:style-name="T18">prev_mask</text:span><text:span text:style-name="T16">;</text:span></text:p>
          <text:p text:style-name="P1"><text:span text:style-name="T20"/></text:p>
          <text:p text:style-name="P1"><text:span text:style-name="T16"><text:s text:c="4"/></text:span><text:span text:style-name="T16">Sigemptyset(&amp;mask);</text:span></text:p>
          <text:p text:style-name="P1"><text:span text:style-name="T16"><text:s text:c="4"/></text:span><text:span text:style-name="T16">Sigaddset(&amp;mask, SIGINT);</text:span></text:p>
          <text:p text:style-name="P1"><text:span text:style-name="T20"/></text:p>
          <text:p text:style-name="P1"><text:span text:style-name="T16"><text:s text:c="4"/></text:span><text:span text:style-name="T19">/* Block SIGINT and save previous blocked set */</text:span></text:p>
          <text:p text:style-name="P1"><text:span text:style-name="T16"><text:s text:c="4"/></text:span><text:span text:style-name="T16">Sigprocmask(SIG_BLOCK, &amp;mask, &amp;prev_mask);</text:span></text:p>
          <text:p text:style-name="P1"><text:span text:style-name="T20"/></text:p>
          <text:p text:style-name="P1"><text:span text:style-name="T16"><text:s text:c="8"/></text:span><text:span text:style-name="T85">/* Code region that will not be interrupted by SIGINT */</text:span></text:p>
          <text:p text:style-name="P1"><text:span text:style-name="T20"/></text:p>
          <text:p text:style-name="P1"><text:span text:style-name="T16"><text:s text:c="4"/></text:span><text:span text:style-name="T19">/* Restore previous blocked set, unblocking SIGINT */</text:span></text:p>
          <text:p text:style-name="P1"><text:span text:style-name="T16"><text:s text:c="4"/></text:span><text:span text:style-name="T16">Sigprocmask(SIG_SETMASK, &amp;prev_mask, </text:span><text:span text:style-name="T26">NULL</text:span><text:span text:style-name="T16">);</text:span></text:p>
          <text:p text:style-name="P1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" draw:layer="layout" svg:width="2.325cm" svg:height="1.773cm" draw:transform="rotate (1.5707963267949) translate (1.693cm 11.642cm)">
          <text:p text:style-name="P1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32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3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Safe Signal Hand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058cm" svg:y="3.784cm">
          <text:list text:style-name="L2">
            <text:list-item>
              <text:p text:style-name="P7"><text:span text:style-name="T5">Handlers are tricky because they are concurrent with main program and share the same global data structures.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Shared data structures can become corrupted.</text:span></text:p>
                </text:list-item>
              </text:list>
            </text:list-item>
          </text:list>
          <text:p text:style-name="P33"><text:span text:style-name="T57"/></text:p>
          <text:list text:continue-numbering="true" text:style-name="L3">
            <text:list-item>
              <text:p text:style-name="P7"><text:span text:style-name="T5">We’ll explore concurrency issues later in the term.</text:span></text:p>
            </text:list-item>
          </text:list>
          <text:p text:style-name="P33"><text:span text:style-name="T50"/></text:p>
          <text:list text:continue-numbering="true" text:style-name="L3">
            <text:list-item>
              <text:p text:style-name="P7"><text:span text:style-name="T5">For now here are some guidelines to help you avoid trouble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33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4" draw:style-name="dp1" draw:master-page-name="Blank_20_Slide">
        <draw:custom-shape draw:name="CustomShape 1" draw:style-name="gr1" draw:text-style-name="P2" draw:layer="layout" svg:width="21.086cm" svg:height="2.114cm" svg:x="0.992cm" svg:y="0.847cm">
          <text:p text:style-name="P6"><text:span text:style-name="T1">Guidelines for Writing Safe Handler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5" draw:text-style-name="P2" draw:layer="layout" svg:width="23.448cm" svg:height="14.628cm" svg:x="1.102cm" svg:y="3.387cm">
          <text:list text:style-name="L2">
            <text:list-item>
              <text:p text:style-name="P7"><text:span text:style-name="T5">G0: Keep your handlers as simple as possible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e.g., Set a global flag and return</text:span></text:p>
                </text:list-item>
              </text:list>
            </text:list-item>
            <text:list-item>
              <text:p text:style-name="P7"><text:span text:style-name="T5">G1: Call only async-signal-safe functions in your handlers</text:span></text:p>
              <text:list>
                <text:list-item>
                  <text:p text:style-name="P8"><text:span text:style-name="T79">printf, sprintf</text:span><text:span text:style-name="T4">, <text:s/></text:span><text:span text:style-name="T79">malloc</text:span><text:span text:style-name="T4">, and </text:span><text:span text:style-name="T79">exit</text:span><text:span text:style-name="T4"> are not safe!</text:span></text:p>
                </text:list-item>
              </text:list>
            </text:list-item>
            <text:list-item>
              <text:p text:style-name="P7"><text:span text:style-name="T5">G2: Save and restore </text:span><text:span text:style-name="T61">errno</text:span><text:span text:style-name="T5"> on entry and exit</text:span></text:p>
              <text:list>
                <text:list-item>
                  <text:p text:style-name="P8"><text:span text:style-name="T4">So that other handlers don’t overwrite your value of </text:span><text:span text:style-name="T79">errno</text:span><text:span text:style-name="T4"><text:tab/></text:span></text:p>
                </text:list-item>
              </text:list>
            </text:list-item>
            <text:list-item>
              <text:p text:style-name="P7"><text:span text:style-name="T5">G3: Protect accesses to shared data structures by temporarily blocking all signals. </text:span></text:p>
              <text:list>
                <text:list-item>
                  <text:p text:style-name="P8"><text:span text:style-name="T4">To prevent possible corruption</text:span></text:p>
                </text:list-item>
              </text:list>
            </text:list-item>
            <text:list-item>
              <text:p text:style-name="P7"><text:span text:style-name="T5">G4: Declare global variables as </text:span><text:span text:style-name="T61">volatile</text:span></text:p>
              <text:list>
                <text:list-item>
                  <text:p text:style-name="P8"><text:span text:style-name="T4">To prevent compiler from storing them in a register</text:span></text:p>
                </text:list-item>
              </text:list>
            </text:list-item>
            <text:list-item>
              <text:p text:style-name="P7"><text:span text:style-name="T5">G5: Declare global flags as </text:span><text:span text:style-name="T61">volatile sig_atomic_t</text:span></text:p>
              <text:list>
                <text:list-item>
                  <text:p text:style-name="P8"><text:span text:style-name="T62">flag</text:span><text:span text:style-name="T4">: variable that is only read or written (e.g. flag = 1, not flag++)</text:span></text:p>
                </text:list-item>
                <text:list-item>
                  <text:p text:style-name="P8"><text:span text:style-name="T4">Flag declared this way does not need to be protected <text:s/>like other global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34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5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Async-Signal-Safety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4.083cm" svg:height="10.395cm" svg:x="1.102cm" svg:y="3.784cm">
          <text:list text:style-name="L2">
            <text:list-item>
              <text:p text:style-name="P7"><text:span text:style-name="T5">Function is </text:span><text:span text:style-name="T86">async-signal-safe </text:span><text:span text:style-name="T5">if either reentrant (e.g., all variables stored on stack frame, CS:APP3e 12.7.2) or non-interruptible by signals.</text:span></text:p>
            </text:list-item>
            <text:list-item>
              <text:p text:style-name="P7"><text:span text:style-name="T5">Posix guarantees 117 functions to be async-signal-safe 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Source: “</text:span><text:span text:style-name="T79">man 7 signal</text:span><text:span text:style-name="T4">”</text:span></text:p>
                </text:list-item>
                <text:list-item>
                  <text:p text:style-name="P8"><text:span text:style-name="T4">Popular functions on the list: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8"><text:span text:style-name="T79">_exit, write, wait, waitpid, sleep, kill</text:span></text:p>
                    </text:list-item>
                  </text:list>
                </text:list-item>
                <text:list-item>
                  <text:p text:style-name="P8"><text:span text:style-name="T4">Popular functions that are </text:span><text:span text:style-name="T87">not</text:span><text:span text:style-name="T4"> on the list:</text:span></text:p>
                  <text:list>
                    <text:list-item>
                      <text:p text:style-name="P8"><text:span text:style-name="T79">printf</text:span><text:span text:style-name="T4">, <text:s/></text:span><text:span text:style-name="T79">sprintf</text:span><text:span text:style-name="T4">,</text:span><text:span text:style-name="T79"> malloc, exit </text:span></text:p>
                    </text:list-item>
                    <text:list-item>
                      <text:p text:style-name="P8"><text:span text:style-name="T4">Unfortunate fact: </text:span><text:span text:style-name="T79">write</text:span><text:span text:style-name="T4"> is the only async-signal-safe output function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35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6" draw:style-name="dp1" draw:master-page-name="Blank_20_Slide">
        <draw:custom-shape draw:name="CustomShape 1" draw:style-name="gr1" draw:text-style-name="P2" draw:layer="layout" svg:width="22.712cm" svg:height="2.114cm" svg:x="0.992cm" svg:y="1.21cm">
          <text:p text:style-name="P6"><text:span text:style-name="T1">Safely Generating Formatted 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178cm" svg:height="5.712cm" svg:x="1.102cm" svg:y="3.175cm">
          <text:list text:style-name="L2">
            <text:list-item>
              <text:p text:style-name="P7"><text:span text:style-name="T5">Use the reentrant SIO (Safe I/O library) from </text:span><text:span text:style-name="T61">csapp.c</text:span><text:span text:style-name="T5"> in your handlers.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79">ssize_t sio_puts(char s[]) /* Put string */</text:span></text:p>
                </text:list-item>
                <text:list-item>
                  <text:p text:style-name="P8"><text:span text:style-name="T79">ssize_t sio_putl(long v) <text:s text:c="2"/>/* Put long */</text:span></text:p>
                </text:list-item>
                <text:list-item>
                  <text:p text:style-name="P8"><text:span text:style-name="T79">void sio_error(char s[]) <text:s text:c="2"/>/* Put msg &amp; exit */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9" draw:text-style-name="P12" xml:id="id34" draw:id="id34" draw:layer="layout" svg:width="23.516cm" svg:height="7.829cm" svg:x="0.764cm" svg:y="9.948cm">
          <text:p text:style-name="P1"><text:span text:style-name="T88">void</text:span><text:span text:style-name="T89"> </text:span><text:span text:style-name="T90">sigint_handler</text:span><text:span text:style-name="T89">(</text:span><text:span text:style-name="T88">int</text:span><text:span text:style-name="T89"> </text:span><text:span text:style-name="T91">sig</text:span><text:span text:style-name="T89">) </text:span><text:span text:style-name="T92">/* Safe SIGINT handler */</text:span></text:p>
          <text:p text:style-name="P1"><text:span text:style-name="T89">{</text:span></text:p>
          <text:p text:style-name="P1"><text:span text:style-name="T89"><text:s text:c="4"/></text:span><text:span text:style-name="T89">Sio_puts(</text:span><text:span text:style-name="T93">"So you think you can stop the bomb with ctrl-c, do you?\n"</text:span><text:span text:style-name="T89">);</text:span></text:p>
          <text:p text:style-name="P1"><text:span text:style-name="T89"><text:s text:c="4"/></text:span><text:span text:style-name="T89">sleep(2);</text:span></text:p>
          <text:p text:style-name="P1"><text:span text:style-name="T89"><text:s text:c="4"/></text:span><text:span text:style-name="T89">Sio_puts(</text:span><text:span text:style-name="T93">"Well..."</text:span><text:span text:style-name="T89">);</text:span></text:p>
          <text:p text:style-name="P1"><text:span text:style-name="T89"><text:s text:c="4"/></text:span><text:span text:style-name="T89">sleep(1);</text:span></text:p>
          <text:p text:style-name="P1"><text:span text:style-name="T89"><text:s text:c="4"/></text:span><text:span text:style-name="T89">Sio_puts(</text:span><text:span text:style-name="T93">"OK. :-)\n"</text:span><text:span text:style-name="T89">);</text:span></text:p>
          <text:p text:style-name="P1"><text:span text:style-name="T89"><text:s text:c="4"/></text:span><text:span text:style-name="T89">_exit(0);</text:span></text:p>
          <text:p text:style-name="P1"><text:span text:style-name="T89">}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xml:id="id35" draw:id="id35" draw:layer="layout" svg:width="3.435cm" svg:height="1.011cm" svg:x="20.877cm" svg:y="16.754cm">
          <text:p text:style-name="P1"><text:span text:style-name="T82">sigintsaf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36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7" draw:style-name="dp1" draw:master-page-name="Blank_20_Slide">
        <draw:custom-shape draw:name="CustomShape 1" draw:style-name="gr2" draw:text-style-name="P2" draw:layer="layout" svg:width="8.252cm" svg:height="10.451cm" svg:x="17.145cm" svg:y="3.093cm">
          <text:list text:style-name="L15">
            <text:list-item>
              <text:p xml:id="id37" text:id="id37" text:style-name="P44"><text:span text:style-name="T94">Pending signals are not queued</text:span></text:p>
            </text:list-item>
          </text:list>
          <text:list text:style-name="L16">
            <text:list-item>
              <text:list>
                <text:list-item>
                  <text:p text:style-name="P16"><text:span text:style-name="T14">For each signal type, one bit indicates whether or not signal is pending…</text:span></text:p>
                </text:list-item>
                <text:list-item>
                  <text:p text:style-name="P16"><text:span text:style-name="T14">…</text:span><text:span text:style-name="T14">thus at most one pending signal of any particular type. </text:span></text:p>
                </text:list-item>
              </text:list>
            </text:list-item>
          </text:list>
          <text:list text:style-name="L17">
            <text:list-item>
              <text:p text:style-name="P44"><text:span text:style-name="T94"><text:s/></text:span><text:span text:style-name="T94">You can’t use signals to count events, such as children terminating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12" draw:layer="layout" svg:width="16.295cm" svg:height="17.384cm" svg:x="0.176cm" svg:y="1.451cm">
          <text:p text:style-name="P1"><text:span text:style-name="T69">int</text:span><text:span text:style-name="T70"> </text:span><text:span text:style-name="T72">ccount</text:span><text:span text:style-name="T70"> = 0;</text:span></text:p>
          <text:p text:style-name="P1"><text:span text:style-name="T69">void</text:span><text:span text:style-name="T70"> </text:span><text:span text:style-name="T71">child_handler</text:span><text:span text:style-name="T70">(</text:span><text:span text:style-name="T69">int</text:span><text:span text:style-name="T70"> </text:span><text:span text:style-name="T72">sig</text:span><text:span text:style-name="T70">) {</text:span></text:p>
          <text:p text:style-name="P1"><text:span text:style-name="T70"><text:s text:c="4"/></text:span><text:span text:style-name="T69">int</text:span><text:span text:style-name="T70"> </text:span><text:span text:style-name="T72">olderrno</text:span><text:span text:style-name="T70"> = errno;</text:span></text:p>
          <text:p text:style-name="P1"><text:span text:style-name="T70"><text:s text:c="4"/></text:span><text:span text:style-name="T69">pid_t</text:span><text:span text:style-name="T70"> </text:span><text:span text:style-name="T72">pid</text:span><text:span text:style-name="T70">;</text:span></text:p>
          <text:p text:style-name="P1"><text:span text:style-name="T70"><text:s text:c="4"/></text:span><text:span text:style-name="T74">if</text:span><text:span text:style-name="T70"> ((pid = wait(</text:span><text:span text:style-name="T95">NULL</text:span><text:span text:style-name="T70">)) &lt; 0)</text:span></text:p>
          <text:p text:style-name="P1"><text:span text:style-name="T70"><text:s text:c="8"/></text:span><text:span text:style-name="T70">Sio_error(</text:span><text:span text:style-name="T76">"wait error"</text:span><text:span text:style-name="T70">);</text:span></text:p>
          <text:p text:style-name="P1"><text:span text:style-name="T70"><text:s text:c="4"/></text:span><text:span text:style-name="T70">ccount--;</text:span></text:p>
          <text:p text:style-name="P1"><text:span text:style-name="T70"><text:s text:c="4"/></text:span><text:span text:style-name="T70">Sio_puts(</text:span><text:span text:style-name="T76">"Handler reaped child "</text:span><text:span text:style-name="T70">);</text:span></text:p>
          <text:p text:style-name="P1"><text:span text:style-name="T70"><text:s text:c="4"/></text:span><text:span text:style-name="T70">Sio_putl((</text:span><text:span text:style-name="T69">long</text:span><text:span text:style-name="T70">)pid);</text:span></text:p>
          <text:p text:style-name="P1"><text:span text:style-name="T70"><text:s text:c="4"/></text:span><text:span text:style-name="T70">Sio_puts(</text:span><text:span text:style-name="T76">" \n"</text:span><text:span text:style-name="T70">);</text:span></text:p>
          <text:p text:style-name="P1"><text:span text:style-name="T70"><text:s text:c="4"/></text:span><text:span text:style-name="T70">sleep(1);</text:span></text:p>
          <text:p text:style-name="P1"><text:span text:style-name="T70"><text:s text:c="4"/></text:span><text:span text:style-name="T70">errno = olderrno;</text:span></text:p>
          <text:p text:style-name="P1"><text:span text:style-name="T70">}</text:span></text:p>
          <text:p text:style-name="P1"><text:span text:style-name="T73"/></text:p>
          <text:p text:style-name="P1"><text:span text:style-name="T69">void</text:span><text:span text:style-name="T70"> </text:span><text:span text:style-name="T71">fork14</text:span><text:span text:style-name="T70">() {</text:span></text:p>
          <text:p text:style-name="P1"><text:span text:style-name="T70"><text:s text:c="4"/></text:span><text:span text:style-name="T69">pid_t</text:span><text:span text:style-name="T70"> </text:span><text:span text:style-name="T72">pid</text:span><text:span text:style-name="T70">[N];</text:span></text:p>
          <text:p text:style-name="P1"><text:span text:style-name="T70"><text:s text:c="4"/></text:span><text:span text:style-name="T69">int</text:span><text:span text:style-name="T70"> </text:span><text:span text:style-name="T72">i</text:span><text:span text:style-name="T70">;</text:span></text:p>
          <text:p text:style-name="P1"><text:span text:style-name="T70"><text:s text:c="4"/></text:span><text:span text:style-name="T70">ccount = N;</text:span></text:p>
          <text:p text:style-name="P1"><text:span text:style-name="T70"><text:s text:c="4"/></text:span><text:span text:style-name="T70">Signal(SIGCHLD, child_handler);</text:span></text:p>
          <text:p text:style-name="P1"><text:span text:style-name="T73"/></text:p>
          <text:p text:style-name="P1"><text:span text:style-name="T70"><text:s text:c="4"/></text:span><text:span text:style-name="T74">for</text:span><text:span text:style-name="T70"> (i = 0; i &lt; N; i++) {</text:span></text:p>
          <text:p text:style-name="P1"><text:span text:style-name="T70"><text:s text:c="8"/></text:span><text:span text:style-name="T74">if</text:span><text:span text:style-name="T70"> ((pid[i] = Fork()) == 0) {</text:span></text:p>
          <text:p text:style-name="P1"><text:span text:style-name="T70"><text:s text:c="12"/></text:span><text:span text:style-name="T70">Sleep(1);</text:span></text:p>
          <text:p text:style-name="P1"><text:span text:style-name="T70"><text:s text:c="12"/></text:span><text:span text:style-name="T70">exit(0); <text:s/></text:span><text:span text:style-name="T75">/* Child exits */</text:span></text:p>
          <text:p text:style-name="P1"><text:span text:style-name="T70"><text:s text:c="8"/></text:span><text:span text:style-name="T70">}</text:span></text:p>
          <text:p text:style-name="P1"><text:span text:style-name="T70"><text:s text:c="4"/></text:span><text:span text:style-name="T70">}</text:span></text:p>
          <text:p text:style-name="P1"><text:span text:style-name="T70"><text:s text:c="4"/></text:span><text:span text:style-name="T74">while</text:span><text:span text:style-name="T70"> (ccount &gt; 0) </text:span><text:span text:style-name="T75">/* Parent spins */</text:span></text:p>
          <text:p text:style-name="P1"><text:span text:style-name="T70"><text:s text:c="8"/></text:span><text:span text:style-name="T70">;</text:span></text:p>
          <text:p text:style-name="P1"><text:span text:style-name="T7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2.249cm" svg:height="1.011cm" svg:x="14.238cm" svg:y="17.812cm">
          <text:p text:style-name="P1"><text:span text:style-name="T82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6" draw:text-style-name="P45" xml:id="id36" draw:id="id36" draw:layer="layout" svg:width="9.945cm" svg:height="2.277cm" svg:x="13.547cm" svg:y="14.605cm">
          <text:p text:style-name="P1"><text:span text:style-name="T96">whaleshark&gt; </text:span><text:span text:style-name="T97">./forks 14</text:span></text:p>
          <text:p text:style-name="P1"><text:span text:style-name="T98">Handler reaped child 23240</text:span></text:p>
          <text:p text:style-name="P1"><text:span text:style-name="T98">Handler reaped child 2324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7" draw:text-style-name="P13" draw:layer="layout" svg:width="12.909cm" svg:height="1.589cm" svg:x="12.277cm" svg:y="1.16cm">
          <text:p text:style-name="P6"><text:span text:style-name="T1">Correct Signal Hand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37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8" draw:style-name="dp1" draw:master-page-name="Blank_20_Slide">
        <draw:custom-shape draw:name="CustomShape 1" draw:style-name="gr1" draw:text-style-name="P2" draw:layer="layout" svg:width="23.351cm" svg:height="1.589cm" svg:x="1.27cm" svg:y="1.27cm">
          <text:p text:style-name="P6"><text:span text:style-name="T1">Correct Signal Hand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28cm" svg:height="3.384cm" svg:x="1.336cm" svg:y="3.598cm">
          <text:list text:style-name="L2">
            <text:list-item>
              <text:p text:style-name="P7"><text:span text:style-name="T5">Must wait for all terminated child process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Put <text:s/></text:span><text:span text:style-name="T79">wait</text:span><text:span text:style-name="T8"> </text:span><text:span text:style-name="T4">in a loop to reap all terminated childre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8" draw:text-style-name="P12" draw:layer="layout" svg:width="22.951cm" svg:height="8.675cm" svg:x="1.27cm" svg:y="6.279cm">
          <text:p text:style-name="P1"><text:span text:style-name="T88">void</text:span><text:span text:style-name="T89"> </text:span><text:span text:style-name="T90">child_handler2</text:span><text:span text:style-name="T89">(</text:span><text:span text:style-name="T88">int</text:span><text:span text:style-name="T89"> </text:span><text:span text:style-name="T91">sig</text:span><text:span text:style-name="T89">)</text:span></text:p>
          <text:p text:style-name="P1"><text:span text:style-name="T89">{</text:span></text:p>
          <text:p text:style-name="P1"><text:span text:style-name="T89"><text:s text:c="4"/></text:span><text:span text:style-name="T88">int</text:span><text:span text:style-name="T89"> </text:span><text:span text:style-name="T91">olderrno</text:span><text:span text:style-name="T89"> = errno;</text:span></text:p>
          <text:p text:style-name="P1"><text:span text:style-name="T89"><text:s text:c="4"/></text:span><text:span text:style-name="T88">pid_t</text:span><text:span text:style-name="T89"> </text:span><text:span text:style-name="T91">pid</text:span><text:span text:style-name="T89">;</text:span></text:p>
          <text:p text:style-name="P1"><text:span text:style-name="T89"><text:s text:c="4"/></text:span><text:span text:style-name="T99">while</text:span><text:span text:style-name="T89"> ((pid = wait(</text:span><text:span text:style-name="T100">NULL</text:span><text:span text:style-name="T89">)) &gt; 0) {</text:span></text:p>
          <text:p text:style-name="P1"><text:span text:style-name="T89"><text:s text:c="8"/></text:span><text:span text:style-name="T89">ccount--;</text:span></text:p>
          <text:p text:style-name="P1"><text:span text:style-name="T89"><text:s text:c="8"/></text:span><text:span text:style-name="T89">Sio_puts(</text:span><text:span text:style-name="T93">"Handler reaped child "</text:span><text:span text:style-name="T89">);</text:span></text:p>
          <text:p text:style-name="P1"><text:span text:style-name="T89"><text:s text:c="8"/></text:span><text:span text:style-name="T89">Sio_putl((</text:span><text:span text:style-name="T88">long</text:span><text:span text:style-name="T89">)pid);</text:span></text:p>
          <text:p text:style-name="P1"><text:span text:style-name="T89"><text:s text:c="8"/></text:span><text:span text:style-name="T89">Sio_puts(</text:span><text:span text:style-name="T93">" \n"</text:span><text:span text:style-name="T89">);</text:span></text:p>
          <text:p text:style-name="P1"><text:span text:style-name="T89"><text:s text:c="4"/></text:span><text:span text:style-name="T89">}</text:span></text:p>
          <text:p text:style-name="P1"><text:span text:style-name="T89"><text:s text:c="4"/></text:span><text:span text:style-name="T99">if</text:span><text:span text:style-name="T89"> (errno != ECHILD)</text:span></text:p>
          <text:p text:style-name="P1"><text:span text:style-name="T89"><text:s text:c="8"/></text:span><text:span text:style-name="T89">Sio_error(</text:span><text:span text:style-name="T93">"wait error"</text:span><text:span text:style-name="T89">);</text:span></text:p>
          <text:p text:style-name="P1"><text:span text:style-name="T89"><text:s text:c="4"/></text:span><text:span text:style-name="T89">errno = olderrno;</text:span></text:p>
          <text:p text:style-name="P1"><text:span text:style-name="T89">}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6" draw:text-style-name="P45" xml:id="id38" draw:id="id38" draw:layer="layout" svg:width="12.485cm" svg:height="4.981cm" svg:x="12.277cm" svg:y="13.335cm">
          <text:p text:style-name="P1"><text:span text:style-name="T96">whaleshark&gt; </text:span><text:span text:style-name="T97">./forks 15</text:span></text:p>
          <text:p text:style-name="P1"><text:span text:style-name="T98">Handler reaped child 23246</text:span></text:p>
          <text:p text:style-name="P1"><text:span text:style-name="T98">Handler reaped child 23247</text:span></text:p>
          <text:p text:style-name="P1"><text:span text:style-name="T98">Handler reaped child 23248</text:span></text:p>
          <text:p text:style-name="P1"><text:span text:style-name="T98">Handler reaped child 23249</text:span></text:p>
          <text:p text:style-name="P1"><text:span text:style-name="T98">Handler reaped child 23250</text:span></text:p>
          <text:p text:style-name="P1"><text:span text:style-name="T101">whaleshark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38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9" draw:style-name="dp1" draw:master-page-name="Blank_20_Slide">
        <draw:custom-shape draw:name="CustomShape 1" draw:style-name="gr1" draw:text-style-name="P2" draw:layer="layout" svg:width="23.069cm" svg:height="1.589cm" svg:x="1.058cm" svg:y="1.371cm">
          <text:p text:style-name="P6"><text:span text:style-name="T1">Portable Signal Hand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69cm" svg:height="5.924cm" svg:x="1.058cm" svg:y="3.175cm">
          <text:list text:style-name="L2">
            <text:list-item>
              <text:p text:style-name="P7"><text:span text:style-name="T5">Ugh! Different versions of Unix can have different signal handling semantic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Some older systems restore action to default after catching signal</text:span></text:p>
                </text:list-item>
                <text:list-item>
                  <text:p text:style-name="P8"><text:span text:style-name="T4">Some interrupted system calls can return with errno == EINTR</text:span></text:p>
                </text:list-item>
                <text:list-item>
                  <text:p text:style-name="P8"><text:span text:style-name="T4">Some systems don’t block signals of the type being handled </text:span></text:p>
                </text:list-item>
              </text:list>
            </text:list-item>
            <text:list-item>
              <text:p text:style-name="P7"><text:span text:style-name="T5">Solution: </text:span><text:span text:style-name="T61">sigac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9" draw:text-style-name="P12" draw:layer="layout" svg:width="21.867cm" svg:height="7.857cm" svg:x="1.569cm" svg:y="10.374cm">
          <text:p text:style-name="P1"><text:span text:style-name="T102">handler_t</text:span><text:span text:style-name="T103"> *</text:span><text:span text:style-name="T104">Signal</text:span><text:span text:style-name="T103">(</text:span><text:span text:style-name="T102">int</text:span><text:span text:style-name="T103"> </text:span><text:span text:style-name="T105">signum</text:span><text:span text:style-name="T103">, </text:span><text:span text:style-name="T102">handler_t</text:span><text:span text:style-name="T103"> *</text:span><text:span text:style-name="T105">handler</text:span><text:span text:style-name="T103">)</text:span></text:p>
          <text:p text:style-name="P1"><text:span text:style-name="T103">{</text:span></text:p>
          <text:p text:style-name="P1"><text:span text:style-name="T103"><text:s text:c="4"/></text:span><text:span text:style-name="T106">struct</text:span><text:span text:style-name="T103"> </text:span><text:span text:style-name="T102">sigaction</text:span><text:span text:style-name="T103"> </text:span><text:span text:style-name="T105">action</text:span><text:span text:style-name="T103">, </text:span><text:span text:style-name="T105">old_action</text:span><text:span text:style-name="T103">;</text:span></text:p>
          <text:p text:style-name="P1"><text:span text:style-name="T107"/></text:p>
          <text:p text:style-name="P1"><text:span text:style-name="T103"><text:s text:c="4"/></text:span><text:span text:style-name="T103">action.sa_handler = handler;</text:span></text:p>
          <text:p text:style-name="P1"><text:span text:style-name="T103"><text:s text:c="4"/></text:span><text:span text:style-name="T103">sigemptyset(&amp;action.sa_mask); </text:span><text:span text:style-name="T108">/* Block sigs of type being handled */</text:span></text:p>
          <text:p text:style-name="P1"><text:span text:style-name="T103"><text:s text:c="4"/></text:span><text:span text:style-name="T103">action.sa_flags = SA_RESTART; </text:span><text:span text:style-name="T108">/* Restart syscalls if possible */</text:span></text:p>
          <text:p text:style-name="P1"><text:span text:style-name="T107"/></text:p>
          <text:p text:style-name="P1"><text:span text:style-name="T103"><text:s text:c="4"/></text:span><text:span text:style-name="T106">if</text:span><text:span text:style-name="T103"> (sigaction(signum, &amp;action, &amp;old_action) &lt; 0)</text:span></text:p>
          <text:p text:style-name="P1"><text:span text:style-name="T103"><text:s text:c="8"/></text:span><text:span text:style-name="T103">unix_error(</text:span><text:span text:style-name="T109">"Signal error"</text:span><text:span text:style-name="T103">);</text:span></text:p>
          <text:p text:style-name="P1"><text:span text:style-name="T103"><text:s text:c="4"/></text:span><text:span text:style-name="T106">return</text:span><text:span text:style-name="T103"> (old_action.sa_handler);</text:span></text:p>
          <text:p text:style-name="P1"><text:span text:style-name="T10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2.448cm" svg:height="1.011cm" svg:x="21.875cm" svg:y="17.335cm">
          <text:p text:style-name="P1"><text:span text:style-name="T82">csap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39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0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Synchronizing Flows to Avoid R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9" draw:text-style-name="P12" draw:layer="layout" svg:width="21.058cm" svg:height="13.093cm" svg:x="1.595cm" svg:y="5.587cm">
          <text:p text:style-name="P1"><text:span text:style-name="T15">int</text:span><text:span text:style-name="T16"> </text:span><text:span text:style-name="T17">main</text:span><text:span text:style-name="T16">(</text:span><text:span text:style-name="T15">int</text:span><text:span text:style-name="T16"> </text:span><text:span text:style-name="T18">argc</text:span><text:span text:style-name="T16">, </text:span><text:span text:style-name="T15">char</text:span><text:span text:style-name="T16"> **</text:span><text:span text:style-name="T18">argv</text:span><text:span text:style-name="T16">)</text:span></text:p>
          <text:p text:style-name="P1"><text:span text:style-name="T16">{</text:span></text:p>
          <text:p text:style-name="P1"><text:span text:style-name="T16"><text:s text:c="4"/></text:span><text:span text:style-name="T15">int</text:span><text:span text:style-name="T16"> </text:span><text:span text:style-name="T18">pid</text:span><text:span text:style-name="T16">;</text:span></text:p>
          <text:p text:style-name="P1"><text:span text:style-name="T16"><text:s text:c="4"/></text:span><text:span text:style-name="T15">sigset_t</text:span><text:span text:style-name="T16"> </text:span><text:span text:style-name="T18">mask_all</text:span><text:span text:style-name="T16">, </text:span><text:span text:style-name="T18">prev_all</text:span><text:span text:style-name="T16">;</text:span></text:p>
          <text:p text:style-name="P1"><text:span text:style-name="T20"/></text:p>
          <text:p text:style-name="P1"><text:span text:style-name="T16"><text:s text:c="4"/></text:span><text:span text:style-name="T16">Sigfillset(&amp;mask_all);</text:span></text:p>
          <text:p text:style-name="P1"><text:span text:style-name="T16"><text:s text:c="4"/></text:span><text:span text:style-name="T16">Signal(SIGCHLD, handler);</text:span></text:p>
          <text:p text:style-name="P1"><text:span text:style-name="T16"><text:s text:c="4"/></text:span><text:span text:style-name="T16">initjobs(); </text:span><text:span text:style-name="T19">/* Initialize the job list */</text:span></text:p>
          <text:p text:style-name="P1"><text:span text:style-name="T20"/></text:p>
          <text:p text:style-name="P1"><text:span text:style-name="T16"><text:s text:c="4"/></text:span><text:span text:style-name="T21">while</text:span><text:span text:style-name="T16"> (1) {</text:span></text:p>
          <text:p text:style-name="P1"><text:span text:style-name="T16"><text:s text:c="8"/></text:span><text:span text:style-name="T21">if</text:span><text:span text:style-name="T16"> ((pid = Fork()) == 0) { </text:span><text:span text:style-name="T19">/* Child */</text:span></text:p>
          <text:p text:style-name="P1"><text:span text:style-name="T16"><text:s text:c="12"/></text:span><text:span text:style-name="T16">Execve(</text:span><text:span text:style-name="T22">"/bin/date"</text:span><text:span text:style-name="T16">, argv, </text:span><text:span text:style-name="T26">NULL</text:span><text:span text:style-name="T16">);</text:span></text:p>
          <text:p text:style-name="P1"><text:span text:style-name="T16"><text:s text:c="8"/></text:span><text:span text:style-name="T16">}</text:span></text:p>
          <text:p text:style-name="P1"><text:span text:style-name="T16"><text:s text:c="8"/></text:span><text:span text:style-name="T16">Sigprocmask(SIG_BLOCK, &amp;mask_all, &amp;prev_all); </text:span><text:span text:style-name="T19">/* Parent */</text:span></text:p>
          <text:p text:style-name="P1"><text:span text:style-name="T16"><text:s text:c="8"/></text:span><text:span text:style-name="T16">addjob(pid); <text:s/></text:span><text:span text:style-name="T19">/* Add the child to the job list */</text:span></text:p>
          <text:p text:style-name="P1"><text:span text:style-name="T16"><text:s text:c="8"/></text:span><text:span text:style-name="T16">Sigprocmask(SIG_SETMASK, &amp;prev_all, </text:span><text:span text:style-name="T26">NULL</text:span><text:span text:style-name="T16">);</text:span></text:p>
          <text:p text:style-name="P1"><text:span text:style-name="T16"><text:s text:c="4"/></text:span><text:span text:style-name="T16">}</text:span></text:p>
          <text:p text:style-name="P1"><text:span text:style-name="T16"><text:s text:c="4"/></text:span><text:span text:style-name="T16">exit(0);</text:span></text:p>
          <text:p text:style-name="P1"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1.931cm" svg:height="2.224cm" svg:x="1.102cm" svg:y="3.36cm">
          <text:list text:style-name="L2">
            <text:list-item>
              <text:p text:style-name="P7"><text:span text:style-name="T5">Simple shell with a subtle synchronization error because it assumes parent runs before child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811cm" svg:height="1.011cm" svg:x="19.867cm" svg:y="17.78cm">
          <text:p text:style-name="P1"><text:span text:style-name="T82">procmask1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0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1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Synchronizing Flows to Avoid R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9" draw:text-style-name="P12" draw:layer="layout" svg:width="19.191cm" svg:height="11.065cm" svg:x="2.238cm" svg:y="5.927cm">
          <text:p text:style-name="P1"><text:span text:style-name="T15">void</text:span><text:span text:style-name="T16"> </text:span><text:span text:style-name="T17">handler</text:span><text:span text:style-name="T16">(</text:span><text:span text:style-name="T15">int</text:span><text:span text:style-name="T16"> </text:span><text:span text:style-name="T18">sig</text:span><text:span text:style-name="T16">)</text:span></text:p>
          <text:p text:style-name="P1"><text:span text:style-name="T16">{</text:span></text:p>
          <text:p text:style-name="P1"><text:span text:style-name="T16"><text:s text:c="4"/></text:span><text:span text:style-name="T15">int</text:span><text:span text:style-name="T16"> </text:span><text:span text:style-name="T18">olderrno</text:span><text:span text:style-name="T16"> = errno;</text:span></text:p>
          <text:p text:style-name="P1"><text:span text:style-name="T16"><text:s text:c="4"/></text:span><text:span text:style-name="T15">sigset_t</text:span><text:span text:style-name="T16"> </text:span><text:span text:style-name="T18">mask_all</text:span><text:span text:style-name="T16">, </text:span><text:span text:style-name="T18">prev_all</text:span><text:span text:style-name="T16">;</text:span></text:p>
          <text:p text:style-name="P1"><text:span text:style-name="T16"><text:s text:c="4"/></text:span><text:span text:style-name="T15">pid_t</text:span><text:span text:style-name="T16"> </text:span><text:span text:style-name="T18">pid</text:span><text:span text:style-name="T16">;</text:span></text:p>
          <text:p text:style-name="P1"><text:span text:style-name="T20"/></text:p>
          <text:p text:style-name="P1"><text:span text:style-name="T16"><text:s text:c="4"/></text:span><text:span text:style-name="T16">Sigfillset(&amp;mask_all);</text:span></text:p>
          <text:p text:style-name="P1"><text:span text:style-name="T16"><text:s text:c="4"/></text:span><text:span text:style-name="T21">while</text:span><text:span text:style-name="T16"> ((pid = waitpid(-1, </text:span><text:span text:style-name="T26">NULL</text:span><text:span text:style-name="T16">, 0)) &gt; 0) { </text:span><text:span text:style-name="T19">/* Reap child */</text:span></text:p>
          <text:p text:style-name="P1"><text:span text:style-name="T16"><text:s text:c="8"/></text:span><text:span text:style-name="T16">Sigprocmask(SIG_BLOCK, &amp;mask_all, &amp;prev_all);</text:span></text:p>
          <text:p text:style-name="P1"><text:span text:style-name="T16"><text:s text:c="8"/></text:span><text:span text:style-name="T16">deletejob(pid); </text:span><text:span text:style-name="T19">/* Delete the child from the job list */</text:span></text:p>
          <text:p text:style-name="P1"><text:span text:style-name="T16"><text:s text:c="8"/></text:span><text:span text:style-name="T16">Sigprocmask(SIG_SETMASK, &amp;prev_all, </text:span><text:span text:style-name="T26">NULL</text:span><text:span text:style-name="T16">);</text:span></text:p>
          <text:p text:style-name="P1"><text:span text:style-name="T16"><text:s text:c="4"/></text:span><text:span text:style-name="T16">}</text:span></text:p>
          <text:p text:style-name="P1"><text:span text:style-name="T16"><text:s text:c="4"/></text:span><text:span text:style-name="T21">if</text:span><text:span text:style-name="T16"> (errno != ECHILD)</text:span></text:p>
          <text:p text:style-name="P1"><text:span text:style-name="T16"><text:s text:c="8"/></text:span><text:span text:style-name="T16">Sio_error(</text:span><text:span text:style-name="T22">"waitpid error"</text:span><text:span text:style-name="T16">);</text:span></text:p>
          <text:p text:style-name="P1"><text:span text:style-name="T16"><text:s text:c="4"/></text:span><text:span text:style-name="T16">errno = olderrno;</text:span></text:p>
          <text:p text:style-name="P1"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1.931cm" svg:height="1.293cm" svg:x="1.102cm" svg:y="3.784cm">
          <text:list text:style-name="L2">
            <text:list-item>
              <text:p text:style-name="P7"><text:span text:style-name="T5">SIGCHLD handler for a simple shel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811cm" svg:height="1.011cm" svg:x="19.287cm" svg:y="16.087cm">
          <text:p text:style-name="P1"><text:span text:style-name="T82">procmask1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1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2" draw:style-name="dp1" draw:master-page-name="Blank_20_Slide">
        <draw:custom-shape draw:name="CustomShape 1" draw:style-name="gr1" draw:text-style-name="P2" draw:layer="layout" svg:width="21.865cm" svg:height="2.114cm" svg:x="0.992cm" svg:y="1.21cm">
          <text:p text:style-name="P6"><text:span text:style-name="T1">Corrected Shell Program without R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9" draw:text-style-name="P12" draw:layer="layout" svg:width="23.573cm" svg:height="14.831cm" svg:x="0.905cm" svg:y="3.834cm">
          <text:p text:style-name="P1"><text:span text:style-name="T102">int</text:span><text:span text:style-name="T103"> </text:span><text:span text:style-name="T104">main</text:span><text:span text:style-name="T103">(</text:span><text:span text:style-name="T102">int</text:span><text:span text:style-name="T103"> </text:span><text:span text:style-name="T105">argc</text:span><text:span text:style-name="T103">, </text:span><text:span text:style-name="T102">char</text:span><text:span text:style-name="T103"> **</text:span><text:span text:style-name="T105">argv</text:span><text:span text:style-name="T103">)</text:span></text:p>
          <text:p text:style-name="P1"><text:span text:style-name="T103">{</text:span></text:p>
          <text:p text:style-name="P1"><text:span text:style-name="T103"><text:s text:c="4"/></text:span><text:span text:style-name="T102">int</text:span><text:span text:style-name="T103"> </text:span><text:span text:style-name="T105">pid</text:span><text:span text:style-name="T103">;</text:span></text:p>
          <text:p text:style-name="P1"><text:span text:style-name="T103"><text:s text:c="4"/></text:span><text:span text:style-name="T102">sigset_t</text:span><text:span text:style-name="T103"> </text:span><text:span text:style-name="T105">mask_all</text:span><text:span text:style-name="T103">, </text:span><text:span text:style-name="T105">mask_one</text:span><text:span text:style-name="T103">, </text:span><text:span text:style-name="T105">prev_one</text:span><text:span text:style-name="T103">;</text:span></text:p>
          <text:p text:style-name="P1"><text:span text:style-name="T107"/></text:p>
          <text:p text:style-name="P1"><text:span text:style-name="T103"><text:s text:c="4"/></text:span><text:span text:style-name="T103">Sigfillset(&amp;mask_all);</text:span></text:p>
          <text:p text:style-name="P1"><text:span text:style-name="T103"><text:s text:c="4"/></text:span><text:span text:style-name="T103">Sigemptyset(&amp;mask_one);</text:span></text:p>
          <text:p text:style-name="P1"><text:span text:style-name="T103"><text:s text:c="4"/></text:span><text:span text:style-name="T103">Sigaddset(&amp;mask_one, SIGCHLD);</text:span></text:p>
          <text:p text:style-name="P1"><text:span text:style-name="T103"><text:s text:c="4"/></text:span><text:span text:style-name="T103">Signal(SIGCHLD, handler);</text:span></text:p>
          <text:p text:style-name="P1"><text:span text:style-name="T103"><text:s text:c="4"/></text:span><text:span text:style-name="T103">initjobs(); </text:span><text:span text:style-name="T108">/* Initialize the job list */</text:span></text:p>
          <text:p text:style-name="P1"><text:span text:style-name="T107"/></text:p>
          <text:p text:style-name="P1"><text:span text:style-name="T103"><text:s text:c="4"/></text:span><text:span text:style-name="T106">while</text:span><text:span text:style-name="T103"> (1) {</text:span></text:p>
          <text:p text:style-name="P1"><text:span text:style-name="T103"><text:s text:c="8"/></text:span><text:span text:style-name="T103">Sigprocmask(SIG_BLOCK, &amp;mask_one, &amp;prev_one); </text:span><text:span text:style-name="T108">/* Block SIGCHLD */</text:span></text:p>
          <text:p text:style-name="P1"><text:span text:style-name="T103"><text:s text:c="8"/></text:span><text:span text:style-name="T106">if</text:span><text:span text:style-name="T103"> ((pid = Fork()) == 0) { </text:span><text:span text:style-name="T108">/* Child process */</text:span></text:p>
          <text:p text:style-name="P1"><text:span text:style-name="T103"><text:s text:c="12"/></text:span><text:span text:style-name="T103">Sigprocmask(SIG_SETMASK, &amp;prev_one, </text:span><text:span text:style-name="T110">NULL</text:span><text:span text:style-name="T103">); </text:span><text:span text:style-name="T108">/* Unblock SIGCHLD */</text:span></text:p>
          <text:p text:style-name="P1"><text:span text:style-name="T103"><text:s text:c="12"/></text:span><text:span text:style-name="T103">Execve(</text:span><text:span text:style-name="T109">"/bin/date"</text:span><text:span text:style-name="T103">, argv, </text:span><text:span text:style-name="T110">NULL</text:span><text:span text:style-name="T103">);</text:span></text:p>
          <text:p text:style-name="P1"><text:span text:style-name="T103"><text:s text:c="8"/></text:span><text:span text:style-name="T103">}</text:span></text:p>
          <text:p text:style-name="P1"><text:span text:style-name="T103"><text:s text:c="8"/></text:span><text:span text:style-name="T103">Sigprocmask(SIG_BLOCK, &amp;mask_all, </text:span><text:span text:style-name="T110">NULL</text:span><text:span text:style-name="T103">); </text:span><text:span text:style-name="T108">/* Parent process */</text:span></text:p>
          <text:p text:style-name="P1"><text:span text:style-name="T103"><text:tab/></text:span><text:span text:style-name="T103"> </text:span><text:span text:style-name="T103">addjob(pid); <text:s/></text:span><text:span text:style-name="T108">/* Add the child to the job list */</text:span></text:p>
          <text:p text:style-name="P1"><text:span text:style-name="T103"><text:s text:c="8"/></text:span><text:span text:style-name="T103">Sigprocmask(SIG_SETMASK, &amp;prev_one, </text:span><text:span text:style-name="T110">NULL</text:span><text:span text:style-name="T103">); <text:s/></text:span><text:span text:style-name="T108">/* Unblock SIGCHLD */</text:span></text:p>
          <text:p text:style-name="P1"><text:span text:style-name="T103"><text:s text:c="4"/></text:span><text:span text:style-name="T103">}</text:span></text:p>
          <text:p text:style-name="P1"><text:span text:style-name="T103"><text:s text:c="4"/></text:span><text:span text:style-name="T103">exit(0);</text:span></text:p>
          <text:p text:style-name="P1"><text:span text:style-name="T10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3.811cm" svg:height="1.011cm" svg:x="21.228cm" svg:y="17.78cm">
          <text:p text:style-name="P1"><text:span text:style-name="T82">procmask2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2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3" draw:style-name="dp1" draw:master-page-name="Blank_20_Slide">
        <draw:custom-shape draw:name="CustomShape 1" draw:style-name="gr1" draw:text-style-name="P2" draw:layer="layout" svg:width="23.559cm" svg:height="2.114cm" svg:x="0.992cm" svg:y="1.21cm">
          <text:p text:style-name="P6"><text:span text:style-name="T1">Explicitly Waiting for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12" draw:layer="layout" svg:width="22.963cm" svg:height="9.125cm" svg:x="1.588cm" svg:y="6.985cm">
          <text:p text:style-name="P1"><text:span text:style-name="T106">volatile</text:span><text:span text:style-name="T103"> </text:span><text:span text:style-name="T102">sig_atomic_t</text:span><text:span text:style-name="T103"> </text:span><text:span text:style-name="T105">pid</text:span><text:span text:style-name="T103">;</text:span></text:p>
          <text:p text:style-name="P1"><text:span text:style-name="T107"/></text:p>
          <text:p text:style-name="P1"><text:span text:style-name="T102">void</text:span><text:span text:style-name="T103"> </text:span><text:span text:style-name="T104">sigchld_handler</text:span><text:span text:style-name="T103">(</text:span><text:span text:style-name="T102">int</text:span><text:span text:style-name="T103"> </text:span><text:span text:style-name="T105">s</text:span><text:span text:style-name="T103">)</text:span></text:p>
          <text:p text:style-name="P1"><text:span text:style-name="T103">{</text:span></text:p>
          <text:p text:style-name="P1"><text:span text:style-name="T103"><text:s text:c="4"/></text:span><text:span text:style-name="T102">int</text:span><text:span text:style-name="T103"> </text:span><text:span text:style-name="T105">olderrno</text:span><text:span text:style-name="T103"> = errno;</text:span></text:p>
          <text:p text:style-name="P1"><text:span text:style-name="T103"><text:s text:c="4"/></text:span><text:span text:style-name="T103">pid = Waitpid(-1, </text:span><text:span text:style-name="T110">NULL</text:span><text:span text:style-name="T103">, 0); </text:span><text:span text:style-name="T111">/* Main is waiting for nonzero pid */</text:span></text:p>
          <text:p text:style-name="P1"><text:span text:style-name="T103"><text:s text:c="4"/></text:span><text:span text:style-name="T103">errno = olderrno;</text:span></text:p>
          <text:p text:style-name="P1"><text:span text:style-name="T103">}</text:span></text:p>
          <text:p text:style-name="P1"><text:span text:style-name="T107"/></text:p>
          <text:p text:style-name="P1"><text:span text:style-name="T102">void</text:span><text:span text:style-name="T103"> </text:span><text:span text:style-name="T104">sigint_handler</text:span><text:span text:style-name="T103">(</text:span><text:span text:style-name="T102">int</text:span><text:span text:style-name="T103"> </text:span><text:span text:style-name="T105">s</text:span><text:span text:style-name="T103">)</text:span></text:p>
          <text:p text:style-name="P1"><text:span text:style-name="T103">{</text:span></text:p>
          <text:p text:style-name="P1"><text:span text:style-name="T103">}</text:span></text:p>
          <text:p text:style-name="P1"><text:span text:style-name="T107"/></text:p>
          <text:p text:style-name="P1"><text:span text:style-name="T10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448cm" svg:height="2.224cm" svg:x="1.102cm" svg:y="3.912cm">
          <text:list text:style-name="L2">
            <text:list-item>
              <text:p text:style-name="P7"><text:span text:style-name="T5">Handlers for program explicitly waiting for SIGCHLD to arriv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4.345cm" svg:height="1.011cm" svg:x="20.17cm" svg:y="15.24cm">
          <text:p text:style-name="P1"><text:span text:style-name="T82">waitforsignal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3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4" draw:style-name="dp1" draw:master-page-name="Blank_20_Slide">
        <draw:custom-shape draw:name="CustomShape 1" draw:style-name="gr1" draw:text-style-name="P2" draw:layer="layout" svg:width="23.559cm" svg:height="2.114cm" svg:x="0.992cm" svg:y="1.21cm">
          <text:p text:style-name="P6"><text:span text:style-name="T1">Explicitly Waiting for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9" draw:text-style-name="P12" draw:layer="layout" svg:width="21.198cm" svg:height="14.831cm" svg:x="1.914cm" svg:y="3.623cm">
          <text:p text:style-name="P1"><text:span text:style-name="T102">int</text:span><text:span text:style-name="T103"> </text:span><text:span text:style-name="T104">main</text:span><text:span text:style-name="T103">(</text:span><text:span text:style-name="T102">int</text:span><text:span text:style-name="T103"> </text:span><text:span text:style-name="T105">argc</text:span><text:span text:style-name="T103">, </text:span><text:span text:style-name="T102">char</text:span><text:span text:style-name="T103"> **</text:span><text:span text:style-name="T105">argv</text:span><text:span text:style-name="T103">) {</text:span></text:p>
          <text:p text:style-name="P1"><text:span text:style-name="T103"><text:s text:c="4"/></text:span><text:span text:style-name="T102">sigset_t</text:span><text:span text:style-name="T103"> </text:span><text:span text:style-name="T105">mask</text:span><text:span text:style-name="T103">, </text:span><text:span text:style-name="T105">prev</text:span><text:span text:style-name="T103">;</text:span></text:p>
          <text:p text:style-name="P1"><text:span text:style-name="T103"><text:s text:c="4"/></text:span><text:span text:style-name="T103">Signal(SIGCHLD, sigchld_handler);</text:span></text:p>
          <text:p text:style-name="P1"><text:span text:style-name="T103"><text:s text:c="4"/></text:span><text:span text:style-name="T103">Signal(SIGINT, sigint_handler);</text:span></text:p>
          <text:p text:style-name="P1"><text:span text:style-name="T103"><text:s text:c="4"/></text:span><text:span text:style-name="T103">Sigemptyset(&amp;mask);</text:span></text:p>
          <text:p text:style-name="P1"><text:span text:style-name="T103"><text:s text:c="4"/></text:span><text:span text:style-name="T103">Sigaddset(&amp;mask, SIGCHLD);</text:span></text:p>
          <text:p text:style-name="P1"><text:span text:style-name="T107"/></text:p>
          <text:p text:style-name="P1"><text:span text:style-name="T103"><text:s text:c="4"/></text:span><text:span text:style-name="T106">while</text:span><text:span text:style-name="T103"> (1) {</text:span></text:p>
          <text:p text:style-name="P1"><text:span text:style-name="T103"><text:tab/></text:span><text:span text:style-name="T103">Sigprocmask(SIG_BLOCK, &amp;mask, &amp;prev); </text:span><text:span text:style-name="T108">/* Block SIGCHLD */</text:span></text:p>
          <text:p text:style-name="P1"><text:span text:style-name="T103"><text:tab/></text:span><text:span text:style-name="T106">if</text:span><text:span text:style-name="T103"> (Fork() == 0) </text:span><text:span text:style-name="T108">/* Child */</text:span></text:p>
          <text:p text:style-name="P1"><text:span text:style-name="T103"><text:s text:c="12"/></text:span><text:span text:style-name="T103">exit(0);</text:span></text:p>
          <text:p text:style-name="P1"><text:span text:style-name="T103"><text:tab/></text:span><text:span text:style-name="T108">/* Parent */</text:span></text:p>
          <text:p text:style-name="P1"><text:span text:style-name="T103"><text:tab/></text:span><text:span text:style-name="T103">pid = 0;</text:span></text:p>
          <text:p text:style-name="P1"><text:span text:style-name="T103"><text:tab/></text:span><text:span text:style-name="T103">Sigprocmask(SIG_SETMASK, &amp;prev, </text:span><text:span text:style-name="T110">NULL</text:span><text:span text:style-name="T103">); </text:span><text:span text:style-name="T108">/* Unblock SIGCHLD */</text:span></text:p>
          <text:p text:style-name="P1"><text:span text:style-name="T107"/></text:p>
          <text:p text:style-name="P1"><text:span text:style-name="T103"><text:tab/></text:span><text:span text:style-name="T108">/* Wait for SIGCHLD to be received (wasteful!) */</text:span></text:p>
          <text:p text:style-name="P1"><text:span text:style-name="T103"><text:tab/></text:span><text:span text:style-name="T106">while</text:span><text:span text:style-name="T103"> (!pid)</text:span></text:p>
          <text:p text:style-name="P1"><text:span text:style-name="T103"><text:s text:c="12"/></text:span><text:span text:style-name="T103">;</text:span></text:p>
          <text:p text:style-name="P1"><text:span text:style-name="T103"><text:tab/></text:span><text:span text:style-name="T108">/* Do some work after receiving SIGCHLD */</text:span></text:p>
          <text:p text:style-name="P1"><text:span text:style-name="T103"><text:s text:c="8"/></text:span><text:span text:style-name="T103">printf(</text:span><text:span text:style-name="T109">"."</text:span><text:span text:style-name="T103">);</text:span></text:p>
          <text:p text:style-name="P1"><text:span text:style-name="T103"><text:s text:c="4"/></text:span><text:span text:style-name="T103">}</text:span></text:p>
          <text:p text:style-name="P1"><text:span text:style-name="T103"><text:s text:c="4"/></text:span><text:span text:style-name="T103">exit(0);</text:span></text:p>
          <text:p text:style-name="P1"><text:span text:style-name="T10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4.345cm" svg:height="1.011cm" svg:x="19.297cm" svg:y="17.601cm">
          <text:p text:style-name="P1"><text:span text:style-name="T82">waitforsignal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0" draw:text-style-name="P13" draw:layer="layout" svg:width="7.029cm" svg:height="2.749cm" svg:x="16.886cm" svg:y="3.175cm">
          <text:p text:style-name="P1"><text:span text:style-name="T10">Similar to a shell waiting</text:span></text:p>
          <text:p text:style-name="P1"><text:span text:style-name="T10">for a foreground job to </text:span></text:p>
          <text:p text:style-name="P1"><text:span text:style-name="T10">terminate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4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5" draw:style-name="dp1" draw:master-page-name="Blank_20_Slide">
        <draw:custom-shape draw:name="CustomShape 1" draw:style-name="gr1" draw:text-style-name="P2" draw:layer="layout" svg:width="23.559cm" svg:height="2.114cm" svg:x="0.992cm" svg:y="1.21cm">
          <text:p text:style-name="P6"><text:span text:style-name="T1">Explicitly Waiting for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12" draw:layer="layout" svg:width="9.205cm" svg:height="1.601cm" svg:x="1.588cm" svg:y="7.139cm">
          <text:p text:style-name="P1"><text:span text:style-name="T112">while</text:span><text:span text:style-name="T66"> (!pid) <text:s/></text:span><text:span text:style-name="T113">/* Race! */</text:span></text:p>
          <text:p text:style-name="P1"><text:span text:style-name="T66"><text:s text:c="4"/></text:span><text:span text:style-name="T66">pause(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1.931cm" svg:height="1.377cm" svg:x="1.102cm" svg:y="3.912cm">
          <text:list text:style-name="L2">
            <text:list-item>
              <text:p text:style-name="P7"><text:span text:style-name="T5">Program is correct, but very wasteful</text:span></text:p>
            </text:list-item>
            <text:list-item>
              <text:p text:style-name="P7"><text:span text:style-name="T5">Other options:</text:span></text:p>
            </text:list-item>
          </text:list>
          <text:p text:style-name="P7"><text:span text:style-name="T50"/></text:p>
          <text:p text:style-name="P7"><text:span text:style-name="T50"/></text:p>
          <text:p text:style-name="P7"><text:span text:style-name="T50"/></text:p>
          <text:list text:continue-numbering="true" text:style-name="L2">
            <text:list-item>
              <text:p text:style-name="P7"><text:span text:style-name="T5">Solution: </text:span><text:span text:style-name="T61">sigsuspen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12" draw:layer="layout" svg:width="10.58cm" svg:height="1.601cm" svg:x="11.853cm" svg:y="7.139cm">
          <text:p text:style-name="P1"><text:span text:style-name="T21">while</text:span><text:span text:style-name="T16"> (!pid) </text:span><text:span text:style-name="T19">/* Too slow! */</text:span></text:p>
          <text:p text:style-name="P1"><text:span text:style-name="T16"><text:s text:c="4"/></text:span><text:span text:style-name="T16">sleep(1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5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6" draw:style-name="dp1" draw:master-page-name="Blank_20_Slide">
        <draw:custom-shape draw:name="CustomShape 1" draw:style-name="gr1" draw:text-style-name="P2" draw:layer="layout" svg:width="23.559cm" svg:height="2.114cm" svg:x="0.992cm" svg:y="1.21cm">
          <text:p text:style-name="P6"><text:span text:style-name="T1">Waiting for Signals with </text:span><text:span text:style-name="T25">sigsusp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12" draw:layer="layout" svg:width="15.025cm" svg:height="2.277cm" svg:x="2.117cm" svg:y="8.487cm">
          <text:p text:style-name="P1"><text:span text:style-name="T66">sigprocmask(SIG_BLOCK, &amp;mask, &amp;prev);</text:span></text:p>
          <text:p text:style-name="P1"><text:span text:style-name="T66">pause();</text:span></text:p>
          <text:p text:style-name="P1"><text:span text:style-name="T66">sigprocmask(SIG_SETMASK, &amp;prev, </text:span><text:span text:style-name="T114">NULL</text:span><text:span text:style-name="T66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1.931cm" svg:height="1.377cm" svg:x="1.102cm" svg:y="3.912cm">
          <text:list text:style-name="L2">
            <text:list-item>
              <text:p text:style-name="P7"><text:span text:style-name="T61">int sigsuspend(const sigset_t *mask)</text:span></text:p>
            </text:list-item>
          </text:list>
          <text:p text:style-name="P7"><text:span text:style-name="T50"/></text:p>
          <text:list text:continue-numbering="true" text:style-name="L2">
            <text:list-item>
              <text:p text:style-name="P7"><text:span text:style-name="T5">Equivalent to atomic (uninterruptable) version of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6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7" draw:style-name="dp1" draw:master-page-name="Blank_20_Slide">
        <draw:custom-shape draw:name="CustomShape 1" draw:style-name="gr1" draw:text-style-name="P2" draw:layer="layout" svg:width="23.559cm" svg:height="2.114cm" svg:x="0.992cm" svg:y="1.21cm">
          <text:p text:style-name="P6"><text:span text:style-name="T1">Waiting for Signals with </text:span><text:span text:style-name="T25">sigsusp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12" draw:layer="layout" svg:width="23.704cm" svg:height="15.465cm" svg:x="0.635cm" svg:y="3.193cm">
          <text:p text:style-name="P1"><text:span text:style-name="T115">int</text:span><text:span text:style-name="T116"> </text:span><text:span text:style-name="T117">main</text:span><text:span text:style-name="T116">(</text:span><text:span text:style-name="T115">int</text:span><text:span text:style-name="T116"> </text:span><text:span text:style-name="T118">argc</text:span><text:span text:style-name="T116">, </text:span><text:span text:style-name="T115">char</text:span><text:span text:style-name="T116"> **</text:span><text:span text:style-name="T118">argv</text:span><text:span text:style-name="T116">) {</text:span></text:p>
          <text:p text:style-name="P1"><text:span text:style-name="T116"><text:s text:c="4"/></text:span><text:span text:style-name="T115">sigset_t</text:span><text:span text:style-name="T116"> </text:span><text:span text:style-name="T118">mask</text:span><text:span text:style-name="T116">, </text:span><text:span text:style-name="T118">prev</text:span><text:span text:style-name="T116">;</text:span></text:p>
          <text:p text:style-name="P1"><text:span text:style-name="T116"><text:s text:c="4"/></text:span><text:span text:style-name="T116">Signal(SIGCHLD, sigchld_handler);</text:span></text:p>
          <text:p text:style-name="P1"><text:span text:style-name="T116"><text:s text:c="4"/></text:span><text:span text:style-name="T116">Signal(SIGINT, sigint_handler);</text:span></text:p>
          <text:p text:style-name="P1"><text:span text:style-name="T116"><text:s text:c="4"/></text:span><text:span text:style-name="T116">Sigemptyset(&amp;mask);</text:span></text:p>
          <text:p text:style-name="P1"><text:span text:style-name="T116"><text:s text:c="4"/></text:span><text:span text:style-name="T116">Sigaddset(&amp;mask, SIGCHLD);</text:span></text:p>
          <text:p text:style-name="P1"><text:span text:style-name="T107"/></text:p>
          <text:p text:style-name="P1"><text:span text:style-name="T116"><text:s text:c="4"/></text:span><text:span text:style-name="T119">while</text:span><text:span text:style-name="T116"> (1) {</text:span></text:p>
          <text:p text:style-name="P1"><text:span text:style-name="T116"><text:s text:c="8"/></text:span><text:span text:style-name="T116">Sigprocmask(SIG_BLOCK, &amp;mask, &amp;prev); </text:span><text:span text:style-name="T120">/* Block SIGCHLD */</text:span></text:p>
          <text:p text:style-name="P1"><text:span text:style-name="T116"><text:s text:c="8"/></text:span><text:span text:style-name="T119">if</text:span><text:span text:style-name="T116"> (Fork() == 0) </text:span><text:span text:style-name="T120">/* Child */</text:span></text:p>
          <text:p text:style-name="P1"><text:span text:style-name="T116"><text:s text:c="12"/></text:span><text:span text:style-name="T116">exit(0);</text:span></text:p>
          <text:p text:style-name="P1"><text:span text:style-name="T116"><text:s/></text:span></text:p>
          <text:p text:style-name="P1"><text:span text:style-name="T116"><text:s text:c="7"/></text:span><text:span text:style-name="T120">/* Wait for SIGCHLD to be received */</text:span></text:p>
          <text:p text:style-name="P1"><text:span text:style-name="T116"><text:s text:c="8"/></text:span><text:span text:style-name="T116">pid = 0;</text:span></text:p>
          <text:p text:style-name="P1"><text:span text:style-name="T116"><text:s text:c="8"/></text:span><text:span text:style-name="T119">while</text:span><text:span text:style-name="T116"> (!pid)</text:span></text:p>
          <text:p text:style-name="P1"><text:span text:style-name="T116"><text:s text:c="12"/></text:span><text:span text:style-name="T116">Sigsuspend(&amp;prev);</text:span></text:p>
          <text:p text:style-name="P1"><text:span text:style-name="T116"><text:s/></text:span></text:p>
          <text:p text:style-name="P1"><text:span text:style-name="T116"><text:s text:c="7"/></text:span><text:span text:style-name="T120">/* Optionally unblock SIGCHLD */</text:span></text:p>
          <text:p text:style-name="P1"><text:span text:style-name="T116"><text:s text:c="8"/></text:span><text:span text:style-name="T116">Sigprocmask(SIG_SETMASK, &amp;prev, </text:span><text:span text:style-name="T121">NULL</text:span><text:span text:style-name="T116">);</text:span></text:p>
          <text:p text:style-name="P1"><text:span text:style-name="T116"><text:tab/></text:span><text:span text:style-name="T120">/* Do some work after receiving SIGCHLD */</text:span></text:p>
          <text:p text:style-name="P1"><text:span text:style-name="T116"><text:s text:c="8"/></text:span><text:span text:style-name="T116">printf(</text:span><text:span text:style-name="T122">"."</text:span><text:span text:style-name="T116">);</text:span></text:p>
          <text:p text:style-name="P1"><text:span text:style-name="T116"><text:s text:c="4"/></text:span><text:span text:style-name="T116">}</text:span></text:p>
          <text:p text:style-name="P1"><text:span text:style-name="T116"><text:s text:c="4"/></text:span><text:span text:style-name="T116">exit(0);</text:span></text:p>
          <text:p text:style-name="P1"><text:span text:style-name="T1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3.833cm" svg:height="1.011cm" svg:x="20.483cm" svg:y="17.78cm">
          <text:p text:style-name="P1"><text:span text:style-name="T82">sigsuspend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7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8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102cm" svg:y="3.784cm">
          <text:list text:style-name="L2">
            <text:list-item>
              <text:p text:style-name="P7"><text:span text:style-name="T52">Shells</text:span></text:p>
            </text:list-item>
            <text:list-item>
              <text:p text:style-name="P7"><text:span text:style-name="T52">Signals</text:span></text:p>
            </text:list-item>
            <text:list-item>
              <text:p text:style-name="P7"><text:span text:style-name="T5">Nonlocal jump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Consult your textbook. <text:s/>(Much less important than the rest.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3" draw:text-style-name="P4" draw:layer="layout" svg:width="14.814cm" svg:height="11.85cm" svg:x="2.752cm" svg:y="12.7cm" presentation:class="notes" presentation:placeholder="true" presentation:user-transformed="true">
            <draw:text-box/>
          </draw:frame>
          <draw:custom-shape draw:name="CustomShape 2" draw:style-name="gr3" draw:text-style-name="P2" draw:layer="layout" svg:width="8.887cm" svg:height="1.267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9" draw:style-name="dp1" draw:master-page-name="Blank_20_Slide">
        <draw:custom-shape draw:name="CustomShape 1" draw:style-name="gr1" draw:text-style-name="P2" draw:layer="layout" svg:width="6.135cm" svg:height="1.589cm" svg:x="1.27cm" svg:y="1.371cm">
          <text:p text:style-name="P6"><text:span text:style-name="T1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27cm" svg:y="3.334cm">
          <text:list text:style-name="L2">
            <text:list-item>
              <text:p text:style-name="P7"><text:span text:style-name="T5">Signals provide process-level exception handling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Can generate from user programs</text:span></text:p>
                </text:list-item>
                <text:list-item>
                  <text:p text:style-name="P8"><text:span text:style-name="T4">Can define effect by declaring signal handler</text:span></text:p>
                </text:list-item>
                <text:list-item>
                  <text:p text:style-name="P8"><text:span text:style-name="T4">Be very careful when writing signal handlers</text:span></text:p>
                </text:list-item>
              </text:list>
            </text:list-item>
          </text:list>
          <text:p text:style-name="P7"><text:span text:style-name="T57"/></text:p>
          <text:list text:continue-numbering="true" text:style-name="L3">
            <text:list-item>
              <text:p text:style-name="P7"><text:span text:style-name="T5">Nonlocal jumps provide exceptional control flow within process</text:span></text:p>
              <text:list>
                <text:list-item>
                  <text:p text:style-name="P8"><text:span text:style-name="T4">Within constraints of stack discipline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9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0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1">Additional sli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1" draw:text-style-name="P9" draw:layer="layout" svg:width="21.931cm" svg:height="13.808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50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1" draw:style-name="dp1" draw:master-page-name="Blank_20_Slide">
        <draw:custom-shape draw:name="CustomShape 1" draw:style-name="gr1" draw:text-style-name="P2" draw:layer="layout" svg:width="23.704cm" svg:height="2.537cm" svg:x="1.27cm" svg:y="1.058cm">
          <text:p text:style-name="P6"><text:span text:style-name="T1">Nonlocal Jumps: </text:span><text:span text:style-name="T25">setjmp/long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3cm" svg:height="12.494cm" svg:x="1.266cm" svg:y="4.013cm">
          <text:list text:style-name="L2">
            <text:list-item>
              <text:p text:style-name="P46"><text:span text:style-name="T5">Powerful (but dangerous) user-level mechanism for transferring control to an arbitrary location</text:span></text:p>
            </text:list-item>
          </text:list>
          <text:list text:style-name="L3">
            <text:list-item>
              <text:list>
                <text:list-item>
                  <text:p text:style-name="P47"><text:span text:style-name="T4">Controlled to way to break the procedure call / return discipline</text:span></text:p>
                </text:list-item>
                <text:list-item>
                  <text:p text:style-name="P47"><text:span text:style-name="T4">Useful for error recovery and signal handling</text:span></text:p>
                </text:list-item>
              </text:list>
            </text:list-item>
          </text:list>
          <text:p text:style-name="P37"><text:span text:style-name="T57"/></text:p>
          <text:list text:continue-numbering="true" text:style-name="L3">
            <text:list-item>
              <text:p text:style-name="P46"><text:span text:style-name="T61">int setjmp(jmp_buf j)</text:span></text:p>
              <text:list>
                <text:list-item>
                  <text:p text:style-name="P47"><text:span text:style-name="T4">Must be called before longjmp</text:span></text:p>
                </text:list-item>
                <text:list-item>
                  <text:p text:style-name="P47"><text:span text:style-name="T4">Identifies a return site for a subsequent longjmp</text:span></text:p>
                </text:list-item>
                <text:list-item>
                  <text:p text:style-name="P47"><text:span text:style-name="T4">Called </text:span><text:span text:style-name="T87">once</text:span><text:span text:style-name="T4">, returns </text:span><text:span text:style-name="T87">one or more </text:span><text:span text:style-name="T4">times</text:span></text:p>
                </text:list-item>
              </text:list>
            </text:list-item>
          </text:list>
          <text:p text:style-name="P46"><text:span text:style-name="T57"/></text:p>
          <text:list text:continue-numbering="true" text:style-name="L3">
            <text:list-item>
              <text:p text:style-name="P46"><text:span text:style-name="T5">Implementation:</text:span></text:p>
              <text:list>
                <text:list-item>
                  <text:p text:style-name="P47"><text:span text:style-name="T4">Remember where you are by storing <text:s/>the current </text:span><text:span text:style-name="T123">register context</text:span><text:span text:style-name="T4">, </text:span><text:span text:style-name="T123">stack pointer</text:span><text:span text:style-name="T4">, <text:s/>and</text:span><text:span text:style-name="T123"> PC value </text:span><text:span text:style-name="T4">in </text:span><text:span text:style-name="T8">jmp_buf</text:span></text:p>
                </text:list-item>
                <text:list-item>
                  <text:p text:style-name="P47"><text:span text:style-name="T4">Return 0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51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2" draw:style-name="dp1" draw:master-page-name="Blank_20_Slide">
        <draw:custom-shape draw:name="CustomShape 1" draw:style-name="gr1" draw:text-style-name="P2" draw:layer="layout" svg:width="18.447cm" svg:height="1.589cm" svg:x="1.058cm" svg:y="1.482cm">
          <text:p text:style-name="P6"><text:span text:style-name="T25">setjmp/longjmp</text:span><text:span text:style-name="T1"> (co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704cm" svg:height="12.291cm" svg:x="1.058cm" svg:y="3.81cm">
          <text:list text:style-name="L2">
            <text:list-item>
              <text:p text:style-name="P7"><text:span text:style-name="T61">void longjmp(jmp_buf j, int i)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Meaning: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8"><text:span text:style-name="T4">return from the </text:span><text:span text:style-name="T8">setjmp</text:span><text:span text:style-name="T4"> remembered by jump buffer </text:span><text:span text:style-name="T8">j</text:span><text:span text:style-name="T4"> again ... </text:span></text:p>
                    </text:list-item>
                    <text:list-item>
                      <text:p text:style-name="P8"><text:span text:style-name="T4">… </text:span><text:span text:style-name="T4">this time returning</text:span><text:span text:style-name="T79"> </text:span><text:span text:style-name="T8">i</text:span><text:span text:style-name="T4"> instead of 0</text:span></text:p>
                    </text:list-item>
                  </text:list>
                </text:list-item>
                <text:list-item>
                  <text:p text:style-name="P8"><text:span text:style-name="T4">Called after </text:span><text:span text:style-name="T8">setjmp</text:span></text:p>
                </text:list-item>
                <text:list-item>
                  <text:p text:style-name="P8"><text:span text:style-name="T4">Called </text:span><text:span text:style-name="T87">once</text:span><text:span text:style-name="T4">, but </text:span><text:span text:style-name="T87">never</text:span><text:span text:style-name="T4"> returns</text:span></text:p>
                </text:list-item>
              </text:list>
            </text:list-item>
          </text:list>
          <text:p text:style-name="P7"><text:span text:style-name="T57"/></text:p>
          <text:list text:continue-numbering="true" text:style-name="L10">
            <text:list-item>
              <text:p text:style-name="P7"><text:span text:style-name="T61">longjmp</text:span><text:span text:style-name="T5"> Implementation:</text:span></text:p>
              <text:list>
                <text:list-item>
                  <text:p text:style-name="P8"><text:span text:style-name="T4">Restore register context (stack pointer, base pointer, PC value) from jump buffer </text:span><text:span text:style-name="T8">j</text:span></text:p>
                </text:list-item>
                <text:list-item>
                  <text:p text:style-name="P8"><text:span text:style-name="T4">Set </text:span><text:span text:style-name="T8">%eax</text:span><text:span text:style-name="T3"> </text:span><text:span text:style-name="T4">(the return value) to </text:span><text:span text:style-name="T8">i</text:span></text:p>
                </text:list-item>
                <text:list-item>
                  <text:p text:style-name="P8"><text:span text:style-name="T4">Jump to the location indicated by the PC stored in jump buf </text:span><text:span text:style-name="T8">j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52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3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25">setjmp</text:span><text:span text:style-name="T1">/</text:span><text:span text:style-name="T25">longjmp</text:span><text:span text:style-name="T1">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042cm" svg:height="2.563cm" svg:x="0.992cm" svg:y="3.784cm">
          <text:list text:style-name="L2">
            <text:list-item>
              <text:p text:style-name="P7"><text:span text:style-name="T5">Goal: return directly to original caller from a deeply-nested func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9" draw:text-style-name="P12" draw:layer="layout" svg:width="11.427cm" svg:height="9.037cm" svg:x="1.552cm" svg:y="6.773cm">
          <text:p text:style-name="P1"><text:span text:style-name="T19">/* Deeply nested function foo */</text:span></text:p>
          <text:p text:style-name="P1"><text:span text:style-name="T15">void</text:span><text:span text:style-name="T16"> </text:span><text:span text:style-name="T17">foo</text:span><text:span text:style-name="T16">(</text:span><text:span text:style-name="T15">void</text:span><text:span text:style-name="T16">)</text:span></text:p>
          <text:p text:style-name="P1"><text:span text:style-name="T16">{</text:span></text:p>
          <text:p text:style-name="P1"><text:span text:style-name="T16"><text:s text:c="4"/></text:span><text:span text:style-name="T21">if</text:span><text:span text:style-name="T16"> (error1)</text:span></text:p>
          <text:p text:style-name="P1"><text:span text:style-name="T16"><text:tab/></text:span><text:span text:style-name="T16">longjmp(buf, 1);</text:span></text:p>
          <text:p text:style-name="P1"><text:span text:style-name="T16"><text:s text:c="4"/></text:span><text:span text:style-name="T16">bar();</text:span></text:p>
          <text:p text:style-name="P1"><text:span text:style-name="T16">}</text:span></text:p>
          <text:p text:style-name="P1"><text:span text:style-name="T20"/></text:p>
          <text:p text:style-name="P1"><text:span text:style-name="T15">void</text:span><text:span text:style-name="T16"> </text:span><text:span text:style-name="T17">bar</text:span><text:span text:style-name="T16">(</text:span><text:span text:style-name="T15">void</text:span><text:span text:style-name="T16">)</text:span></text:p>
          <text:p text:style-name="P1"><text:span text:style-name="T16">{</text:span></text:p>
          <text:p text:style-name="P1"><text:span text:style-name="T16"><text:s text:c="4"/></text:span><text:span text:style-name="T21">if</text:span><text:span text:style-name="T16"> (error2)</text:span></text:p>
          <text:p text:style-name="P1"><text:span text:style-name="T16"><text:s text:c="8"/></text:span><text:span text:style-name="T16">longjmp(buf, 2);</text:span></text:p>
          <text:p text:style-name="P1"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53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4" draw:style-name="dp1" draw:master-page-name="Blank_20_Slide">
        <draw:custom-shape draw:name="CustomShape 1" draw:style-name="gr62" draw:text-style-name="P9" draw:layer="layout" svg:width="0.509cm" svg:height="0.932cm" svg:x="4.613cm" svg:y="6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8" draw:text-style-name="P12" draw:layer="layout" svg:width="19.682cm" svg:height="16.977cm" svg:x="0.635cm" svg:y="0.847cm">
          <text:p text:style-name="P1"><text:span text:style-name="T15">jmp_buf</text:span><text:span text:style-name="T16"> </text:span><text:span text:style-name="T18">buf</text:span><text:span text:style-name="T16">;</text:span></text:p>
          <text:p text:style-name="P1"><text:span text:style-name="T20"/></text:p>
          <text:p text:style-name="P1"><text:span text:style-name="T15">int</text:span><text:span text:style-name="T16"> </text:span><text:span text:style-name="T18">error1</text:span><text:span text:style-name="T16"> = 0;</text:span></text:p>
          <text:p text:style-name="P1"><text:span text:style-name="T15">int</text:span><text:span text:style-name="T16"> </text:span><text:span text:style-name="T18">error2</text:span><text:span text:style-name="T16"> = 1;</text:span></text:p>
          <text:p text:style-name="P1"><text:span text:style-name="T20"/></text:p>
          <text:p text:style-name="P1"><text:span text:style-name="T15">void</text:span><text:span text:style-name="T16"> </text:span><text:span text:style-name="T17">foo</text:span><text:span text:style-name="T16">(</text:span><text:span text:style-name="T15">void</text:span><text:span text:style-name="T16">), </text:span><text:span text:style-name="T17">bar</text:span><text:span text:style-name="T16">(</text:span><text:span text:style-name="T15">void</text:span><text:span text:style-name="T16">);</text:span></text:p>
          <text:p text:style-name="P1"><text:span text:style-name="T20"/></text:p>
          <text:p text:style-name="P1"><text:span text:style-name="T15">int</text:span><text:span text:style-name="T16"> </text:span><text:span text:style-name="T17">main</text:span><text:span text:style-name="T16">()</text:span></text:p>
          <text:p text:style-name="P1"><text:span text:style-name="T16">{</text:span></text:p>
          <text:p text:style-name="P1"><text:span text:style-name="T16"><text:s text:c="4"/></text:span><text:span text:style-name="T21">switch</text:span><text:span text:style-name="T16">(setjmp(buf)) {</text:span></text:p>
          <text:p text:style-name="P1"><text:span text:style-name="T16"><text:s text:c="4"/></text:span><text:span text:style-name="T21">case</text:span><text:span text:style-name="T16"> 0:</text:span></text:p>
          <text:p text:style-name="P1"><text:span text:style-name="T16"><text:s text:c="8"/></text:span><text:span text:style-name="T16">foo();</text:span></text:p>
          <text:p text:style-name="P1"><text:span text:style-name="T16"><text:s text:c="8"/></text:span><text:span text:style-name="T21">break</text:span><text:span text:style-name="T16">;</text:span></text:p>
          <text:p text:style-name="P1"><text:span text:style-name="T16"><text:s text:c="4"/></text:span><text:span text:style-name="T21">case</text:span><text:span text:style-name="T16"> 1:</text:span></text:p>
          <text:p text:style-name="P1"><text:span text:style-name="T16"><text:s text:c="8"/></text:span><text:span text:style-name="T16">printf(</text:span><text:span text:style-name="T22">"Detected an error1 condition in foo\n"</text:span><text:span text:style-name="T16">);</text:span></text:p>
          <text:p text:style-name="P1"><text:span text:style-name="T16"><text:s text:c="8"/></text:span><text:span text:style-name="T21">break</text:span><text:span text:style-name="T16">;</text:span></text:p>
          <text:p text:style-name="P1"><text:span text:style-name="T16"><text:s text:c="4"/></text:span><text:span text:style-name="T21">case</text:span><text:span text:style-name="T16"> 2:</text:span></text:p>
          <text:p text:style-name="P1"><text:span text:style-name="T16"><text:s text:c="8"/></text:span><text:span text:style-name="T16">printf(</text:span><text:span text:style-name="T22">"Detected an error2 condition in foo\n"</text:span><text:span text:style-name="T16">);</text:span></text:p>
          <text:p text:style-name="P1"><text:span text:style-name="T16"><text:s text:c="8"/></text:span><text:span text:style-name="T21">break</text:span><text:span text:style-name="T16">;</text:span></text:p>
          <text:p text:style-name="P1"><text:span text:style-name="T16"><text:s text:c="4"/></text:span><text:span text:style-name="T21">default</text:span><text:span text:style-name="T16">:</text:span></text:p>
          <text:p text:style-name="P1"><text:span text:style-name="T16"><text:s text:c="8"/></text:span><text:span text:style-name="T16">printf(</text:span><text:span text:style-name="T22">"Unknown error condition in foo\n"</text:span><text:span text:style-name="T16">);</text:span></text:p>
          <text:p text:style-name="P1"><text:span text:style-name="T16"><text:s text:c="4"/></text:span><text:span text:style-name="T16">}</text:span></text:p>
          <text:p text:style-name="P1"><text:span text:style-name="T16"><text:s text:c="4"/></text:span><text:span text:style-name="T16">exit(0);</text:span></text:p>
          <text:p text:style-name="P1"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3" draw:text-style-name="P13" draw:layer="layout" svg:width="11.639cm" svg:height="3.384cm" svg:x="13.123cm" svg:y="1.27cm">
          <text:p text:style-name="P6"><text:span text:style-name="T25">setjmp</text:span><text:span text:style-name="T1">/</text:span><text:span text:style-name="T25">longjmp</text:span><text:span text:style-name="T1"> Example (co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54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5" draw:style-name="dp1" draw:master-page-name="Blank_20_Slide">
        <draw:custom-shape draw:name="CustomShape 1" draw:style-name="gr1" draw:text-style-name="P2" draw:layer="layout" svg:width="19.929cm" svg:height="1.589cm" svg:x="0.847cm" svg:y="1.16cm">
          <text:p text:style-name="P6"><text:span text:style-name="T1">Limitations of Nonlocal Jum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3cm" svg:height="3.221cm" svg:x="0.856cm" svg:y="2.963cm">
          <text:list text:style-name="L2">
            <text:list-item>
              <text:p text:style-name="P7"><text:span text:style-name="T5">Works within stack discipline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Can only long jump to environment of function that has been called but not yet complete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9" draw:text-style-name="P12" draw:layer="layout" svg:width="11.427cm" svg:height="12.417cm" svg:x="2.425cm" svg:y="6.237cm">
          <text:p text:style-name="P1"><text:span text:style-name="T66">jmp_buf env;</text:span></text:p>
          <text:p text:style-name="P1"><text:span text:style-name="T20"/></text:p>
          <text:p text:style-name="P1"><text:span text:style-name="T66">P1()</text:span></text:p>
          <text:p text:style-name="P1"><text:span text:style-name="T66">{</text:span></text:p>
          <text:p text:style-name="P1"><text:span text:style-name="T66"><text:s text:c="2"/></text:span><text:span text:style-name="T66">if (setjmp(env)) {</text:span></text:p>
          <text:p text:style-name="P1"><text:span text:style-name="T66"><text:s text:c="4"/></text:span><text:span text:style-name="T124">/* Long Jump to here */</text:span></text:p>
          <text:p text:style-name="P1"><text:span text:style-name="T66"><text:s text:c="2"/></text:span><text:span text:style-name="T66">} else {</text:span></text:p>
          <text:p text:style-name="P1"><text:span text:style-name="T66"><text:s text:c="4"/></text:span><text:span text:style-name="T66">P2();</text:span></text:p>
          <text:p text:style-name="P1"><text:span text:style-name="T66"><text:s text:c="2"/></text:span><text:span text:style-name="T66">}</text:span></text:p>
          <text:p text:style-name="P1"><text:span text:style-name="T66">}</text:span></text:p>
          <text:p text:style-name="P1"><text:span text:style-name="T20"/></text:p>
          <text:p text:style-name="P1"><text:span text:style-name="T66">P2()</text:span></text:p>
          <text:p text:style-name="P1"><text:span text:style-name="T66">{ <text:s/>. . . P2(); . . . P3(); }</text:span></text:p>
          <text:p text:style-name="P1"><text:span text:style-name="T20"/></text:p>
          <text:p text:style-name="P1"><text:span text:style-name="T66">P3()</text:span></text:p>
          <text:p text:style-name="P1"><text:span text:style-name="T66">{</text:span></text:p>
          <text:p text:style-name="P1"><text:span text:style-name="T66"><text:s text:c="2"/></text:span><text:span text:style-name="T66">longjmp(env, 1);</text:span></text:p>
          <text:p text:style-name="P1"><text:span text:style-name="T6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4" draw:text-style-name="P35" draw:layer="layout" svg:width="3.172cm" svg:height="1.902cm" svg:x="16.925cm" svg:y="6.35cm">
          <text:p text:style-name="P1"><text:span text:style-name="T8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4" draw:text-style-name="P35" draw:layer="layout" svg:width="3.172cm" svg:height="1.902cm" svg:x="16.925cm" svg:y="8.255cm">
          <text:p text:style-name="P1"><text:span text:style-name="T8">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4" draw:text-style-name="P35" draw:layer="layout" svg:width="3.172cm" svg:height="1.902cm" svg:x="16.925cm" svg:y="10.16cm">
          <text:p text:style-name="P1"><text:span text:style-name="T8">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4" draw:text-style-name="P35" draw:layer="layout" svg:width="3.172cm" svg:height="1.902cm" svg:x="16.925cm" svg:y="12.065cm">
          <text:p text:style-name="P1"><text:span text:style-name="T8">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4" draw:text-style-name="P35" draw:layer="layout" svg:width="3.172cm" svg:height="1.902cm" svg:x="16.925cm" svg:y="13.97cm">
          <text:p text:style-name="P1"><text:span text:style-name="T8">P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65" draw:text-style-name="P9" draw:layer="layout" svg:x1="15.443cm" svg:y1="7.196cm" svg:x2="16.924cm" svg:y2="7.197cm">
          <text:p/>
        </draw:line>
        <draw:custom-shape draw:name="CustomShape 10" draw:style-name="gr43" draw:text-style-name="P2" draw:layer="layout" svg:width="1.517cm" svg:height="0.925cm" svg:x="14.601cm" svg:y="6.138cm">
          <text:p text:style-name="P1"><text:span text:style-name="T66">en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4" draw:text-style-name="P35" draw:layer="layout" svg:width="3.172cm" svg:height="1.902cm" svg:x="21.37cm" svg:y="6.35cm">
          <text:p text:style-name="P1"><text:span text:style-name="T8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3" draw:text-style-name="P2" draw:layer="layout" svg:width="4.091cm" svg:height="0.925cm" svg:x="16.651cm" svg:y="5.503cm">
          <text:p text:style-name="P1"><text:span text:style-name="T63">Before long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3" draw:text-style-name="P2" draw:layer="layout" svg:width="3.718cm" svg:height="0.925cm" svg:x="21.105cm" svg:y="5.503cm">
          <text:p text:style-name="P1"><text:span text:style-name="T63">After long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55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6" draw:style-name="dp1" draw:master-page-name="Blank_20_Slide">
        <draw:custom-shape draw:name="CustomShape 1" draw:style-name="gr1" draw:text-style-name="P2" draw:layer="layout" svg:width="22.046cm" svg:height="1.589cm" svg:x="0.847cm" svg:y="1.16cm">
          <text:p text:style-name="P6"><text:span text:style-name="T1">Limitations of Long Jumps (cont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3cm" svg:height="3.221cm" svg:x="0.908cm" svg:y="2.915cm">
          <text:list text:style-name="L2">
            <text:list-item>
              <text:p text:style-name="P7"><text:span text:style-name="T5">Works within stack discipline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Can only long jump to environment of function that has been called but not yet complete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9" draw:text-style-name="P12" draw:layer="layout" svg:width="11.427cm" svg:height="12.417cm" svg:x="2.491cm" svg:y="6.35cm">
          <text:p text:style-name="P1"><text:span text:style-name="T66">jmp_buf env;</text:span></text:p>
          <text:p text:style-name="P1"><text:span text:style-name="T20"/></text:p>
          <text:p text:style-name="P1"><text:span text:style-name="T66">P1()</text:span></text:p>
          <text:p text:style-name="P1"><text:span text:style-name="T66">{</text:span></text:p>
          <text:p text:style-name="P1"><text:span text:style-name="T66"><text:s text:c="2"/></text:span><text:span text:style-name="T66">P2(); P3();</text:span></text:p>
          <text:p text:style-name="P1"><text:span text:style-name="T66">}</text:span></text:p>
          <text:p text:style-name="P1"><text:span text:style-name="T20"/></text:p>
          <text:p text:style-name="P1"><text:span text:style-name="T66">P2()</text:span></text:p>
          <text:p text:style-name="P1"><text:span text:style-name="T66">{</text:span></text:p>
          <text:p text:style-name="P1"><text:span text:style-name="T66"><text:s text:c="3"/></text:span><text:span text:style-name="T66">if (setjmp(env)) {</text:span></text:p>
          <text:p text:style-name="P1"><text:span text:style-name="T66"><text:s text:c="4"/></text:span><text:span text:style-name="T124">/* Long Jump to here */</text:span></text:p>
          <text:p text:style-name="P1"><text:span text:style-name="T66"><text:s text:c="2"/></text:span><text:span text:style-name="T66">}</text:span></text:p>
          <text:p text:style-name="P1"><text:span text:style-name="T66">}</text:span></text:p>
          <text:p text:style-name="P1"><text:span text:style-name="T20"/></text:p>
          <text:p text:style-name="P1"><text:span text:style-name="T66">P3()</text:span></text:p>
          <text:p text:style-name="P1"><text:span text:style-name="T66">{</text:span></text:p>
          <text:p text:style-name="P1"><text:span text:style-name="T66"><text:s text:c="2"/></text:span><text:span text:style-name="T66">longjmp(env, 1);</text:span></text:p>
          <text:p text:style-name="P1"><text:span text:style-name="T6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3" draw:text-style-name="P2" draw:layer="layout" svg:width="1.517cm" svg:height="0.925cm" svg:x="14.398cm" svg:y="8.493cm">
          <text:p text:style-name="P1"><text:span text:style-name="T66">en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4" draw:text-style-name="P35" draw:layer="layout" svg:width="3.172cm" svg:height="1.902cm" svg:x="16.722cm" svg:y="5.53cm">
          <text:p text:style-name="P1"><text:span text:style-name="T8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4" draw:text-style-name="P35" draw:layer="layout" svg:width="3.172cm" svg:height="1.902cm" svg:x="16.722cm" svg:y="7.435cm">
          <text:p text:style-name="P1"><text:span text:style-name="T8">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65" draw:text-style-name="P9" draw:layer="layout" svg:x1="15.24cm" svg:y1="8.493cm" svg:x2="16.721cm" svg:y2="8.494cm">
          <text:p/>
        </draw:line>
        <draw:custom-shape draw:name="CustomShape 8" draw:style-name="gr43" draw:text-style-name="P2" draw:layer="layout" svg:width="2.749cm" svg:height="0.925cm" svg:x="16.48cm" svg:y="9.221cm">
          <text:p text:style-name="P1"><text:span text:style-name="T63">At set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4" draw:text-style-name="P35" draw:layer="layout" svg:width="3.172cm" svg:height="1.902cm" svg:x="21.378cm" svg:y="13.996cm">
          <text:p text:style-name="P1"><text:span text:style-name="T8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4" draw:text-style-name="P35" draw:layer="layout" svg:width="3.172cm" svg:height="1.902cm" svg:x="21.378cm" svg:y="15.901cm">
          <text:p text:style-name="P1"><text:span text:style-name="T8">P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65" draw:text-style-name="P9" draw:layer="layout" svg:x1="19.896cm" svg:y1="16.959cm" svg:x2="21.378cm" svg:y2="16.96cm">
          <text:p/>
        </draw:line>
        <draw:custom-shape draw:name="CustomShape 12" draw:style-name="gr43" draw:text-style-name="P2" draw:layer="layout" svg:width="1.517cm" svg:height="0.925cm" svg:x="19.055cm" svg:y="15.901cm">
          <text:p text:style-name="P1"><text:span text:style-name="T66">en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3" draw:text-style-name="P2" draw:layer="layout" svg:width="3.062cm" svg:height="0.925cm" svg:x="21.14cm" svg:y="17.687cm">
          <text:p text:style-name="P1"><text:span text:style-name="T63">At long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3" draw:text-style-name="P2" draw:layer="layout" svg:width="0.81cm" svg:height="0.925cm" svg:x="20.116cm" svg:y="16.506cm">
          <text:p text:style-name="P1"><text:span text:style-name="T6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4" draw:text-style-name="P35" draw:layer="layout" svg:width="3.172cm" svg:height="1.902cm" svg:x="16.722cm" svg:y="10.61cm">
          <text:p text:style-name="P1"><text:span text:style-name="T8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6" draw:text-style-name="P48" draw:layer="layout" svg:width="3.172cm" svg:height="1.902cm" svg:x="16.722cm" svg:y="12.515cm">
          <text:p text:style-name="P1"><text:span text:style-name="T8">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65" draw:text-style-name="P9" draw:layer="layout" svg:x1="15.24cm" svg:y1="13.573cm" svg:x2="16.721cm" svg:y2="13.574cm">
          <text:p/>
        </draw:line>
        <draw:custom-shape draw:name="CustomShape 18" draw:style-name="gr43" draw:text-style-name="P2" draw:layer="layout" svg:width="2.906cm" svg:height="0.925cm" svg:x="16.427cm" svg:y="14.301cm">
          <text:p text:style-name="P1"><text:span text:style-name="T63">P2 retu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3" draw:text-style-name="P2" draw:layer="layout" svg:width="1.517cm" svg:height="0.925cm" svg:x="14.822cm" svg:y="12.515cm">
          <text:p text:style-name="P1"><text:span text:style-name="T66">en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3" draw:text-style-name="P2" draw:layer="layout" svg:width="0.81cm" svg:height="0.925cm" svg:x="15.46cm" svg:y="13.119cm">
          <text:p text:style-name="P1"><text:span text:style-name="T6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56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7" draw:style-name="dp1" draw:master-page-name="Blank_20_Slide">
        <draw:custom-shape draw:name="CustomShape 1" draw:style-name="gr1" draw:text-style-name="P2" draw:layer="layout" svg:width="23.492cm" svg:height="3.04cm" svg:x="1.058cm" svg:y="1.191cm">
          <text:p text:style-name="P1"><text:span text:style-name="T1">Putting It All Together: A Program </text:span><text:span text:style-name="T2"><text:line-break/></text:span><text:span text:style-name="T1">That Restarts Itself When </text:span><text:span text:style-name="T25">ctrl-c</text:span><text:span text:style-name="T1">’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9" draw:text-style-name="P12" draw:layer="layout" svg:width="12.253cm" svg:height="14.457cm" svg:x="2.154cm" svg:y="4.233cm">
          <text:p text:style-name="P1"><text:span text:style-name="T125">#include</text:span><text:span text:style-name="T70"> </text:span><text:span text:style-name="T76">"csapp.h"</text:span></text:p>
          <text:p text:style-name="P1"><text:span text:style-name="T73"/></text:p>
          <text:p text:style-name="P1"><text:span text:style-name="T69">sigjmp_buf</text:span><text:span text:style-name="T70"> </text:span><text:span text:style-name="T72">buf</text:span><text:span text:style-name="T70">;</text:span></text:p>
          <text:p text:style-name="P1"><text:span text:style-name="T73"/></text:p>
          <text:p text:style-name="P1"><text:span text:style-name="T69">void</text:span><text:span text:style-name="T70"> </text:span><text:span text:style-name="T71">handler</text:span><text:span text:style-name="T70">(</text:span><text:span text:style-name="T69">int</text:span><text:span text:style-name="T70"> </text:span><text:span text:style-name="T72">sig</text:span><text:span text:style-name="T70">)</text:span></text:p>
          <text:p text:style-name="P1"><text:span text:style-name="T70">{</text:span></text:p>
          <text:p text:style-name="P1"><text:span text:style-name="T70"><text:s text:c="4"/></text:span><text:span text:style-name="T70">siglongjmp(buf, 1);</text:span></text:p>
          <text:p text:style-name="P1"><text:span text:style-name="T70">}</text:span></text:p>
          <text:p text:style-name="P1"><text:span text:style-name="T73"/></text:p>
          <text:p text:style-name="P1"><text:span text:style-name="T69">int</text:span><text:span text:style-name="T70"> </text:span><text:span text:style-name="T71">main</text:span><text:span text:style-name="T70">()</text:span></text:p>
          <text:p text:style-name="P1"><text:span text:style-name="T70">{</text:span></text:p>
          <text:p text:style-name="P1"><text:span text:style-name="T70"><text:s text:c="4"/></text:span><text:span text:style-name="T74">if</text:span><text:span text:style-name="T70"> (!sigsetjmp(buf, 1)) {</text:span></text:p>
          <text:p text:style-name="P1"><text:span text:style-name="T70"><text:s text:c="8"/></text:span><text:span text:style-name="T70">Signal(SIGINT, handler);</text:span></text:p>
          <text:p text:style-name="P1"><text:span text:style-name="T70"><text:tab/></text:span><text:span text:style-name="T70">Sio_puts(</text:span><text:span text:style-name="T76">"starting\n"</text:span><text:span text:style-name="T70">);</text:span></text:p>
          <text:p text:style-name="P1"><text:span text:style-name="T70"><text:s text:c="4"/></text:span><text:span text:style-name="T70">}</text:span></text:p>
          <text:p text:style-name="P1"><text:span text:style-name="T70"><text:s text:c="4"/></text:span><text:span text:style-name="T74">else</text:span></text:p>
          <text:p text:style-name="P1"><text:span text:style-name="T70"><text:s text:c="8"/></text:span><text:span text:style-name="T70">Sio_puts(</text:span><text:span text:style-name="T76">"restarting\n"</text:span><text:span text:style-name="T70">);</text:span></text:p>
          <text:p text:style-name="P1"><text:span text:style-name="T73"/></text:p>
          <text:p text:style-name="P1"><text:span text:style-name="T70"><text:s text:c="4"/></text:span><text:span text:style-name="T74">while</text:span><text:span text:style-name="T70">(1) {</text:span></text:p>
          <text:p text:style-name="P1"><text:span text:style-name="T70"><text:tab/></text:span><text:span text:style-name="T70">Sleep(1);</text:span></text:p>
          <text:p text:style-name="P1"><text:span text:style-name="T70"><text:tab/></text:span><text:span text:style-name="T70">Sio_puts(</text:span><text:span text:style-name="T76">"processing...\n"</text:span><text:span text:style-name="T70">);</text:span></text:p>
          <text:p text:style-name="P1"><text:span text:style-name="T70"><text:s text:c="4"/></text:span><text:span text:style-name="T70">}</text:span></text:p>
          <text:p text:style-name="P1"><text:span text:style-name="T70"><text:s text:c="4"/></text:span><text:span text:style-name="T70">exit(0); </text:span><text:span text:style-name="T75">/* Control never reaches here */</text:span></text:p>
          <text:p text:style-name="P1"><text:span text:style-name="T7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2.698cm" svg:height="1.011cm" svg:x="12.713cm" svg:y="17.812cm">
          <text:p text:style-name="P1"><text:span text:style-name="T82">restar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6" draw:text-style-name="P45" draw:layer="layout" svg:width="9.174cm" svg:height="8.361cm" svg:x="13.031cm" svg:y="5.838cm">
          <text:p text:style-name="P1"><text:span text:style-name="T66">greatwhite&gt; ./restart</text:span></text:p>
          <text:p text:style-name="P1"><text:span text:style-name="T66">starting</text:span></text:p>
          <text:p text:style-name="P1"><text:span text:style-name="T66">processing...</text:span></text:p>
          <text:p text:style-name="P1"><text:span text:style-name="T66">processing...</text:span></text:p>
          <text:p text:style-name="P1"><text:span text:style-name="T66">processing...</text:span></text:p>
          <text:p text:style-name="P1"><text:span text:style-name="T66">restarting</text:span></text:p>
          <text:p text:style-name="P1"><text:span text:style-name="T66">processing...</text:span></text:p>
          <text:p text:style-name="P1"><text:span text:style-name="T66">processing...</text:span></text:p>
          <text:p text:style-name="P1"><text:span text:style-name="T66">restarting</text:span></text:p>
          <text:p text:style-name="P1"><text:span text:style-name="T66">processing...</text:span></text:p>
          <text:p text:style-name="P1"><text:span text:style-name="T66">processing...</text:span></text:p>
          <text:p text:style-name="P1"><text:span text:style-name="T66">processing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3" draw:text-style-name="P2" draw:layer="layout" svg:width="1.741cm" svg:height="0.925cm" svg:x="20.539cm" svg:y="9.556cm">
          <text:p text:style-name="P1"><text:span text:style-name="T126">Ctrl-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7" draw:text-style-name="P9" draw:layer="layout" svg:x1="17.092cm" svg:y1="10.19cm" svg:x2="20.725cm" svg:y2="10.191cm">
          <text:p/>
        </draw:line>
        <draw:line draw:name="Line 7" draw:style-name="gr67" draw:text-style-name="P9" draw:layer="layout" svg:x1="17.093cm" svg:y1="12.532cm" svg:x2="20.544cm" svg:y2="12.533cm">
          <text:p/>
        </draw:line>
        <draw:custom-shape draw:name="CustomShape 8" draw:style-name="gr43" draw:text-style-name="P2" draw:layer="layout" svg:width="1.741cm" svg:height="0.925cm" svg:x="20.57cm" svg:y="12.096cm">
          <text:p text:style-name="P1"><text:span text:style-name="T126">Ctrl-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57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Narrow1" svg:font-family="'Arial Narrow'"/>
    <style:font-face style:name="Calibri1" svg:font-family="Calibri"/>
    <style:font-face style:name="Courier New1" svg:font-family="'Courier New'"/>
    <style:font-face style:name="DejaVu Sans1" svg:font-family="'DejaVu Sans'"/>
    <style:font-face style:name="Menlo-Bold1" svg:font-family="Menlo-Bold"/>
    <style:font-face style:name="Menlo-Regular1" svg:font-family="Menlo-Regular"/>
    <style:font-face style:name="Times New Roman1" svg:font-family="'Times New Roman'"/>
    <style:font-face style:name="msgothic1" svg:font-family="msgothic"/>
    <style:font-face style:name="ＭＳ Ｐゴシック1" svg:font-family="'ＭＳ Ｐゴシック'"/>
    <style:font-face style:name="Courier New3" svg:font-family="'Courier New'" style:font-family-generic="modern" style:font-pitch="fixed"/>
    <style:font-face style:name="Arial" svg:font-family="Arial" style:font-pitch="variable"/>
    <style:font-face style:name="Arial Narrow" svg:font-family="'Arial Narrow'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enlo-Bold" svg:font-family="Menlo-Bold" style:font-pitch="variable"/>
    <style:font-face style:name="Menlo-Regular" svg:font-family="Menlo-Regular" style:font-pitch="variable"/>
    <style:font-face style:name="Times New Roman" svg:font-family="'Times New Roman'" style:font-pitch="variable"/>
    <style:font-face style:name="msgothic" svg:font-family="msgothic" style:font-pitch="variable"/>
    <style:font-face style:name="ＭＳ Ｐゴシック" svg:font-family="'ＭＳ Ｐゴシック'" style:font-pitch="variable"/>
    <style:font-face style:name="Calibri4" svg:font-family="Calibri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 Narrow2" svg:font-family="'Arial Narrow'" style:font-family-generic="roma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Arial Narrow3" svg:font-family="'Arial Narrow'" style:font-family-generic="swiss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106" draw:display-name="msArrowOpenEnd 5 106" svg:viewBox="0 0 350 350" svg:d="M175 0l175 275-75 75-50-75v75h-100v-75l-50 75-75-75z"/>
    <draw:stroke-dash draw:name="Dashed_20__28_var_29__20_4" draw:display-name="Dashed (var) 4" draw:style="round" draw:dots1="1" draw:dots1-length="71%" draw:distance="71%"/>
    <draw:stroke-dash draw:name="Dashed_20__28_var_29__20_5" draw:display-name="Dashed (var) 5" draw:style="round" draw:dots1="1" draw:dots1-length="71%" draw:distance="213%"/>
    <draw:stroke-dash draw:name="Dashed_20__28_var_29__20_6" draw:display-name="Dashed (var) 6" draw:style="round" draw:dots2="1" draw:dots2-length="284%" draw:distance="213%"/>
    <draw:stroke-dash draw:name="Dashed_20__28_var_29__20_7" draw:display-name="Dashed (var) 7" draw:style="round" draw:dots2="1" draw:dots2-length="2030%" draw:distance="147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3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.385cm" fo:min-width="24.9cm" fo:padding-top="0.125cm" fo:padding-bottom="0.125cm" fo:padding-left="0.25cm" fo:padding-right="0.25cm" fo:wrap-option="no-wrap"/>
    </style:style>
    <style:style style:name="Mgr7" style:family="graphic" style:parent-style-name="standard" style:list-style-name="ML4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31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31cm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31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990000"/>
      <style:paragraph-properties fo:text-align="start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11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imes New Roman2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 Narrow1" fo:font-size="10pt" fo:letter-spacing="normal" fo:font-style="normal" style:text-underline-style="none" fo:font-weight="bold" style:font-name-asian="ＭＳ Ｐゴシック1" style:font-size-asian="10pt" style:font-style-asian="normal" style:font-weight-asian="bold" style:font-name-complex="ＭＳ Ｐゴシック1" style:font-size-complex="1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5.397cm" svg:height="0.63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7cm" svg:height="0.756cm" svg:x="23.876cm" svg:y="-0.124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8cm" svg:height="0.672cm" svg:x="24.015cm" svg:y="18.366cm">
        <text:p text:style-name="MP6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2.858cm" svg:height="3.179cm" svg:x="1.27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5.397cm" svg:height="0.63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7cm" svg:height="0.756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8cm" svg:height="0.672cm" svg:x="24.015cm" svg:y="18.366cm">
        <text:p text:style-name="MP6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12.68cm" svg:height="0.672cm" svg:x="0.071cm" svg:y="18.415cm">
        <text:p text:style-name="MP6"><text:span text:style-name="MT3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313cm" svg:height="9.985cm" svg:x="3.485cm" svg:y="2.023cm" presentation:class="page"/>
        <draw:frame presentation:style-name="Blank_20_Slide-notes" draw:layer="backgroundobjects" svg:width="16.227cm" svg:height="11.982cm" svg:x="2.028cm" svg:y="12.649cm" presentation:class="notes" presentation:placeholder="true">
          <draw:text-box/>
        </draw:frame>
        <draw:frame presentation:style-name="Mpr3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Rectangle 8" draw:style-name="Mgr6" draw:text-style-name="MP8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7" draw:text-style-name="MP10" draw:layer="backgroundobjects" svg:width="1.699cm" svg:height="0.758cm" svg:x="23.876cm" svg:y="-0.075cm">
        <text:p text:style-name="MP9"><text:span text:style-name="MT4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svg:width="1.9cm" svg:height="0.744cm" svg:x="24.015cm" svg:y="18.366cm">
        <text:p text:style-name="MP9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2" draw:layer="backgroundobjects" svg:width="21.088cm" svg:height="2.116cm" svg:x="0.992cm" svg:y="1.21cm" presentation:class="title" presentation:user-transformed="true">
        <draw:text-box>
          <text:p text:style-name="MP11"><text:span text:style-name="MT6">Click to edit Master title style</text:span></text:p>
        </draw:text-box>
      </draw:frame>
      <draw:frame draw:name="Content Placeholder 2" presentation:style-name="Mpr6" draw:text-style-name="MP15" draw:layer="backgroundobjects" svg:width="21.933cm" svg:height="13.81cm" svg:x="1.102cm" svg:y="3.784cm" presentation:class="outline" presentation:user-transformed="true">
        <draw:text-box>
          <text:list text:style-name="ML3">
            <text:list-item>
              <text:p text:style-name="MP13"><text:span text:style-name="MT7">Click to edit Master text styles</text:span></text:p>
              <text:list>
                <text:list-item>
                  <text:p text:style-name="MP14"><text:span text:style-name="MT8">Second level</text:span></text:p>
                  <text:list>
                    <text:list-item>
                      <text:p text:style-name="MP14"><text:span text:style-name="MT8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7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0-13T14:55:16</meta:creation-date>
    <meta:initial-creator>Markus Pueschel</meta:initial-creator>
    <dc:description>Redesign of slides created by Randal E. Bryant and David R. O'Hallaron</dc:description>
    <dc:language>en</dc:language>
    <meta:print-date>2013-10-10T00:06:34</meta:print-date>
    <dc:date>2019-10-26T09:56:03.701327561</dc:date>
    <meta:editing-cycles>656</meta:editing-cycles>
    <dc:title>Introduction to Computer Systems 15-213/18-243, spring 2009</dc:title>
    <meta:editing-duration>P8DT14H34M54S</meta:editing-duration>
    <meta:generator>LibreOffice/6.2.6.2$Linux_X86_64 LibreOffice_project/20$Build-2</meta:generator>
    <meta:document-statistic meta:object-count="537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7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4</meta:user-defined>
    <meta:template xlink:type="simple" xlink:actuate="onRequest" xlink:title="template2007" xlink:href=""/>
  </office:meta>
</office:document-meta>
</file>